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fo:background-color="#00ff00"/>
    </style:style>
    <style:style style:name="P3" style:family="paragraph" style:parent-style-name="Preformatted_20_Text">
      <style:paragraph-properties fo:text-indent="1.251cm" style:auto-text-indent="false"/>
      <style:text-properties fo:background-color="#00ff00"/>
    </style:style>
    <style:style style:name="P4" style:family="paragraph" style:parent-style-name="Preformatted_20_Text" style:master-page-name="MP0">
      <style:paragraph-properties style:page-number="auto" fo:break-before="page"/>
    </style:style>
    <style:style style:name="P5" style:family="paragraph" style:parent-style-name="Preformatted_20_Text">
      <style:text-properties officeooo:paragraph-rsid="0004fe0c"/>
    </style:style>
    <style:style style:name="P6" style:family="paragraph" style:parent-style-name="Preformatted_20_Text">
      <style:text-properties officeooo:paragraph-rsid="0005417b"/>
    </style:style>
    <style:style style:name="P7" style:family="paragraph" style:parent-style-name="Preformatted_20_Text">
      <style:text-properties officeooo:paragraph-rsid="0006adca"/>
    </style:style>
    <style:style style:name="P8" style:family="paragraph" style:parent-style-name="Preformatted_20_Text">
      <style:text-properties officeooo:paragraph-rsid="000893a2"/>
    </style:style>
    <style:style style:name="P9" style:family="paragraph" style:parent-style-name="Preformatted_20_Text">
      <style:text-properties officeooo:paragraph-rsid="00094d78"/>
    </style:style>
    <style:style style:name="P10" style:family="paragraph" style:parent-style-name="Preformatted_20_Text">
      <style:text-properties officeooo:paragraph-rsid="000b3934"/>
    </style:style>
    <style:style style:name="P11" style:family="paragraph" style:parent-style-name="Preformatted_20_Text">
      <style:text-properties officeooo:paragraph-rsid="000b65d9"/>
    </style:style>
    <style:style style:name="P12" style:family="paragraph" style:parent-style-name="Preformatted_20_Text">
      <style:text-properties officeooo:paragraph-rsid="000c1103"/>
    </style:style>
    <style:style style:name="T1" style:family="text">
      <style:text-properties fo:background-color="#ffff00" loext:char-shading-value="0"/>
    </style:style>
    <style:style style:name="T2" style:family="text">
      <style:text-properties fo:background-color="#00ff00" loext:char-shading-value="0"/>
    </style:style>
    <style:style style:name="T3" style:family="text">
      <style:text-properties fo:background-color="#00ffff" loext:char-shading-value="0"/>
    </style:style>
    <style:style style:name="T4" style:family="text">
      <style:text-properties style:font-name="MS Gothic" style:font-name-asian="MS Gothic"/>
    </style:style>
    <style:style style:name="T5" style:family="text">
      <style:text-properties officeooo:rsid="0005417b"/>
    </style:style>
    <style:style style:name="T6" style:family="text">
      <style:text-properties officeooo:rsid="000893a2"/>
    </style:style>
    <style:style style:name="T7" style:family="text">
      <style:text-properties officeooo:rsid="000c11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text:p>
      <text:p text:style-name="Preformatted_20_Text">%-----------------------------------</text:p>
      <text:p text:style-name="Preformatted_20_Text"><text:span text:style-name="Absatz-Standardschriftart"><text:span text:style-name="T1">% https://digital.slub-dresden.de/data/kitodo/BibltojeZ_478590679/BibltojeZ_478590679_tif/jpegs/00001387.tif.large.jpg</text:span></text:span></text:p>
      <text:p text:style-name="Preformatted_20_Text">%-----------------------------------------------------------</text:p>
      <text:p text:style-name="Preformatted_20_Text"/>
      <text:p text:style-name="P2">kapitl((Sćenje swjateho Lukaša))</text:p>
      <text:p text:style-name="P2"/>
      <text:p text:style-name="P2">staw((Prěni staw))</text:p>
      <text:p text:style-name="P2"/>
      <text:p text:style-name="Preformatted_20_Text"><text:span text:style-name="Absatz-Standardschriftart"><text:span text:style-name="T2">detail((Janowy narod a dźěćatstwo))</text:span></text:span></text:p>
      <text:p text:style-name="Preformatted_20_Text"/>
      <text:p text:style-name="Preformatted_20_Text">%-----------------------------------------------------------</text:p>
      <text:p text:style-name="Preformatted_20_Text"/>
      <text:p text:style-name="Preformatted_20_Text">1. Dokelž jich wjele sebi su k rucy wzali, zo bychu po rjadu stajili te ryče wot tych wěcow, kotrež su so bjez nami zawěsće stałe;</text:p>
      <text:p text:style-name="Preformatted_20_Text"/>
      <text:p text:style-name="Preformatted_20_Text">2. Jako nam te same su ći podali, kotřiž wot spočatka je sami su widźili a su słužomnicy teho słowa byli;</text:p>
      <text:p text:style-name="Preformatted_20_Text"/>
      <text:p text:style-name="Preformatted_20_Text">3. Sym ja to tež za dobre póznał, za tym jako ja wšitko wot spočatka sym wobhonił, zo bych je tebi, mój dobry Teophile, swěrnje a po rjadu pisał. ref((Jap. zk. 1, 1.))</text:p>
      <text:p text:style-name="Preformatted_20_Text"/>
      <text:p text:style-name="Preformatted_20_Text">4. So by ty wěstosć teje wučby zhonił, w kotrejž ty rozwučeny sy.</text:p>
      <text:p text:style-name="Preformatted_20_Text"/>
      <text:p text:style-name="Preformatted_20_Text">5. W času Herodaša, teho krala židowskeje zemje, běše jedyn měšnik, z mjenom Zacharias, z Abiasoweho rjada, a jeho mandźelska běše wot Aaronowych dźowkow a jeje mjeno Hilža. ref((Mat. 2, 1. 1 Kron. 25, 10.))</text:p>
      <text:p text:style-name="Preformatted_20_Text"/>
      <text:p text:style-name="Preformatted_20_Text">6. Wobaj pak běštaj sprawnaj před Bohom a chodźeštaj po wšitkich přikaznjach a wustajenjach teho Knjeza bjez poroka. ref((Hiob. 1, 1. 8.))</text:p>
      <text:p text:style-name="Preformatted_20_Text"/>
      <text:p text:style-name="Preformatted_20_Text">7. A wonaj njeměještaj žaneho dźěsća; přetož Hilža běše njepłódna, a wobaj so běštaj zestariłaj.</text:p>
      <text:p text:style-name="Preformatted_20_Text"/>
      <text:p text:style-name="Preformatted_20_Text">8. Sta so pak, jako wón měšniskeho hamta pytaše před Bohom, w času swojeho rjada,</text:p>
      <text:p text:style-name="Preformatted_20_Text"/>
      <text:p text:style-name="Preformatted_20_Text">9. Po wašnju teho měšnistwa, a nětk na nim běše, zo by kadźił, a do templa teho Knjeza šoł bě, ref((2 Mójz. 30, 7.))</text:p>
      <text:p text:style-name="Preformatted_20_Text"/>
      <text:p text:style-name="Preformatted_20_Text">10. A cyła zhromadźizna teho luda wonka běše, modleše so k Bohu w štundźe teho kadźenja; ref((3 Mójz. 16, 17. 1 Kral. 7, 12.))</text:p>
      <text:p text:style-name="Preformatted_20_Text"/>
      <text:p text:style-name="Preformatted_20_Text">11. Tuž so jemu teho Knjeza jandźel zjewi, stejacy k prawej stronje wołtarja, na kotrymž kadźachu. ref((2 Mójz. 30, 1.))</text:p>
      <text:p text:style-name="Preformatted_20_Text"/>
      <text:p text:style-name="Preformatted_20_Text">12. A jako Zacharias jeho wuhlada, stróži wón so, a bojosć padźe na njeho.</text:p>
      <text:p text:style-name="Preformatted_20_Text"/>
      <text:p text:style-name="Preformatted_20_Text">13. Ale tón jandźel rjeknu k njemu: Njebój so, cachariaso, přetož twoja modlitwa je wusłyšana, a twoja mandźelska Hilža budźe tebi syna porodźić, teho mjeno dyrbiš Jan narjeknyć. ref((Jap. zk. 10, 31.))</text:p>
      <text:p text:style-name="Preformatted_20_Text"/>
      <text:p text:style-name="Preformatted_20_Text">14. A z teho směješ ty radosć a wjesele, a wjele budźe so jeho naroda zwjeselić. ref((Scht. 58.))</text:p>
      <text:p text:style-name="Preformatted_20_Text"/>
      <text:p text:style-name="Preformatted_20_Text">15. Přetož wón budźe wulki před Knjezom. Wino a sylne piće njebudźe wón pić, a budźe hnydom wot swojeho maćerneho žiwota ze swjatym Duchom napjelnjeny.</text:p>
      <text:p text:style-name="Preformatted_20_Text"/>
      <text:p text:style-name="Preformatted_20_Text">16. A wón budźe wjele Israelskich dźěći k Bohu, jich Knjezej, wobroćić.</text:p>
      <text:p text:style-name="Preformatted_20_Text"/>
      <text:p text:style-name="P5">17. A wón prjedy njeho póńdźe w duchu a w mocy Eliasa, zo by wobroćił te wutroby <text:soft-page-break/>wótcow k dźěćom a njewěrnych k mudrosći tych prawych, zo by Knjezej hotowy lud přihotował. ref(( Mat. 11, 14.))</text:p>
      <text:p text:style-name="Preformatted_20_Text"/>
      <text:p text:style-name="P5">18. A Zacharias dźeše k temu jandźelej: Na čim mam ja to póznać? Přetož ja sym stary a moja žona je lětna. ref((1 Mójz. 17, 17.))</text:p>
      <text:p text:style-name="Preformatted_20_Text"/>
      <text:p text:style-name="P6">19. Tón jandźel pak wotmołwi a dźeše k njemu: Ja sym Gabriel, kiž před Bohom steju, a sym pósłany, zo bych z tobu rěčał a tebi to dobre připowjedźił; ref((Dan. 8, 16. St. 9, 21. 1 Krał. 17, 1.))</text:p>
      <text:p text:style-name="Preformatted_20_Text"/>
      <text:p text:style-name="Preformatted_20_Text">20. A hlaj, ty budźeš woněmić a njebudźeš móc rěčeć, hač do teho dnja, w kotrymž so te wěcy budźa stać, teho dla, zo ty mojim rěčam njejsy wěrił, kotrež dopjelnjene budźa w swojim času.</text:p>
      <text:p text:style-name="Preformatted_20_Text"/>
      <text:p text:style-name="Preformatted_20_Text">21. Tón lud pak wočakowaše Cachariasa a dźiwaše so, zo wón so dotal w templu komdźeše.</text:p>
      <text:p text:style-name="Preformatted_20_Text"/>
      <text:p text:style-name="Preformatted_20_Text">22. A jako wón wuńdźe, njemóžeše wón z nimi rěčeć. A woni zrozumichu, zo wón w cyrkwi je widźenje widźił; přetož wón jim kiwaše a wosta něm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88.tif.large.jpg</text:span></text:span></text:p>
      <text:p text:style-name="Preformatted_20_Text">%-----------------------------------------------------------</text:p>
      <text:p text:style-name="Preformatted_20_Text"/>
      <text:p text:style-name="P6">23. A sta so, jako tón čas jeho hamta bě wušoł, woteńdźe wón do swojeho doma. ref((Scht. 39. Joz. 21, 11.))</text:p>
      <text:p text:style-name="Preformatted_20_Text"/>
      <text:p text:style-name="Preformatted_20_Text">24. A po tych dnjach pak podja Hilža, jeho mandźelska, a potaji so pjeć měsacow a dźeše:</text:p>
      <text:p text:style-name="Preformatted_20_Text"/>
      <text:p text:style-name="Preformatted_20_Text">25. Tak je mi tón Knjez činił w tych dnjach, jako wón na mnje je pohladał, zo by wón moju hanibu bjez ludźimi preč wzał.</text:p>
      <text:p text:style-name="Preformatted_20_Text"/>
      <text:p text:style-name="Preformatted_20_Text">%-----------------------------------------------------------</text:p>
      <text:p text:style-name="Preformatted_20_Text"/>
      <text:p text:style-name="Preformatted_20_Text"><text:span text:style-name="Absatz-Standardschriftart"><text:span text:style-name="T3">detail((Sćenje na Marine připowědanje.))</text:span></text:span></text:p>
      <text:p text:style-name="Preformatted_20_Text"/>
      <text:p text:style-name="Preformatted_20_Text">%-----------------------------------------------------------</text:p>
      <text:p text:style-name="Preformatted_20_Text"/>
      <text:p text:style-name="Preformatted_20_Text">26. <text:span text:style-name="Absatz-Standardschriftart"><text:span text:style-name="T4">[</text:span></text:span>A w šestym měsacu pak bě jandźel Gabriel pósłany wot Boha do Galilejskeho města, kotremuž rěkaju Nacaret,</text:p>
      <text:p text:style-name="Preformatted_20_Text"/>
      <text:p text:style-name="P6">27. K jenej knježnje, kotraž slubjena běše mužej, z mjenom Jozef, z Davidoweho doma; a tej knježnje rěkachu Marja. ref((Mat. 1, 18. Luk. 2, 5.))</text:p>
      <text:p text:style-name="Preformatted_20_Text"/>
      <text:p text:style-name="Preformatted_20_Text">28. A tón jandźel zańdźe k njej nutř a dźeše: Strowa budź, ty z hnadu wobdarjena; tón Knjez je z tobu, ty požohnowana bjez tymi žónskimi.</text:p>
      <text:p text:style-name="Preformatted_20_Text"/>
      <text:p text:style-name="Preformatted_20_Text">29. Jako pak wona jeho wuhlada, stróži so wona na jeho rěči a pomysli sebi: Kajke je to strowjenje?</text:p>
      <text:p text:style-name="Preformatted_20_Text"/>
      <text:p text:style-name="Preformatted_20_Text">30. A tón jandźel dźeše k njej: Njebój so, Marja, ty sy hnadu pola Boha namakała.</text:p>
      <text:p text:style-name="Preformatted_20_Text"/>
      <text:p text:style-name="P6">31. Hlaj, ty budźeš samodruha w žiwoće a budźeš syna porodźić, teho mjenu dyrbiš Jezus narjec; ref((Jez. 7, 14 Mat. 1,21))</text:p>
      <text:p text:style-name="Preformatted_20_Text"/>
      <text:p text:style-name="P6">32. Tón budźe wulki a Syn teho najwyšeho mjenowany; a Bóh tón Knjez budźe jemu tón stoł jeho wótca Dawida dać; ref((Jez. o, 7. 2 Sam. 7, 12.))</text:p>
      <text:p text:style-name="Preformatted_20_Text"/>
      <text:p text:style-name="P6">33. A wón budźe z kralom na Jakubowym domje wěčnje, a jeho kralestwa njebudźe žadyn kónc. ref((Dan. 4, 31. St. 7, 14. Mich. 4, 7.))</text:p>
      <text:p text:style-name="Preformatted_20_Text"/>
      <text:p text:style-name="Preformatted_20_Text">34. Marja pak dźeše k jandźelej: Kak móže so to stać, dokelž ja wot žaneho muža ničo njewěm?</text:p>
      <text:p text:style-name="Preformatted_20_Text"/>
      <text:p text:style-name="P6">35. A tón jandźel wotmołwi a dźeše k njej: Tón swjaty Duch budźe na tebje přińć, a ta móc teho najwyšeho budźe će wobchłódkować; teho dla tež to swjate, kotrež so wot tebje budźe narodźić, budźe Boži Syn mjenowany. ref((Mat. 1, 18. 20. Dan. 9, 24.))</text:p>
      <text:p text:style-name="Preformatted_20_Text"/>
      <text:p text:style-name="P6">36. A hlaj, Hilža, twoja přećelnica, je tež samodruha ze synom na swoje stare dny a chodźi nětk w šestym měsacu, wot kotrejež so rěči, zo njepłódna je. ref((Jez. 54, 6.))</text:p>
      <text:p text:style-name="Preformatted_20_Text"/>
      <text:p text:style-name="P6">37. Přetož pola Boha njeje žana wěc njemóžna. ref((1 Mójz. 18, 14. Hiob. 42, 2. Pz. 135, 5. Jer. 32, 17. 27. Sach. 8, 6.))</text:p>
      <text:p text:style-name="Preformatted_20_Text"/>
      <text:p text:style-name="Preformatted_20_Text">38. Marja pak dźeše: Hlaj, ja sym Knjezowa dźowka; mi so stań, kaž ty prajił sy. A tón jandźel woteńdźe wot njeje.<text:span text:style-name="Absatz-Standardschriftart"><text:span text:style-name="T4">]</text:span></text:span></text:p>
      <text:p text:style-name="Preformatted_20_Text"/>
      <text:p text:style-name="P6"><text:soft-page-break/>39. Marja pak postanu w tych dnjach a dźěše spěšnje po horach k městu Judowemu. ref((Joz 21, 11))</text:p>
      <text:p text:style-name="Preformatted_20_Text"/>
      <text:p text:style-name="Preformatted_20_Text">40. A přińdźe do doma Zachariasoweho a postrowi Hilžu.</text:p>
      <text:p text:style-name="Preformatted_20_Text"/>
      <text:p text:style-name="Preformatted_20_Text">41. A poda so, jako Hilža Marine postrowjenje słyšeše, poskoči to dźěćatko we jejnym žiwoće. AHilža bu ze swjatym Duchom napjelnjena,</text:p>
      <text:p text:style-name="Preformatted_20_Text"/>
      <text:p text:style-name="P6">42. A zawoła z wulkim hłosom a dźeše: Požohnowana sy ty bjez tymi žónskimi, a požohnowany je tón płód twojeho žiwota. ref((Scht. 28. Kn. sudn. 5, 24.))</text:p>
      <text:p text:style-name="Preformatted_20_Text"/>
      <text:p text:style-name="Preformatted_20_Text">43. A z wotkal mi to, zo ta mać mojeho Knjeza ke mni přińdźe?</text:p>
      <text:p text:style-name="Preformatted_20_Text"/>
      <text:p text:style-name="Preformatted_20_Text">44. Přetož hlaj, jako ja tón hłós twojeho postrowjenja słyšach, poskoči to dźěćatko z wjeselom w mojim žiwoće.</text:p>
      <text:p text:style-name="Preformatted_20_Text"/>
      <text:p text:style-name="P6">45. A zbóžna sy ty, kiž sy wěriła; přetož wone budźe dokonjane, štož ći prajene je wot teho Knjeza. ref((St. 11, 28.))</text:p>
      <text:p text:style-name="Preformatted_20_Text"/>
      <text:p text:style-name="Preformatted_20_Text">46. A Marja dźeše: Moja duša pozběhuje teho Knjeza,</text:p>
      <text:p text:style-name="Preformatted_20_Text"/>
      <text:p text:style-name="P6">47. A mój duch so wjeseli w Bohu, mojim zbóžniku. ref((1 Sam: 2, 1: Hab. 3, 18.))</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89.tif.large.jpg</text:span></text:span></text:p>
      <text:p text:style-name="Preformatted_20_Text">%-----------------------------------------------------------</text:p>
      <text:p text:style-name="Preformatted_20_Text"/>
      <text:p text:style-name="P6">48. Přetož wón je na swoju hubjenu dźowku pohladał. Hlaj, wot nětk budźa mje za zbóžnu chwalić wšitke narody. ref((Ps. 113, 5. 6. 1 Mójz. 30, 13.))</text:p>
      <text:p text:style-name="Preformatted_20_Text"/>
      <text:p text:style-name="P6">49. Přetož wón je wulke wěcy na mni sčinił, kiž mócny je a kotrehož mjeno swjate je. ref((Ps. 126, 2. 3.))</text:p>
      <text:p text:style-name="Preformatted_20_Text"/>
      <text:p text:style-name="P6">50. A jeho smilnosć traje wot jeneho naroda k druhemu při tych, kotřiž so jeho boja. ref((2 Mójz. 20, 6. St. 34, 6. 7. Ps. 25, 6.))</text:p>
      <text:p text:style-name="Preformatted_20_Text"/>
      <text:p text:style-name="P6">51. Wón wopokazuje móc ze swojim ramjenjom a rozćěri tych, kotřiž hordźi su w swojich wutrobnych myslach. ref((Jez. 51, 9. St. 52, 10. 2 Sam. 22, 28. Ps. 89, 11. Obad. 3, 4. 1 Pětr. 5, 5.))</text:p>
      <text:p text:style-name="Preformatted_20_Text"/>
      <text:p text:style-name="P6">52. Wón storka mócnych ze stołow a pozběhuje ponižnych. ref((Ps. 147, 6. 1 Sam. 2, 7. 8. 2 Sam. 6, 21. 22.))</text:p>
      <text:p text:style-name="Preformatted_20_Text"/>
      <text:p text:style-name="P6">53. Hłódnych napjelni z kubłami, a bohatych wostaji prózdnych. ref((Mat. 5, 3. 6. Jan. 10, 11. Eph. 1, 3.))</text:p>
      <text:p text:style-name="Preformatted_20_Text"/>
      <text:p text:style-name="P6">54. Wón wozmje zaso swojeho słužomnika Israela horje, zo by spominał na smilnosć; ref((Jez. 41, 8. 5 Mójz. 7, 7. 8. Jez. 30, 18.))</text:p>
      <text:p text:style-name="Preformatted_20_Text"/>
      <text:p text:style-name="P6">55. Kaž wón rěčał je k našim wótcam, k Abrahamej a k jeho symjenju wěčnje. ref((1 Mójz. 17, 7. 19. St. 18, 18.))</text:p>
      <text:p text:style-name="Preformatted_20_Text"/>
      <text:p text:style-name="Preformatted_20_Text">56. Marja pak wosta při njej na tři měsacy; a potom wróći so wona zaso do swojeho doma.</text:p>
      <text:p text:style-name="Preformatted_20_Text"/>
      <text:p text:style-name="Preformatted_20_Text">57. A Hilžiny čas dóńdźe, zo porodźić měješe; a wona porodźi syna.</text:p>
      <text:p text:style-name="Preformatted_20_Text"/>
      <text:p text:style-name="Preformatted_20_Text">58. A jejni susodźi a přećeljo słyšachu, zo tón Knjez wulku smilnosć běše nad njej sčinił, a zwjeselichu so z njeju.</text:p>
      <text:p text:style-name="Preformatted_20_Text"/>
      <text:p text:style-name="P6">59. A sta so, na wosmym dnju přińdźechu, zo bychu to dźěćatko wobrězali; a narjeknychu jemu po nanowym mjenje Zacharias. ref((1 Mójz. 17, 12. 3 Mójz. 12, 3.))</text:p>
      <text:p text:style-name="Preformatted_20_Text"/>
      <text:p text:style-name="P6">60. A jeho mać wotmołwi a dźeše: Nic tak, ale jemu dyrbja Jan rěkać. ref((Ps. 107, 9.))</text:p>
      <text:p text:style-name="Preformatted_20_Text"/>
      <text:p text:style-name="Preformatted_20_Text">61. Woni pak dźachu k njej: Wšak nichtó w twojim přećelstwje njeje, kotremuž tak rěkaju.</text:p>
      <text:p text:style-name="Preformatted_20_Text"/>
      <text:p text:style-name="Preformatted_20_Text">62. A woni kiwachu jeho nana, kak by wón jemu chcył dać narjec.</text:p>
      <text:p text:style-name="Preformatted_20_Text"/>
      <text:p text:style-name="Preformatted_20_Text">63. A wón žadaše tafličku, napisa a dźeše: Jan je jeho mjeno. A woni so wšitcy dźiwachu.</text:p>
      <text:p text:style-name="Preformatted_20_Text"/>
      <text:p text:style-name="Preformatted_20_Text">64. A hnydom wotewri so jeho kt a jazyk, a rěčeše a chwaleše Boha.</text:p>
      <text:p text:style-name="Preformatted_20_Text"/>
      <text:p text:style-name="Preformatted_20_Text">65. A bojosć přińdźe na wšitkich jich susodow. A wšitke te powěsće buchu roznjesene po wšěch židowskich horach.</text:p>
      <text:p text:style-name="Preformatted_20_Text"/>
      <text:p text:style-name="P6">66. A wšitcy, kiž to słyšachu, wzachu jo k wutrobje a dźachu: Što měniš ty, zo z teho dźěsća budźe? A Knjezowa ruka běše z nim. ref((Ez 1. 3. St 3,22.))</text:p>
      <text:p text:style-name="Preformatted_20_Text"/>
      <text:p text:style-name="Preformatted_20_Text">%-----------------------------------------------------------</text:p>
      <text:p text:style-name="Preformatted_20_Text"><text:soft-page-break/></text:p>
      <text:p text:style-name="Preformatted_20_Text"><text:span text:style-name="Absatz-Standardschriftart"><text:span text:style-name="T3">detail((Tekst na prěnju njedźelu adwenta. III.))</text:span></text:span></text:p>
      <text:p text:style-name="Preformatted_20_Text"/>
      <text:p text:style-name="Preformatted_20_Text">%-----------------------------------------------------------</text:p>
      <text:p text:style-name="Preformatted_20_Text"/>
      <text:p text:style-name="P6">67. [A jeho nan Zacharias bu ze swjatym Duchom napjelnjeny, wěšćeše a dźeše: ref((2 Pětr. 1, 21.))</text:p>
      <text:p text:style-name="Preformatted_20_Text"/>
      <text:p text:style-name="P6">68. Chwaleny budź tón Knjez, tón Bóh Israelski, přetož wón je doma pytał a wumóhł swój lud; ref((Ps. 41, 14. Pz.72, 18. Mat. 1, 21.))</text:p>
      <text:p text:style-name="Preformatted_20_Text"/>
      <text:p text:style-name="P6">69. A je nam postajił roh teho zboža w domje swojeho słužomnika Dapita; ref((Ps. 132, 17.))</text:p>
      <text:p text:style-name="Preformatted_20_Text"/>
      <text:p text:style-name="P6">70. Kaž wón prajił je přez tón rt swojich swjatych profetow wot spočatka swěta, ref((Jez. 35, 4. Jer. 23, 6.))</text:p>
      <text:p text:style-name="Preformatted_20_Text"/>
      <text:p text:style-name="P6">71. So by nas wumóhł wot našich njepřećelow a z ruki wšitkich, kiž nas hidźa; ref((Pz. 106, 10.))</text:p>
      <text:p text:style-name="Preformatted_20_Text"/>
      <text:p text:style-name="P6">72. So by smilnosć wopokazał našim wótzama spomnił na swój swjaty slub, ref((1 Mójz. 17, 7. 3 Mójz. 26, 42.))</text:p>
      <text:p text:style-name="Preformatted_20_Text"/>
      <text:p text:style-name="P6">73. Ana tupšisahu, kotruž wón je přisahał našemu wótcu Abrahamej, zo wón nam dać chce; ref((1 Mójz. 22, 16. Mich. 7, 20.))</text:p>
      <text:p text:style-name="Preformatted_20_Text"/>
      <text:p text:style-name="P6">74. So bychmy, wumoženi z ruki našich njepřećelow, jemu słužili bjez bojosće swoje žiwe dny, ref((Gal. 1, 4. Tit. 2, 12. 14. Hebr. 9,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0.tif.large.jpg</text:span></text:span></text:p>
      <text:p text:style-name="Preformatted_20_Text">%-----------------------------------------------------------</text:p>
      <text:p text:style-name="Preformatted_20_Text"/>
      <text:p text:style-name="P6">75. W swjatosći a prawdosći, kotraž jemu spodobna je. ref((Kol. 1, 22.))</text:p>
      <text:p text:style-name="Preformatted_20_Text"/>
      <text:p text:style-name="P6">76. A ty dźěćatko budźeš profeta Boha wjeršneho mjenowany; přetož ty prjedy póńdźeš před Knjezom, zo by jeho puće přihotował, ref((Mat. 3, 3.))</text:p>
      <text:p text:style-name="Preformatted_20_Text"/>
      <text:p text:style-name="P6">77. A póznaće teho zboža dał jeho ludu we wodawanju jich hrěchow, ref((Jer. 31, 34.))</text:p>
      <text:p text:style-name="Preformatted_20_Text"/>
      <text:p text:style-name="P6">78. Přez tu wutrobnu smilnosć našeho Boha, z kotrejž k nam je pohladało to schadźenje z wysokosće, ref((4 Mójz. 24, 17. Mal. 4, 2.))</text:p>
      <text:p text:style-name="Preformatted_20_Text"/>
      <text:p text:style-name="P6">79. So by swěćiło tym, kiž pó ćmje a w sćěnu teje smjerće sedźa, a naše nohi wjedł na šćežku teho měra.<text:span text:style-name="Absatz-Standardschriftart"><text:span text:style-name="T4">]</text:span></text:span> ref((Jez. 9, 2.))</text:p>
      <text:p text:style-name="Preformatted_20_Text"/>
      <text:p text:style-name="Preformatted_20_Text">80. To dźěćatko pak rosćeše a posylni so na duchu a běše w pusćinje hač na tón dźeń, hdyž wón před Israelski lud zjawnje stupić měješe.</text:p>
      <text:p text:style-name="Preformatted_20_Text"/>
      <text:p text:style-name="Preformatted_20_Text">%-----------------------------------------------------------</text:p>
      <text:p text:style-name="Preformatted_20_Text"/>
      <text:p text:style-name="P2">kapitl((Sćenje swjateho Lukaša))</text:p>
      <text:p text:style-name="P2"/>
      <text:p text:style-name="P2">staw((2. staw))</text:p>
      <text:p text:style-name="P2"/>
      <text:p text:style-name="P2">detail((Chrystusowy narod, wobrězanje, přinjesenje do templa a rozryčowanje.Janowy narod a dźěćatstwo))</text:p>
      <text:p text:style-name="P2"/>
      <text:p text:style-name="Preformatted_20_Text"><text:span text:style-name="Absatz-Standardschriftart"><text:span text:style-name="T2">detail((Sćenje na Boži dźeń a tekst III.))</text:span></text:span></text:p>
      <text:p text:style-name="Preformatted_20_Text"/>
      <text:p text:style-name="Preformatted_20_Text">%-----------------------------------------------------------</text:p>
      <text:p text:style-name="Preformatted_20_Text"/>
      <text:p text:style-name="Preformatted_20_Text">1. [W tym samym času pak so sta, zo přikaznja wot kejžora Augusta wuńdźe, zo by wšitkón swět zapisany a ćazowany był.</text:p>
      <text:p text:style-name="Preformatted_20_Text"/>
      <text:p text:style-name="Preformatted_20_Text">2. A to zapisanje bě to najprěńše a so sta w tym času, jako žirenius z bohotom w Syriskej běše.</text:p>
      <text:p text:style-name="Preformatted_20_Text"/>
      <text:p text:style-name="Preformatted_20_Text">3. A wšitcy dźěchu, zo bychu so dali ćazować, kóždy do swojeho města.</text:p>
      <text:p text:style-name="Preformatted_20_Text"/>
      <text:p text:style-name="P6">4. Tuž zběhnu so tež Jozef z Galilejskeje, z města Nacareta, do židowskeho kraja, k městu Dawidowemu, kotremuž rěkaju Betlehem, teho dla, zo wón z doma a ze šlachty Dawidoweje běše; ref<text:span text:style-name="T5">((</text:span>Mat. 2, 6. Jan. 7, 42.))</text:p>
      <text:p text:style-name="Preformatted_20_Text"/>
      <text:p text:style-name="Preformatted_20_Text">5. So by so dał zapisać z Marju, swojej slubjenej mandźelskeju, kotraž běše z ćežkim žiwotom.</text:p>
      <text:p text:style-name="Preformatted_20_Text"/>
      <text:p text:style-name="Preformatted_20_Text">6. A jako wonaj tam běštaj, dóńdźe tón čas, zo wona porodźić dyrbješe.</text:p>
      <text:p text:style-name="Preformatted_20_Text"/>
      <text:p text:style-name="P6">7. A wona porodźi swojeho prěńšeho syna a powi jeho do pjeluškow a połoži jeho do žłoba; přetož woni njemějachu hewak žaneho ruma w tej hospodźe. ref((Mat. 1, 25.))</text:p>
      <text:p text:style-name="Preformatted_20_Text"/>
      <text:p text:style-name="Preformatted_20_Text">8. A pastyrjo běchu w tym samym kraju na polu pola hórdow, ći wachowachu w nocy swojeho stadła.</text:p>
      <text:p text:style-name="Preformatted_20_Text"/>
      <text:p text:style-name="Preformatted_20_Text">9. A hlaj, teho Knjeza jandźel přistupi k nim a jasnosć teho Knjeza wobswěći jich; a woni so jara wulcy bojachu.</text:p>
      <text:p text:style-name="Preformatted_20_Text"/>
      <text:p text:style-name="Preformatted_20_Text"><text:soft-page-break/>10. A tón jandźel dźeše k nim: Njebójće so; hlaj, ja připowědam wam wulke wjesele, kotrež wšemu ludu so dostać budźe;</text:p>
      <text:p text:style-name="Preformatted_20_Text"/>
      <text:p text:style-name="Preformatted_20_Text">11. Přetož wam je so dźensa tón zbóžnik narodźił, kotryž je Chrystus tón Knjez w Da-vitowym měsće.</text:p>
      <text:p text:style-name="Preformatted_20_Text"/>
      <text:p text:style-name="Preformatted_20_Text">12. A to mějće za znamjo, wy budźeće dźěćatko namakać z pjeluškami powite a w žłobje ležo.</text:p>
      <text:p text:style-name="Preformatted_20_Text"/>
      <text:p text:style-name="P6">13. A hnydom bě tam pola teho jandźela ta syła njebjeskeho wójska; ći chwalachu Boha a dźachu: ref((Dan. 7, 10.))</text:p>
      <text:p text:style-name="Preformatted_20_Text"/>
      <text:p text:style-name="P6">14. Česć budź Bohu w tej wysokosći, měr na zemi a čłowjekam dobre spodobanje. ref((Jez. 57, 19. Eph. 2, 14. 17.))</text:p>
      <text:p text:style-name="Preformatted_20_Text"/>
      <text:p text:style-name="Preformatted_20_Text">%-----------------------------------------------------------</text:p>
      <text:p text:style-name="Preformatted_20_Text"/>
      <text:p text:style-name="Preformatted_20_Text"><text:span text:style-name="Absatz-Standardschriftart"><text:span text:style-name="T3">detail((Sćenje na druhi swjedźeń hodow a tekst IlI.))</text:span></text:span></text:p>
      <text:p text:style-name="Preformatted_20_Text"/>
      <text:p text:style-name="Preformatted_20_Text">%-----------------------------------------------------------</text:p>
      <text:p text:style-name="Preformatted_20_Text"/>
      <text:p text:style-name="P6">15. <text:span text:style-name="Absatz-Standardschriftart"><text:span text:style-name="T4">[</text:span></text:span>A sta so, jako ći jandźeljo wot nich do njebjes běchu stupili, tuž dźachu ći pastyrjo bjez sobu: Pójmy dha nětk do Betlehema a wohladajmy tu wěc, kiž so stała je a tón Knjez nam k wědźenju je sčinił. ref((2 Mójz. 3, 3.))</text:p>
      <text:p text:style-name="Preformatted_20_Text"/>
      <text:p text:style-name="Preformatted_20_Text">16. A woni přińdźechu chwatajcy a namakachu wobeju, Marju a Jo zepha, k temu tež to dźěćatko w žłobje ležo.</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1.tif.large.jpg</text:span></text:span></text:p>
      <text:p text:style-name="Preformatted_20_Text">%-----------------------------------------------------------</text:p>
      <text:p text:style-name="Preformatted_20_Text"/>
      <text:p text:style-name="P6">17. Jako woni to same pak běchu widźili, roznjesechu woni to słowo, kotrež woni wot teho dźěsća běchu słyšeli. ref((Scht. 10. 11.))</text:p>
      <text:p text:style-name="Preformatted_20_Text"/>
      <text:p text:style-name="Preformatted_20_Text">18. A wšitcy, kiž to słyšachu, dźiwachu so tych wěcow, kotrež jim ći pastyrjo běchu prajili.</text:p>
      <text:p text:style-name="Preformatted_20_Text"/>
      <text:p text:style-name="P6">19. Marja pak schowa wšitke te same słowa a rozpomni je w swojej wutrobje. ref((Scht. 51.))</text:p>
      <text:p text:style-name="Preformatted_20_Text"/>
      <text:p text:style-name="Preformatted_20_Text">20. A ći pastyrjo so zaso wróćichu, česćachu a chwalachu Boha za wšitko, štož běchu słyšeli a widźili, kaž tež k nim prajene běš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Sćenje na nowe lěto.))</text:span></text:span></text:p>
      <text:p text:style-name="Preformatted_20_Text"/>
      <text:p text:style-name="Preformatted_20_Text">%-----------------------------------------------------------</text:p>
      <text:p text:style-name="Preformatted_20_Text"/>
      <text:p text:style-name="P6">21. <text:span text:style-name="Absatz-Standardschriftart"><text:span text:style-name="T4">[</text:span></text:span>A jako so wósom dnjow dopjelnješe, zo by to dźěćo wobrězane było, bě jeho mjeno narjeknjene Jezus, kotrež mjenowane běše wot jandźela, prjedy dyžli wón so w maćernym žiwoće podjał bě.<text:span text:style-name="Absatz-Standardschriftart"><text:span text:style-name="T4">]</text:span></text:span> ref((1 Mójz. 17, 15. Luk. 1, 31.))</text:p>
      <text:p text:style-name="Preformatted_20_Text"/>
      <text:p text:style-name="P6">22. A jako so te dny jeju wučisćenja po tym zakonju Mójzasowym dopjelnichu, přinjeseštaj wonaj Jezusa do Jerusalema, zo byštaj jeho temu Knjezej prjódkstajiłaj ref((3 Mójz. 12, 2.))</text:p>
      <text:p text:style-name="Preformatted_20_Text"/>
      <text:p text:style-name="P6">23. (Kaž pisane steji w zakonju teho Knjeza: Wšitko muske, štož so prěńše narodźi, dyrbi temu Knjezej swjećene być); ref((2 Mój. 13, 2.))</text:p>
      <text:p text:style-name="Preformatted_20_Text"/>
      <text:p text:style-name="P6">24. A zo byštaj dałaj tón wopor, jako prajene je w zakonju teho Knjeza, por tujawkow abo dweju młodeju hołbjow. ref((3 Mójz. 12, 8.))</text:p>
      <text:p text:style-name="Preformatted_20_Text"/>
      <text:p text:style-name="Preformatted_20_Text">%-----------------------------------------------------------</text:p>
      <text:p text:style-name="Preformatted_20_Text"/>
      <text:p text:style-name="Preformatted_20_Text"><text:span text:style-name="Absatz-Standardschriftart"><text:span text:style-name="T3">detail((Tekst na třoch kralow. III.))</text:span></text:span></text:p>
      <text:p text:style-name="Preformatted_20_Text"/>
      <text:p text:style-name="Preformatted_20_Text">%-----------------------------------------------------------</text:p>
      <text:p text:style-name="Preformatted_20_Text"/>
      <text:p text:style-name="P6">25. <text:span text:style-name="Absatz-Standardschriftart"><text:span text:style-name="T4">[</text:span></text:span>A hlaj, jedyn čłowjek běše we Jerusalemje, z mjenom Simeon; a tón samy čłowjek běše fromny a bohabojazny a čakaše na Israelski trošt a swjaty Duch bě nad nim. ref((1 Mójz. 5, 29.))</text:p>
      <text:p text:style-name="Preformatted_20_Text"/>
      <text:p text:style-name="Preformatted_20_Text">26. A jemu běše wotmołwjenje wot swjateho Ducha so dostało, zo njebudźe smjerće widźeć, chiba zo by prjedy widźił Chrystusa teho Knjeza.</text:p>
      <text:p text:style-name="Preformatted_20_Text"/>
      <text:p text:style-name="Preformatted_20_Text">27. A wón přińdźe přez nawabjenje teho Ducha do templa. A jako taj staršej Jezusa, to dźěćatko, do templa přinjeseštaj, zo byštaj za njo činiłaj po wašnju teho zakonja;</text:p>
      <text:p text:style-name="Preformatted_20_Text"/>
      <text:p text:style-name="Preformatted_20_Text">28. Wza tež wón jeho na swojej rucy a chwaleše Boha a dźeše:</text:p>
      <text:p text:style-name="Preformatted_20_Text"/>
      <text:p text:style-name="P6">29. Nětk pušćiš twojeho wotročka, Knježe, po twojim słowje, z měrom; ref((1 Mójz. 46, 30.))</text:p>
      <text:p text:style-name="Preformatted_20_Text"/>
      <text:p text:style-name="P6">30. Přetož mojej woči stej twojeho winika widźiłej, ref((St 3, 6.))</text:p>
      <text:p text:style-name="Preformatted_20_Text"/>
      <text:p text:style-name="P6"><text:soft-page-break/>31. Zateho didotewat sy přede wšitkimi ludźimi, ref((Jez. 11, 10. St. 49, 6.))</text:p>
      <text:p text:style-name="Preformatted_20_Text"/>
      <text:p text:style-name="P6">32. Swětło k rozswěćenju tych pohanow a k chwalbje twojeho Israelskeho luda.<text:span text:style-name="Absatz-Standardschriftart"><text:span text:style-name="T4">]</text:span></text:span> ref((Jez. 42, 6. St. 49, 6.))</text:p>
      <text:p text:style-name="Preformatted_20_Text"/>
      <text:p text:style-name="Preformatted_20_Text">%-----------------------------------------------------------</text:p>
      <text:p text:style-name="Preformatted_20_Text"/>
      <text:p text:style-name="Preformatted_20_Text"><text:span text:style-name="Absatz-Standardschriftart"><text:span text:style-name="T3">detail((Sćenje na njedźelu po nowym lěće.))</text:span></text:span></text:p>
      <text:p text:style-name="Preformatted_20_Text"/>
      <text:p text:style-name="Preformatted_20_Text">%-----------------------------------------------------------</text:p>
      <text:p text:style-name="Preformatted_20_Text"/>
      <text:p text:style-name="Preformatted_20_Text">33. [Jozef pak a jeho mać dźiwaštaj so teho, štož wot njeho rěčane bě.</text:p>
      <text:p text:style-name="Preformatted_20_Text"/>
      <text:p text:style-name="P6">34. A Simeon požohnowa jich a dźeše k Marji, jeho maćeri: Hlaj, tón budźe postajeny k padu a k horjestaću jich wjele we Israelu a k znamjenju, přećiwo kotremuž so rěčeć budźe, ref((Jez. 8, 14. St. 28, 16. Mat. 21, 42. Rom. 9, 33.))</text:p>
      <text:p text:style-name="Preformatted_20_Text"/>
      <text:p text:style-name="Preformatted_20_Text">35. (A budźe so mječ přez twoju dušu drěć), zo bychu wjele wutrobow pomyslenja zjawne byłe.</text:p>
      <text:p text:style-name="Preformatted_20_Text"/>
      <text:p text:style-name="Preformatted_20_Text">36. A jena profećina běše, Hana, Phanuelowa dźowka, z Azarskeje šlachty, kiž bě habn wobstarna a bě w mandźelstwje ze swojim mužom była sydom lět po swojim knježnistwje,</text:p>
      <text:p text:style-name="Preformatted_20_Text"/>
      <text:p text:style-name="Preformatted_20_Text">37. A bě z wudowu na wósom dezac a štyri lět; ta njepřińdźe nihdy wot templa a słužeše Bohu z posćenjom a z modlenjom w nocy a wodnjo.</text:p>
      <text:p text:style-name="Preformatted_20_Text"/>
      <text:p text:style-name="Preformatted_20_Text">38. Ta sama přistupi tež tam w tej samej štundźe, chwaleše zjawnje teho Knjeza a rěčeše wot njeho k wšitkim, kiž we Jerusalemje na to wumoženje čakachu.</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2.tif.large.jpg</text:span></text:span></text:p>
      <text:p text:style-name="Preformatted_20_Text">%-----------------------------------------------------------</text:p>
      <text:p text:style-name="Preformatted_20_Text"/>
      <text:p text:style-name="Preformatted_20_Text">39. A jako wonaj wšitko dokonjałaj běštaj po zakonju teho Knjeza, wróćištaj so wonaj zaso do Galilejskeje k swojemu městu Nacaretu.</text:p>
      <text:p text:style-name="Preformatted_20_Text"/>
      <text:p text:style-name="P6">40. Ale to dźěćatko rosćeše a bě mócne w Duchu, połne mudrosće; a Boža hnada běše nad nim.<text:span text:style-name="Absatz-Standardschriftart"><text:span text:style-name="T4">]</text:span></text:span> ref((Scht: 52. St. 1, 80.))</text:p>
      <text:p text:style-name="Preformatted_20_Text">%-----------------------------------------------------------</text:p>
      <text:p text:style-name="Preformatted_20_Text"/>
      <text:p text:style-name="Preformatted_20_Text"><text:span text:style-name="Absatz-Standardschriftart"><text:span text:style-name="T3">detail((Sćenje na prěnju njedźe po třoch kralach.))</text:span></text:span></text:p>
      <text:p text:style-name="Preformatted_20_Text"/>
      <text:p text:style-name="Preformatted_20_Text">%-----------------------------------------------------------</text:p>
      <text:p text:style-name="Preformatted_20_Text"/>
      <text:p text:style-name="P6">41. <text:span text:style-name="Absatz-Standardschriftart"><text:span text:style-name="T4">[</text:span></text:span>A jeho staršej pak chodźeštaj kóžde lěto do Jerusalema na jutrowny róčny čas. ref((2 Mójz. 34, 23.))</text:p>
      <text:p text:style-name="Preformatted_20_Text"/>
      <text:p text:style-name="Preformatted_20_Text">42. A jako wón dwanaće lět stary bě, dźěchu woni do Jerusalema horje po wašnju teho róčneho časa.</text:p>
      <text:p text:style-name="Preformatted_20_Text"/>
      <text:p text:style-name="Preformatted_20_Text">43. A jako te dny dokonjane běchu a wonaj so dom wróćištaj, wosta to dźěćo Jezus we Jerusalemje, a Jozef a jeho mać to njewědźeštaj.</text:p>
      <text:p text:style-name="Preformatted_20_Text"/>
      <text:p text:style-name="Preformatted_20_Text">44. Wonaj sebi pak pomysliše taj, zo snadź je bjez towaršemi, a přińdźeštaj wo jeneho dnja puć a pytaštaj jeho bjez přećelemi a znajomnymi.</text:p>
      <text:p text:style-name="Preformatted_20_Text"/>
      <text:p text:style-name="Preformatted_20_Text">45. Jako pak jeho njenamakaštaj, wróćištaj so, jeho pytajcy k Jeruzalemu.</text:p>
      <text:p text:style-name="Preformatted_20_Text"/>
      <text:p text:style-name="Preformatted_20_Text">46. A sta so po třoch dnjach, namakaštaj jeho w templu sedźo srjedźa bjez wučerjemi, zo wón jich posłuchaše a jich woprašowaše.</text:p>
      <text:p text:style-name="Preformatted_20_Text"/>
      <text:p text:style-name="P6">47. A wšitcy, kiž na njeho posłuchachu, dźiwachu so jeho rozuma a jeho wotmołwjenja. ref((Mat. 7, 28. Mark. 1, 22.))</text:p>
      <text:p text:style-name="Preformatted_20_Text"/>
      <text:p text:style-name="Preformatted_20_Text">48. A hdyž wonaj jeho wuhladaštaj, dźiwaštaj so njemóžnje. A jeho mać dźeše k njemu: Mój syno, čoho dla sy ty namaj tak sčinił? Hlaj, twój nan a ja smój će z tyšnej bolosću pytałaj.</text:p>
      <text:p text:style-name="Preformatted_20_Text"/>
      <text:p text:style-name="Preformatted_20_Text">49. A wón dźeše k nimaj: Što je, zo staj mje pytałaj? Njewěstaj wój, zo ja byćmam w tym, štož mojeho Wótca je?</text:p>
      <text:p text:style-name="Preformatted_20_Text"/>
      <text:p text:style-name="Preformatted_20_Text">50. A wonaj njezrozumištaj to słowo, kotrež wón k nimaj rěčeše.</text:p>
      <text:p text:style-name="Preformatted_20_Text"/>
      <text:p text:style-name="P6">51. A wón dźěše z nimaj dele a přińdźe do Nacareta a běše jimaj podany. A jeho mać schowa wšitke te słowa w swojej wutrobje. ref((1 Mójz. 37, 11.))</text:p>
      <text:p text:style-name="Preformatted_20_Text"/>
      <text:p text:style-name="P6">52. A Jezus přibjeraše na mudrosći a na lětach a na hnadźe |pola Boha a čłowjekow.<text:span text:style-name="Absatz-Standardschriftart"><text:span text:style-name="T4">]</text:span></text:span> ref((1 Sam. 2, 26.))</text:p>
      <text:p text:style-name="Preformatted_20_Text"/>
      <text:p text:style-name="Preformatted_20_Text">%-----------------------------------------------------------</text:p>
      <text:p text:style-name="Preformatted_20_Text"/>
      <text:p text:style-name="P2">kapitl((Sćenje swjateho Lukaša))</text:p>
      <text:p text:style-name="P2"/>
      <text:p text:style-name="P2">staw((3. staw))</text:p>
      <text:p text:style-name="P2"/>
      <text:p text:style-name="Preformatted_20_Text"><text:span text:style-name="Absatz-Standardschriftart"><text:span text:style-name="T2">detail((Janowe pokutne prědowanje a swědčenje wo Chrystusu. Chrystusowa křćeńca. Jozefowa šlachta.))</text:span></text:span></text:p>
      <text:p text:style-name="Preformatted_20_Text"/>
      <text:p text:style-name="Preformatted_20_Text">%-----------------------------------------------------------</text:p>
      <text:p text:style-name="Preformatted_20_Text"><text:soft-page-break/></text:p>
      <text:p text:style-name="Preformatted_20_Text">1. W pjatnatym lěće pak teho kejžorstwa kejžora Tiberiusa, jako Pontius⸗Pilatus běše bohot w židowskej, a Herodas štyri⸗fěršta w Galilejskej, a Philipp, jeho bratr, štyri⸗fěršta we Jturejzkej a w Trachonitiskim kraju, a Lizanias štyri-fěršta we Abilenskej;</text:p>
      <text:p text:style-name="Preformatted_20_Text"/>
      <text:p text:style-name="Preformatted_20_Text">2. W času wyšeju měšnikow Hannasa a Kajphasa: sta so přikaznja Boža k Janej, žachariasowemu synej, w pusćinje.</text:p>
      <text:p text:style-name="Preformatted_20_Text"/>
      <text:p text:style-name="P6">3. A wón přińdźe do wšitkeho wokolneho kraja wokoło Jordana a prědowaše křćenicu teje pokuty, k wodawanju hrěchow; ref((Mat. 3, 1. 2. Mark. 1, 4.))</text:p>
      <text:p text:style-name="Preformatted_20_Text"/>
      <text:p text:style-name="P6">4. Jako steji pisane w knihach tych ryčow Jezajasowych, teho profety, kiž rjeknje: Hłós prědarja je w pusćinje; přihotujće puć teho Knjeza a čińće jeho šćežki rune. ref((Jez. 40, 3. Jan. 1, 23.))</text:p>
      <text:p text:style-name="Preformatted_20_Text"/>
      <text:p text:style-name="Preformatted_20_Text">5. Wšitke dołhy budźa wupjelnjene, a wšitke hory a hórki budźa ponižene; a štož křiwe je, budźe prawe, a štož njerune budźe hładke;</text:p>
      <text:p text:style-name="Preformatted_20_Text"/>
      <text:p text:style-name="Preformatted_20_Text">6. A wšitko ćěło budźe teho zbóžnika Božeho widźeć.</text:p>
      <text:p text:style-name="Preformatted_20_Text"/>
      <text:p text:style-name="P6">7. A wón dźeše k temu ludu, kiž won dźěše, zo by so wot njeho dał křćić: Wy ješćerjowy štrycho, štó je wam pokazał, zo byšće ćekli před tym přichodnym hněwom? ref((Mat. 3, 7.))</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3.tif.large.jpg</text:span></text:span></text:p>
      <text:p text:style-name="Preformatted_20_Text">%-----------------------------------------------------------</text:p>
      <text:p text:style-name="Preformatted_20_Text"/>
      <text:p text:style-name="Preformatted_20_Text">8. Hlajće, čińće dostojne płody teje pokuty; a njerjekńće při sebi: My mamy Abrahama za nana. Přetož ja wam praju: Bóh móže temu Abrahamej z tutych kamjenjow dźěći zbudźić.</text:p>
      <text:p text:style-name="Preformatted_20_Text"/>
      <text:p text:style-name="Preformatted_20_Text">9. Ta sekera je pak nětk hižom k korjenju teho drjewa přiłožena; kotrež drjewo teho dla dobrych płodow njepřinjese, budźe porubane a do wohenja ćisnjene.</text:p>
      <text:p text:style-name="Preformatted_20_Text"/>
      <text:p text:style-name="Preformatted_20_Text">10. A lud jeho wopraša a dźeše: Što dha mamy činić?</text:p>
      <text:p text:style-name="Preformatted_20_Text"/>
      <text:p text:style-name="P6">11. Wón wotmołwi a dźeše k nim: Štóž ma dwě sukni, tón daj temu, kiž žaneje nima; a štóž jědź ma, čiń tež tak. ref((1 Jan. 3, 17.))</text:p>
      <text:p text:style-name="Preformatted_20_Text"/>
      <text:p text:style-name="Preformatted_20_Text">12. Woni pak tež přińdźechu słonicy, zo bychu so dali křćić, a dźachu k njemu: Mištrje, što mamy my činić?</text:p>
      <text:p text:style-name="Preformatted_20_Text"/>
      <text:p text:style-name="Preformatted_20_Text">13. Wón pak dźeše k nim: Njebjerće wjazy, dyžli wam jepoztajene.</text:p>
      <text:p text:style-name="Preformatted_20_Text"/>
      <text:p text:style-name="P6">14., Tehdy woprašachu jeho tež wojacy a dźachu: Štoha mamy my činić? A wón dźeše k nim: Nječińće nikomu křiwdu ani njeprawdu a dajće sebi dosć być na wašej mzdźe. ref((3 Mójz. 19, 13.))</text:p>
      <text:p text:style-name="Preformatted_20_Text"/>
      <text:p text:style-name="Preformatted_20_Text">%-----------------------------------------------------------</text:p>
      <text:p text:style-name="Preformatted_20_Text"/>
      <text:p text:style-name="Preformatted_20_Text"><text:span text:style-name="Absatz-Standardschriftart"><text:span text:style-name="T3">detail((Tekst na 3. njedźelu adwenta. III.))</text:span></text:span></text:p>
      <text:p text:style-name="Preformatted_20_Text"/>
      <text:p text:style-name="Preformatted_20_Text">%-----------------------------------------------------------</text:p>
      <text:p text:style-name="Preformatted_20_Text"/>
      <text:p text:style-name="Preformatted_20_Text">15. [Jako so pak tón lud nadźiješe, a wšitcy w swojich wutrobach sebi myslachu wot Jana, hač wón snadź Chrystus njeje,</text:p>
      <text:p text:style-name="Preformatted_20_Text"/>
      <text:p text:style-name="P6">16. Wotmołwi Jan a dźeše k wšitkim: Ja wšak křću was z wodu; wón pak sylniši za mnu dźe, kotrehož njejsym hódny, zo bych ja te rjemjenje jeho črijow rozwjazał; tón samy budźe was ze swjatym Duchom a z wohenjom křćić; ref((Mat. 3, 11. Mark. 1, 8. Jan. 1, 26. Jap. zk. 1, 5. St. 2, 2. St. 11, 16.))</text:p>
      <text:p text:style-name="Preformatted_20_Text"/>
      <text:p text:style-name="Preformatted_20_Text">17. W kotrehož rucy je tón wějeŕny łopač, a wón budźe swoje huno wučisćić;, a budźe pšeńcu do swojeje bróžnje zhromadźić a te pluwy z wěčnym wohenjom spalić.<text:span text:style-name="Absatz-Standardschriftart"><text:span text:style-name="T4">]</text:span></text:span></text:p>
      <text:p text:style-name="Preformatted_20_Text"/>
      <text:p text:style-name="Preformatted_20_Text">18. A wjele druheho wjazy napominaše a připowědaše wón temu ludu.</text:p>
      <text:p text:style-name="Preformatted_20_Text"/>
      <text:p text:style-name="P6">19. Herodas pak, tón štyrifěršta, jako wón wot njeho bě štrafowany, teje Herodiady, swojeho bratra mandźelskeje, a wšěch tych złych wěcow dla, kiž Herodas činješe, ref((Mat. 14, 3. Mark. 6, 17.))</text:p>
      <text:p text:style-name="Preformatted_20_Text"/>
      <text:p text:style-name="Preformatted_20_Text">20. Połoži wón wyše teho wšitkeho tež Jana do jastwa.</text:p>
      <text:p text:style-name="Preformatted_20_Text"/>
      <text:p text:style-name="P6">21. A sta so, jako so wšitkón. lud da křćić a Jezus tež křćeny bě a k Bohu so modleše, zo so njebjesa wotewrichu; ref((Mat. 3, 16. Mark. 1, 10. Jan. 1, 32.))</text:p>
      <text:p text:style-name="Preformatted_20_Text"/>
      <text:p text:style-name="P6">22. A tón swjaty Duch stupi dele w ćělnym štalće na njeho jako hołb, a hłós přińdźe z njebjes, kiž dźeše: Ty sy mój luby Syn; na tebi mam ja dobre spodobanje. ref((St. 9, 35.))</text:p>
      <text:p text:style-name="Preformatted_20_Text"/>
      <text:p text:style-name="Preformatted_20_Text">23. Wón pak, Jezus, spočawši swój hamt, dźěše do třiceteho lěta a bě dźeržany za syna Jozefoweho, kotryž běše syn Eliowy,</text:p>
      <text:p text:style-name="Preformatted_20_Text"/>
      <text:p text:style-name="Preformatted_20_Text">24. Tón běše syn Matthatowy, tón běše syn Lewiowy, tón běše syn Melchiowy, tón <text:soft-page-break/>běše syn Janowy, tón běše syn Jozefowy,</text:p>
      <text:p text:style-name="Preformatted_20_Text"/>
      <text:p text:style-name="Preformatted_20_Text">25. Tón běše syn Mattathiasowy, tón běše syn Amosowuy, tón běše syn Nahumowy, tón běše syn Esliowy, tón běše syn Nangiowy,</text:p>
      <text:p text:style-name="Preformatted_20_Text"/>
      <text:p text:style-name="Preformatted_20_Text">26. Tón běše syn Maathowy, tón běše syn Mattathiasowy, tón běše syn Semeowuy, tón běše syn Jozefowy, tón běše syn Judowy,</text:p>
      <text:p text:style-name="Preformatted_20_Text"/>
      <text:p text:style-name="Preformatted_20_Text">27. Tón běše syn Johanowy, tón běše syn Reziowy, tón běše syn Zorobabelowy, tón běše syn Salathielowy, tón běše syn Neriowy,</text:p>
      <text:p text:style-name="Preformatted_20_Text"/>
      <text:p text:style-name="Preformatted_20_Text">28. Tón běše syn Melchiowy, tón běše syn Addiowy, tón běše syn Kozamowuy, tón běše syn Elmadamowy, tón běše syn Herow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4.tif.large.jpg</text:span></text:span></text:p>
      <text:p text:style-name="Preformatted_20_Text">%-----------------------------------------------------------</text:p>
      <text:p text:style-name="Preformatted_20_Text"/>
      <text:p text:style-name="Preformatted_20_Text">29. Tón běše syn Jozeowy, tón běše syn Eliezerowy, tón běše syn Jorimowy, tón běše syn Matthatowy,tón běše syn Lewiowy,</text:p>
      <text:p text:style-name="Preformatted_20_Text"/>
      <text:p text:style-name="Preformatted_20_Text">30. Tón běše syn Simeonowy, tón běše syn Judowy, tón běše syn Jozefowy, tón běše syn Jonanowy, tón běše syn Eliakimowy,</text:p>
      <text:p text:style-name="Preformatted_20_Text"/>
      <text:p text:style-name="Preformatted_20_Text">31. Tón běše syn Meleowy, tón běše syn Mainanowuy, tón běše syn Mattathowy, tón běše syn Natanowy, tón běše syn Dapitowy,</text:p>
      <text:p text:style-name="Preformatted_20_Text"/>
      <text:p text:style-name="Preformatted_20_Text">32. Tón běše syn Jesowy, tón běše syn Obedowy, tón běše syn Boasowy, tón běše syn Salmonowy, tón běše syn Nahasowy,</text:p>
      <text:p text:style-name="Preformatted_20_Text"/>
      <text:p text:style-name="Preformatted_20_Text">33. Tón běše syn Aminadabowy, tón běše syn Aramowy, tón běše syn Ezromowy, tón běše syn Pharesowy, tón běše syn Judowy,</text:p>
      <text:p text:style-name="Preformatted_20_Text"/>
      <text:p text:style-name="Preformatted_20_Text">34. Tón běše syn Jakubowy, tón běše syn Izaakowy, tón běše syn Abrahamowy, tón běše syn Tharaowy, tón běše syn Nachorowy,</text:p>
      <text:p text:style-name="Preformatted_20_Text"/>
      <text:p text:style-name="Preformatted_20_Text">35. Tón běše syn Saruchowy, tón běše syn Ragahowuy, tón běše syn Phalekowy, tón běše syn Eberowy, tón běše syn Salaowy,</text:p>
      <text:p text:style-name="Preformatted_20_Text"/>
      <text:p text:style-name="Preformatted_20_Text">36. Tón běše syn Kainanowy, tón běše syn Arfachzadowy, tón běše syn Semowuy, tón běše syn Noachowy, tón běše syn Lamechowy,</text:p>
      <text:p text:style-name="Preformatted_20_Text"/>
      <text:p text:style-name="Preformatted_20_Text">37. Tón běše syn Mathuzalahowy, tón běše syn Enochowy, tón běše syn Jaredowy, tón běše syn Maleleelowy, tón běše syn Kainanowy,</text:p>
      <text:p text:style-name="Preformatted_20_Text"/>
      <text:p text:style-name="P6">38. Tón běše syn Enozowy, tón běše syn Sethowy, tón běše syn Hadamowy, tón běše Boži. ref((1 Mójz. 5, 3.))</text:p>
      <text:p text:style-name="Preformatted_20_Text"/>
      <text:p text:style-name="Preformatted_20_Text">%-----------------------------------------------------------</text:p>
      <text:p text:style-name="Preformatted_20_Text"/>
      <text:p text:style-name="P2">kapitl((Sćenje swjateho Lukaša))</text:p>
      <text:p text:style-name="P2"/>
      <text:p text:style-name="P2">staw((4. staw))</text:p>
      <text:p text:style-name="P2"/>
      <text:p text:style-name="Preformatted_20_Text"><text:span text:style-name="Absatz-Standardschriftart"><text:span text:style-name="T2">detail((Chrystus bu spytowany, prěduje a čini dźiwy.))</text:span></text:span></text:p>
      <text:p text:style-name="Preformatted_20_Text"/>
      <text:p text:style-name="Preformatted_20_Text">%-----------------------------------------------------------</text:p>
      <text:p text:style-name="Preformatted_20_Text"/>
      <text:p text:style-name="P6">1. Jezus pak, połny swjateho Ducha, přińdźe zaso wot Jordana a bu wot Ducha do teje pusćiny wjedźeny, ref((Mat. 4, 1. Mark. 1, 12.))</text:p>
      <text:p text:style-name="Preformatted_20_Text"/>
      <text:p text:style-name="P6">2. A bu štyrcyći dnjow dołho wot djaboła spytany. A njejědźiše ničo w tych samych dnjach; a jako te same běchu skonjane, běše wón potom hłódny. ref((2 Mójz. 34, 28.))</text:p>
      <text:p text:style-name="Preformatted_20_Text"/>
      <text:p text:style-name="Preformatted_20_Text">3. Tón djaboł pak dźeše k njemu: Syli Boži Syn, dha rjekń k tutemu kamjenjej, zo by chlěb był.</text:p>
      <text:p text:style-name="Preformatted_20_Text"/>
      <text:p text:style-name="P6">4. A Jezus wotmołwi a dźeše k njemu: Pisane steji: Čłowjek njeje žiwy wot chlěba sameho, ale wot kóždeho słowa Božeho. ref((5 Mójz. 8, 3.))</text:p>
      <text:p text:style-name="Preformatted_20_Text"/>
      <text:p text:style-name="Preformatted_20_Text">5. A tón djaboł wjedźeše jeho na wysoku horu a pokaza jemu wšitke kralestwa teho cyłeho swěta we wokomiknjenju.</text:p>
      <text:p text:style-name="Preformatted_20_Text"/>
      <text:p text:style-name="Preformatted_20_Text">6. A tón djaboł dźeše k njemu: Tu móc chcu ja tebi wšitku dać a jich krasnosć, <text:soft-page-break/>přetož wona je mi podata a ja dam ju, komuž chcu;</text:p>
      <text:p text:style-name="Preformatted_20_Text"/>
      <text:p text:style-name="Preformatted_20_Text">7. A budźeš-li so přede mnu modlić, budźe wšitko twoje.</text:p>
      <text:p text:style-name="Preformatted_20_Text"/>
      <text:p text:style-name="P6">8. Jezus pak wotmołwi jemu a dźeše: Dźi preč wote mnje, zatanaso; přetož pisane steji: Ty dyrbiš so k Bohu, swojemu Knjezej, modlić a jemu samemu słužić. ref((5 Mójz. 6, 13. St. 10, 12. 20.))</text:p>
      <text:p text:style-name="Preformatted_20_Text"/>
      <text:p text:style-name="Preformatted_20_Text">9. Tuž wjedźeše wón jeho do Jerusalema a postaji jeho na templa wjerch a dźeše k njemu: Syli Boži Syn, pušć so wot tudy dele;</text:p>
      <text:p text:style-name="Preformatted_20_Text"/>
      <text:p text:style-name="P6">10. Přetož pisane steji: Wón budźe swojim jandźelam twoje dla přikazać, zo bychu će zwarnowali, ref((Ps. 91, 11.))</text:p>
      <text:p text:style-name="Preformatted_20_Text"/>
      <text:p text:style-name="Preformatted_20_Text">11. A na rukomaj će njesli, zo by swoju nohu wo kamjeń nihdźe njestorčił.</text:p>
      <text:p text:style-name="Preformatted_20_Text"/>
      <text:p text:style-name="P6">12. Jezus pak wotmołwi a dźeše k njemu: Prajene je: Ty njedyrbiš Boha, swojeho Knjeza, spytować. ref((5 Mójz. 6, 16.))</text:p>
      <text:p text:style-name="Preformatted_20_Text"/>
      <text:p text:style-name="Preformatted_20_Text">13. A jako tón djaboł wšitko spytowanje běše dokonjał, woteńdźe wón wot njeho na chwilu.</text:p>
      <text:p text:style-name="Preformatted_20_Text"/>
      <text:p text:style-name="P6">14. A Jezus wróći so zaso w Ducha mocy do Galilejskeje. A ta ryč wuńdźe wot njeho po wšěm tym wokolnym kraju. ref((Mat. 4, 12.))</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5.tif.large.jpg</text:span></text:span></text:p>
      <text:p text:style-name="Preformatted_20_Text">%-----------------------------------------------------------</text:p>
      <text:p text:style-name="Preformatted_20_Text"/>
      <text:p text:style-name="Preformatted_20_Text">15. A wón wučeše we jich šulach a bě čezćeny wot wšitkich.</text:p>
      <text:p text:style-name="Preformatted_20_Text"/>
      <text:p text:style-name="Preformatted_20_Text">%-----------------------------------------------------------</text:p>
      <text:p text:style-name="Preformatted_20_Text"/>
      <text:p text:style-name="Preformatted_20_Text"><text:span text:style-name="Absatz-Standardschriftart"><text:span text:style-name="T3">detail((Tekst na 4. njedźelu po třoch kralach. III.))</text:span></text:span></text:p>
      <text:p text:style-name="Preformatted_20_Text"/>
      <text:p text:style-name="Preformatted_20_Text">%-----------------------------------------------------------</text:p>
      <text:p text:style-name="Preformatted_20_Text"/>
      <text:p text:style-name="P6">16. [A wón přińdźe do Nacareta, hdźež běše horjećehnjeny, a dźěše do šule po swojim wašnju na sabatny dźeń a postanu, zo by lazował. ref((Mat. 13, 53. 54. Mark. 6, 1.2. Neh. 8, 5.))</text:p>
      <text:p text:style-name="Preformatted_20_Text"/>
      <text:p text:style-name="Preformatted_20_Text">17. A teho profety Jezajasa knihi buchu jemu date. A jako wón te knihi wotewri, namaka wón to město, hdźež běše pisane:</text:p>
      <text:p text:style-name="Preformatted_20_Text"/>
      <text:p text:style-name="P6">18. Duch teho Knjeza je při mni, teho dla, zo wón mje je žałbował; a je mje pósłał, zo bych připowědał chudym to ewangelion; zo bych zahojił rozmjećene wutroby; zo bych prědował jatym, zo dyrbja pušćeni być, a slepym to zasowidźenje, a rozbitym, zo dyrbja k frejoće wupušćeni być; ref((Jez. 61, 1.))</text:p>
      <text:p text:style-name="Preformatted_20_Text"/>
      <text:p text:style-name="P6">19. So bych prědował to spodobne lěto teho Knjeza. ref((3 Mójz. 25, 10.))</text:p>
      <text:p text:style-name="Preformatted_20_Text"/>
      <text:p text:style-name="Preformatted_20_Text">20. A jako wón te knihi běše začinił, poda wón je temu słužomnikej a synu so. A wšitkich jich woči w tej šuli běchu na njeho wobroćene.</text:p>
      <text:p text:style-name="Preformatted_20_Text"/>
      <text:p text:style-name="Preformatted_20_Text">21. Wón pak poča k nim prajić: Dźens je tuto pismo dopjelnjene před wašimaj wušomaj.</text:p>
      <text:p text:style-name="Preformatted_20_Text"/>
      <text:p text:style-name="P6">22. A woni dawachu wšitcy swědčenje wot njeho a dźiwachu so tym luboznym słowam, kotrež z jeho erta dźěchu, a dźachu: Njeje tutón Jozefowy syn? ref((Mat. 13, 55. Mark. 6, 3. Jan. 6, 42.))</text:p>
      <text:p text:style-name="Preformatted_20_Text"/>
      <text:p text:style-name="Preformatted_20_Text">23. A wón dźeše k nim: Wy budźeće zawěrnje to přisłowo ke mni prajić: Lěkarjo, wuztroró so sam. Přetož kajke wulke wěcy smy my słyšeli, zo su so w Kapernaumje stałe? Čiń tež tak tudy w swojim wótcnym kraju.</text:p>
      <text:p text:style-name="Preformatted_20_Text"/>
      <text:p text:style-name="P6">24. Wón pak dźeše: Zawěrnje, ja praju wam, žadyn profeta njeje spodobny w swojim wótcnym kraju. ref((Mat. 13, 57. Mark. 6, 4. Jan. 4, 44.))</text:p>
      <text:p text:style-name="Preformatted_20_Text"/>
      <text:p text:style-name="P6">25. Ale we wěrnosći praju ja wam: Wjele běše wudowow we Israelu we Eliasowym času, jako njebjesa běchu zanknjene za tři lěta a za šěsć měsacow, jako wulka drohota běše po wšej zemi; ref((1 Kral. 17, 1.9. St. 18, 42. Jak. 5, 17.))</text:p>
      <text:p text:style-name="Preformatted_20_Text"/>
      <text:p text:style-name="Preformatted_20_Text">26. A wšak k žanej tych samych njebě Elias pósłany, chiba do Sarepty Sidonskeje, k jenej wudowje.</text:p>
      <text:p text:style-name="Preformatted_20_Text"/>
      <text:p text:style-name="P6">27. A wjele wusadnych běše we Israelu za profeta Elizu; a wšak žadyn njebě wučisćeny, chiba jeno Naaman, tón Syriski. ref((2 Kral. 5, 14.))</text:p>
      <text:p text:style-name="Preformatted_20_Text"/>
      <text:p text:style-name="Preformatted_20_Text">28. A woni buchu wšitcy napjelnjeni z hněwom w tej šuli, jako to słyšachu;</text:p>
      <text:p text:style-name="Preformatted_20_Text"/>
      <text:p text:style-name="Preformatted_20_Text">29. A postanywši wustorčichu jeho z teho města won a wjedźechu jeho hač na wjerch teje hory, na kotrejž jich město běše natwarjene, zo bychu jeho dele storčili;</text:p>
      <text:p text:style-name="Preformatted_20_Text"/>
      <text:p text:style-name="P6">30. Ale wón dźěše srjedźa přez nich preč.<text:span text:style-name="Absatz-Standardschriftart"><text:span text:style-name="T4">]</text:span></text:span> ref((Jan. 8, 59.))</text:p>
      <text:p text:style-name="Preformatted_20_Text"/>
      <text:p text:style-name="P6"><text:soft-page-break/>31. A přińdźe do Kapernauma, do města Galilejskeje, a wučeše jich te swjate dny. ref((Mat. 4, 13. Mark. 1, 21.))</text:p>
      <text:p text:style-name="Preformatted_20_Text"/>
      <text:p text:style-name="P6">32. A woni dźiwachu so jeho wučby; přetož jeho ryč běše mócna. ref((Mat. 7, 28. 29. Mark. 1, 22. Jan. 7, 46.))</text:p>
      <text:p text:style-name="Preformatted_20_Text"/>
      <text:p text:style-name="Preformatted_20_Text">33. Jedyn čłowjek pak běše w šuli, tón běše wobsynjeny z nječistym duchom. A tón z wulkim hłosom zawoła,</text:p>
      <text:p text:style-name="Preformatted_20_Text"/>
      <text:p text:style-name="P6">34. A dźeše: O, što je nam z tobu, Jezuso Nacarenski? Ty sy přišoł nas skazyć; ja će znaju, štó ty sy, tón swjaty Boži. ref((Mark. 1, 24. Luk. 1, 35.))</text:p>
      <text:p text:style-name="Preformatted_20_Text"/>
      <text:p text:style-name="Preformatted_20_Text">35. A Jezus jemu pohrozy a dźeše: Woněrm a wuńdź wot njeho! A tón čert powali jeho srjedźa bjez nich a wuńdźe z njeho a njewobškodźi jeho.</text:p>
      <text:p text:style-name="Preformatted_20_Text"/>
      <text:p text:style-name="Preformatted_20_Text">36. A strach přińdźe na wšitkich, a ryčachu bjez sobu a dźachu: Kajka je to wěc? Wón přikazuje z mozu a ze zamóženjom nječistym ducham, a woni wukhadźeju.</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6.tif.large.jpg</text:span></text:span></text:p>
      <text:p text:style-name="Preformatted_20_Text">%-----------------------------------------------------------</text:p>
      <text:p text:style-name="Preformatted_20_Text"/>
      <text:p text:style-name="Preformatted_20_Text">37. A wot njeho rozeńdźe so ryč po wšěch městach teho wokolneho kraja.</text:p>
      <text:p text:style-name="Preformatted_20_Text"/>
      <text:p text:style-name="P7">38. Wón pak postanu z teje šule a přińdźe do Šimanoweho doma. Šimanowa přichodna mać pak běše z twjerdej zymnu wobdata, a woni prošachu jeho za nju. ref((Mat. 8, 14. Mark. 1, 29.))</text:p>
      <text:p text:style-name="Preformatted_20_Text"/>
      <text:p text:style-name="Preformatted_20_Text">39. A wón steješe jej k hłowje a pohrozy zymnej, a wona ju wopušći. A hnydom staže wona a słužeše jim.</text:p>
      <text:p text:style-name="Preformatted_20_Text"/>
      <text:p text:style-name="P7">40. A jako słónco běše zašło, wšitcy, kiž chorych mějachu na wšelke chorosće, přinjesechu jich k njemu. A wón na jeneho kóždeho tych samych rucy połoži a wustrowi jich. ref((Mat. 8, 16. Mark. 1, 32.))</text:p>
      <text:p text:style-name="Preformatted_20_Text"/>
      <text:p text:style-name="Preformatted_20_Text">41. Ći čerći wustupichu tež wot jich wjele, wołachu a dźachu: Ty sy Chrystus, tón Syn Boži. A wón pohrozy jim a njewotpušći jim rěčeć; přetož woni wědźachu, zo wón je Chrystus.</text:p>
      <text:p text:style-name="Preformatted_20_Text"/>
      <text:p text:style-name="Preformatted_20_Text">42. Jako nětk pak dźeń bu, wuńdźe wón won na puste město; a lud jeho pytaše a přińdźechu k njemu a zdźeržachu jeho, zo by wot nich nješoł.</text:p>
      <text:p text:style-name="Preformatted_20_Text"/>
      <text:p text:style-name="P7">43. Wón dźeše pak k nim: Ja mam tež druhim městam to ewangelion prědować wot teho kralestwa Božeho; přetož k temu sym ja pósłany. ref((Mark. 1, 38.))</text:p>
      <text:p text:style-name="Preformatted_20_Text"/>
      <text:p text:style-name="Preformatted_20_Text">44. A wón prědowaše w šulach Galilejskeje.</text:p>
      <text:p text:style-name="Preformatted_20_Text"/>
      <text:p text:style-name="Preformatted_20_Text">%-----------------------------------------------------------</text:p>
      <text:p text:style-name="Preformatted_20_Text"/>
      <text:p text:style-name="P2">kapitl((Sćenje swjateho Lukaša))</text:p>
      <text:p text:style-name="P2"/>
      <text:p text:style-name="P2">staw((5. staw))</text:p>
      <text:p text:style-name="P2"/>
      <text:p text:style-name="P2">detail((Pětra ryby łowjenje; wo wusadnym a jichtnym; Mattheja powołanje a wučomnikow požćenje.))</text:p>
      <text:p text:style-name="P2"/>
      <text:p text:style-name="Preformatted_20_Text"><text:span text:style-name="Absatz-Standardschriftart"><text:span text:style-name="T2">detail((Sćenje na 5. njedźelu po swj. Trojicy.))</text:span></text:span></text:p>
      <text:p text:style-name="Preformatted_20_Text"/>
      <text:p text:style-name="Preformatted_20_Text">%-----------------------------------------------------------</text:p>
      <text:p text:style-name="Preformatted_20_Text"/>
      <text:p text:style-name="P7">1. Sta so pak, jako so lud k njemu ćišćeše, posłuchać Bože słowo, zo wón steješe pódla Genezarethzkeho jězora, ref((Mat. 4, 18. Mark. 1, 16.))</text:p>
      <text:p text:style-name="Preformatted_20_Text"/>
      <text:p text:style-name="Preformatted_20_Text">2. A wuhlada dwě łódźi na jězorje stejo; rybakojo pak běchu z njeju wustupili a płokachu swoje syće;</text:p>
      <text:p text:style-name="Preformatted_20_Text"/>
      <text:p text:style-name="Preformatted_20_Text">3. Dha stupi wón do jedneje wot teju łódźow, kotraž Šimanowa běše, a prošeše jeho, zo by ju trochu wot brjoha hnuł. A wón sedźo wučeše lud z teje łódźe.</text:p>
      <text:p text:style-name="Preformatted_20_Text"/>
      <text:p text:style-name="Preformatted_20_Text">4. A hdyž wón běše přestał rěčeć, dźeše wón k Šimanej: Wjes so na hłubinu a přestrějće swoje syće k łowjenju.</text:p>
      <text:p text:style-name="Preformatted_20_Text"/>
      <text:p text:style-name="Preformatted_20_Text">5. A Šiman wotmołwi a dźeše k njemu: Mištrje, my smy so cyličku nóc prócowali a njejsmy ničo nałowili; ale na twoje słowo chcu ja syć přestrěć.</text:p>
      <text:p text:style-name="Preformatted_20_Text"/>
      <text:p text:style-name="Preformatted_20_Text">6. A jako to sčinichu, wobzanknychu woni wulku syłu rybow, a jich syć so torhaše.</text:p>
      <text:p text:style-name="Preformatted_20_Text"/>
      <text:p text:style-name="Preformatted_20_Text">7. A woni kiwachu swojich towaršow, kotřiž w druhej łódźi běchu, zo bychu přišli <text:soft-page-break/>a jim pomhali ćahnyć. A woni přińdźechu a napjelnichu wobě łódźi, tak zo so ponurještej.</text:p>
      <text:p text:style-name="Preformatted_20_Text"/>
      <text:p text:style-name="Preformatted_20_Text">8. Jako to Šiman Pětr widźeše, padźe wón k Jezusowymaj kolenomaj a dźeše: Knježe, dźi wote mnje won, přetož ja sym hrěšny čłowjek.</text:p>
      <text:p text:style-name="Preformatted_20_Text"/>
      <text:p text:style-name="Preformatted_20_Text">9. Přetož bojosć běše jeho wobdała a wšitkich, kiž z nim běchu, na tym ryby łowjenju, kotrež běchu hromadźe warbowali;</text:p>
      <text:p text:style-name="Preformatted_20_Text"/>
      <text:p text:style-name="Preformatted_20_Text">10. Teho runja tež Jakuba a Jana, Zebedeoweju synow, kiž běštaj Šimanowaj towaršej. A Jezus dźeše k Šimanej: Njebój so; přetož wot nětk budźeš ty ludźi łowić.</text:p>
      <text:p text:style-name="Preformatted_20_Text"/>
      <text:p text:style-name="Preformatted_20_Text">11. A woni wjedźechu tej łódźi k brjohej a wopušćichu wšitko a dźěchu za nim.)</text:p>
      <text:p text:style-name="Preformatted_20_Text"/>
      <text:p text:style-name="P7">12. A sta so, jako wón w jenym měsće běše, a hlaj, tam běše muž połny wusada. Jako tón Jezusa wuhlada, padźe wón na swoje wobličo a prošeše jeho a dźeše: Knježe, chzešsli, dha móžeš ty mje wučisćić. ref((Mat. 8, 2. Mark. 1, 40.))</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7.tif.large.jpg</text:span></text:span></text:p>
      <text:p text:style-name="Preformatted_20_Text">%-----------------------------------------------------------</text:p>
      <text:p text:style-name="Preformatted_20_Text"/>
      <text:p text:style-name="Preformatted_20_Text">13. A wón přestrě tu ruku a dótkny so jeho a dźeše: Ja chcu, budź čisty. A hnydom woteńdźe tón wusad wot njeho.</text:p>
      <text:p text:style-name="Preformatted_20_Text"/>
      <text:p text:style-name="P7">14. A wón poruči jemu, zo by to same nikomu njeprajił; ale woteńdź a pokaž so měšnikej a wopruj za swoje wučisćenje, jako Mójzas je přikazał, jim k swědčenju. ref((3 Mójz. 14, 2.))</text:p>
      <text:p text:style-name="Preformatted_20_Text"/>
      <text:p text:style-name="Preformatted_20_Text">15. Ta ryč wot njeho so pak přeco bóle rozeńdźe; a wjele ludźi so zhromadźi, zo bychu jeho słyšeli a přez njeho wustrowjeni byli wot swojich chorosćow.</text:p>
      <text:p text:style-name="Preformatted_20_Text"/>
      <text:p text:style-name="P7">16. Wón pak wustupi do pusćinow a modleše so k Bohu. ref((Mark. 1, 35.))</text:p>
      <text:p text:style-name="Preformatted_20_Text"/>
      <text:p text:style-name="Preformatted_20_Text">17. A sta so na jedyn dźeń, zo wón wučeše, a sedźichu tam Farizejscy a pismawučeni, kotřiž běchu so zešli ze wšitkich městow Galilejskeje a Židowskeje a wot Jerusalema. A móc teho Knjeza dźěše wot njeho a wustrowi jich.</text:p>
      <text:p text:style-name="Preformatted_20_Text"/>
      <text:p text:style-name="P7">18. A hlaj, někotři mužojo přinjesechu čłowjeka na poslešću, kotryž běše jichtny; a woni pytachu, kak bychu jeho nutř přinjesli a před njeho połožili. ref((Mat. 9, 2. Mark. 2, 3. Jap. zk. 9, 33.))</text:p>
      <text:p text:style-name="Preformatted_20_Text"/>
      <text:p text:style-name="Preformatted_20_Text">19. Jako pak luda dla njenamakachu, na kotrym měsće jeho bychu nutř přinjesli, stupichu woni na chěžu horje a pušćichu jeho přez cyhele dele z tym poslešćom, srjedźa bjez nich, před Jezusa.</text:p>
      <text:p text:style-name="Preformatted_20_Text"/>
      <text:p text:style-name="P7">20. A jako wón jich wěru widźeše, dźeše wón k njemu: Čłowječe, twoje hrěchi su tebi wodate. ref((Jer. 5, 3. Luk. 7, 48))</text:p>
      <text:p text:style-name="Preformatted_20_Text"/>
      <text:p text:style-name="P7">21. A pismawučeni a Farizejscy počachu sebi pomyslić a dźachu: Štó je tutón, zo wón Bože hanjenje rěči? Štó móže hrěchi wodać, chiba sam Bóh? ref((Mat. 9, 3. Jez. 43, 25.))</text:p>
      <text:p text:style-name="Preformatted_20_Text"/>
      <text:p text:style-name="P7">22. Jako pak Jezus jich mysle pytny, wotmołwi wón a dźeše k nim: Što wy sebi mysliće we wašich wutrobach? 283. Kotre je lóže, rjeknyć: Twoje hrěchi su tebi wodate? Abo rjeknyć: Postań a chodź? ref((Mat. 9, 5.))</text:p>
      <text:p text:style-name="Preformatted_20_Text"/>
      <text:p text:style-name="Preformatted_20_Text">24. Ale zo byšće wědźeli, zo čłowjeka syn móc ma, na zemi hrěchi wodać, dźeše wón k jichtnemu: Ja praju tebi, stań a wzmi swoje poslešćo a dźi do swojeho doma.</text:p>
      <text:p text:style-name="Preformatted_20_Text"/>
      <text:p text:style-name="Preformatted_20_Text">25. A hnydom wón stanu před jich wočomaj a wza to poslešćo, na kotrymž wón běše ležał, a dźěše do swojeho doma a chwaleše Boha.</text:p>
      <text:p text:style-name="Preformatted_20_Text"/>
      <text:p text:style-name="Preformatted_20_Text">26. A woni so wšitcy nastróžichu a chwalachu Boha a buchu połni bojosće a dźachu: My smy dźens dźiwne wěcy widźili.</text:p>
      <text:p text:style-name="Preformatted_20_Text"/>
      <text:p text:style-name="P7">27. A potom wón wuńdźe a wuhlada złonika, z mjenom Lewi, při złi sedźo, a dźeše k njemu: Pój za mnu. ref((Mat. 9, 9. Mark. 2, 14.))</text:p>
      <text:p text:style-name="Preformatted_20_Text"/>
      <text:p text:style-name="Preformatted_20_Text">28. A wón wopušći wšitko, stanu a dźěše za nim.</text:p>
      <text:p text:style-name="Preformatted_20_Text"/>
      <text:p text:style-name="P7">29. A tón Lewi přihotowa jemu wulku hosćinu w swojim domje, a wjele słonikow a druhich ludźi sydachu so z nim k blidu. ref((Mat. 9, 10.))</text:p>
      <text:p text:style-name="Preformatted_20_Text"/>
      <text:p text:style-name="P7">30. A pismawučeni a Farizejscy mórčachu přećiwo jim a dźachu k jeho wučomnikam: Čoho dla jěsće a pijeće wy z złotnikami a z hrěšnikami? ref((St. 7, 39.))</text:p>
      <text:p text:style-name="Preformatted_20_Text"/>
      <text:p text:style-name="Preformatted_20_Text">31. A Jezus wotmołwi a dźeše k nim: Čerstwi njepotrjebaju lěkarja, ale chori.</text:p>
      <text:p text:style-name="Preformatted_20_Text"><text:soft-page-break/></text:p>
      <text:p text:style-name="P7">32. Ja sym přišoł, zo bych. hrěšnikow k pokuće wołał, a nic prawych. ref((Mat. 9, 13.))</text:p>
      <text:p text:style-name="Preformatted_20_Text"/>
      <text:p text:style-name="P7">33. Woni pak dźachu k njemu: Čoho dla požća so Janowi wučomnicy tak často a činja modlitwu k Bohu tak husto, teho runja tež Farizejskich wučomnicy; twoji pat jědźa a pija? ref((Mat. 9, 14, Mank. 2, 18.))</text:p>
      <text:p text:style-name="Preformatted_20_Text"/>
      <text:p text:style-name="Preformatted_20_Text">34. Wón pak dźeše k nim: Móžeće wy tež kwasarjow k požćenju honić, tak dołho hač nawoženja při nich je?</text:p>
      <text:p text:style-name="Preformatted_20_Text"/>
      <text:p text:style-name="Preformatted_20_Text">35. Čas pak přińć budźe, zo tón nawoženja wot nich wzaty budźe; tehdy w tych dnjach budźa so woni posćić.</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8.tif.large.jpg</text:span></text:span></text:p>
      <text:p text:style-name="Preformatted_20_Text">%-----------------------------------------------------------</text:p>
      <text:p text:style-name="Preformatted_20_Text"/>
      <text:p text:style-name="P7">36. Wón pak tež dźeše k nim přirunanje: So nichtó zapłatu wot noweje drasty njepřišije k starej drasće; hewak tež to nowe so rostorha; a zapłata wot noweho so njehodźi na stare. ref((Mat. o, 16. Mark. 2, 21.))</text:p>
      <text:p text:style-name="Preformatted_20_Text"/>
      <text:p text:style-name="Preformatted_20_Text">37. A nichtó njepjelni mošt do starych sudobjow; tón mošt rostorha hewak to sudobje a budźe rozlaty, a to sudobje so skazy;</text:p>
      <text:p text:style-name="Preformatted_20_Text"/>
      <text:p text:style-name="Preformatted_20_Text">38. Ale mošt ma so do nowych sudobjow pjelnić, a tak budźe woboje zachowane.</text:p>
      <text:p text:style-name="Preformatted_20_Text"/>
      <text:p text:style-name="Preformatted_20_Text">39. A njeje nichtó, hdyž pije stare, zo by chcył na měsće noweho; přetož wón rjeknje: Stare je lěpše.</text:p>
      <text:p text:style-name="Preformatted_20_Text"/>
      <text:p text:style-name="Preformatted_20_Text">%-----------------------------------------------------------</text:p>
      <text:p text:style-name="Preformatted_20_Text"/>
      <text:p text:style-name="P2">kapitl((Sćenje swjateho Lukaša))</text:p>
      <text:p text:style-name="P2"/>
      <text:p text:style-name="P2">staw((6. staw))</text:p>
      <text:p text:style-name="P2"/>
      <text:p text:style-name="P2">detail((Wo wutorhanych kłosach, wuschnjenej rucy, japoštołow powołanju a Chrystusowym prědowanju na polu.))</text:p>
      <text:p text:style-name="P2"/>
      <text:p text:style-name="Preformatted_20_Text"><text:span text:style-name="Absatz-Standardschriftart"><text:span text:style-name="T2">detail((Sćenje na 5. njedźelu po swj. Trojicy.))</text:span></text:span></text:p>
      <text:p text:style-name="Preformatted_20_Text"/>
      <text:p text:style-name="Preformatted_20_Text">%-----------------------------------------------------------</text:p>
      <text:p text:style-name="Preformatted_20_Text"/>
      <text:p text:style-name="P7">1. Sta so pak na druhi sabat, zo wón přez žita dźěše; a jeho wučomnicy torhachu kłosy a jědźichu te same, łupawši je sebi z rukomaj. ref((Mat. 12, 1. Mark. 2, 23.))</text:p>
      <text:p text:style-name="Preformatted_20_Text"/>
      <text:p text:style-name="Preformatted_20_Text">2. Někotři pak wot tych Farizejskich dźachu k nim: Čoho dla činiće wy, štož so njehodźi činić na te swjate dny?</text:p>
      <text:p text:style-name="Preformatted_20_Text"/>
      <text:p text:style-name="Preformatted_20_Text">3. A Jezus wotmołwi a dźeše k nim: Njejsće wy to lazowali, štož Dawid činješe, jako wón hłódny běše, a ći, kotřiž z nim běchu?</text:p>
      <text:p text:style-name="Preformatted_20_Text"/>
      <text:p text:style-name="P8">4. Kak wón do teho doma Božeho dźěše a te chlěby teho prjódkkładźenja wza a jědźiše a dawaše tež tym, kotřiž při nim běchu; kotrež wšak nichtó jěsć njesmědźeše, chiba sami ći měšnicy? ref((1 Sam. 21, 6. 2 Mójz. 29, 33. 3 Mójz. 24, 9.))</text:p>
      <text:p text:style-name="Preformatted_20_Text"/>
      <text:p text:style-name="P8">5. A dźeše k nim: Čłowjeka syn je tež knjez teho sabata. ref((Mat. 12, 8.))</text:p>
      <text:p text:style-name="Preformatted_20_Text"/>
      <text:p text:style-name="P8">6. Sta so pak na druhi sabat, zo wón do šule dźěše a wučeše. A tam běše čłowjek, kotrehož prawa ruka běše wuschnyła. ref((Mat. 12, 9. Mark. 3, 1.))</text:p>
      <text:p text:style-name="Preformatted_20_Text"/>
      <text:p text:style-name="Preformatted_20_Text">7. Ale pismawučeni a Farizejscy kedźbowachu na njeho, hač by wón tež na sabat hojił, zo bychu winu měli jeho wobskoržić.</text:p>
      <text:p text:style-name="Preformatted_20_Text"/>
      <text:p text:style-name="Preformatted_20_Text">8. Wón pak pytny jich mysle a dźeše k temu čłowjekej z tej suchej ruku: Stawaj a stup hew srjedźa. A wón stanu a stupi tam.</text:p>
      <text:p text:style-name="Preformatted_20_Text"/>
      <text:p text:style-name="Preformatted_20_Text">9. Tuž dźeše Jezus k nim: Ja prašam was, što słuša so činić na te sabaty, dobre abo złe? Žiwjenje zdźeržeć abo skazyć?</text:p>
      <text:p text:style-name="Preformatted_20_Text"/>
      <text:p text:style-name="Preformatted_20_Text">10. A wón pohlada na wšitkich wokoło a dźeše k temu čłowjekej: Přestrěj swoju ruku. A wón činješe tak. A jeho rucy bu zaso pomhane, zo strowa bu jako ta druha.</text:p>
      <text:p text:style-name="Preformatted_20_Text"><text:soft-page-break/></text:p>
      <text:p text:style-name="Preformatted_20_Text">11. Woni pak wšitcy buchu tórni a zrěčachu so hromadźe, što bychu Jezusej činili.</text:p>
      <text:p text:style-name="Preformatted_20_Text"/>
      <text:p text:style-name="Preformatted_20_Text">12. Poda so pak w tym času, zo wón so k Bohu modlić na horu woteńdźe; a wón tam wosta přez nóc na modlitwje k Bohu.</text:p>
      <text:p text:style-name="Preformatted_20_Text"/>
      <text:p text:style-name="P8">13. A hdyž dźeń bu, zawoła wón swojich wučomnikow k sebi a wuzwoli wot nich dwanaće, kotrychž wón tež japoštołow mjenowaše: ref((Mat. 10, 1. Mark. 3, 13. 14.))</text:p>
      <text:p text:style-name="Preformatted_20_Text"/>
      <text:p text:style-name="Preformatted_20_Text">14. Šimana, kotremuž wón tež to mjeno Pětr da; a Handrija, jeho bratra; Jakuba a Jana, Philippa a Bartromja;</text:p>
      <text:p text:style-name="Preformatted_20_Text"/>
      <text:p text:style-name="Preformatted_20_Text">15. Mattheja a Thomaša; Jakuba, Alfeoweho syna, a Šimana, kotryž bu mjenowany surownik.</text:p>
      <text:p text:style-name="Preformatted_20_Text"/>
      <text:p text:style-name="Preformatted_20_Text">16. Judaša, Jakuboweho syna; a Judaša Jšariotha, kotryž pak jeho přeradnik bu.</text:p>
      <text:p text:style-name="Preformatted_20_Text"/>
      <text:p text:style-name="Preformatted_20_Text">17. A wón dźěše dele z nimi a zasta na polu, tež ta syła jeho wučomnikow a wulka zhromadźizna ludźi ze wšeho židowskeho kraja a z Jerusalema a z Tira a ze Sidona, z po mórskich městow,</text:p>
      <text:p text:style-name="Preformatted_20_Text"/>
      <text:p text:style-name="Preformatted_20_Text">18. Kotřiž běchu přišli, zo bychu jeho słyšeli a zahojeni byli wot swojich chorosćow; a kotřiž wot nječistych duchow běchu čwilowani, ći sami buchu wšitcy wustrowjeni.</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9.tif.large.jpg</text:span></text:span></text:p>
      <text:p text:style-name="Preformatted_20_Text">%-----------------------------------------------------------</text:p>
      <text:p text:style-name="Preformatted_20_Text"/>
      <text:p text:style-name="Preformatted_20_Text">19. A wšitkón lud žadaše so jeho dótknyć; přetož móc dźěše wot njeho, a wón zahoji wšitkich.</text:p>
      <text:p text:style-name="Preformatted_20_Text"/>
      <text:p text:style-name="P8">20. Wón pak pozběhnu swojej woči na swojich wučomnikow a dźeše: Zbóžni sće wy chudźi; přetož to kralestwo Bože je waše. ref<text:span text:style-name="T6">(</text:span>(Mat. 5, 3.))</text:p>
      <text:p text:style-name="Preformatted_20_Text"/>
      <text:p text:style-name="P8">21. Zbóžni sće wy, kiž wy tudy hłodźiće; přetož wy budźeće nasyćeni. Zbóžni sće wy, kiž wy tudy płakaće; přetož wy budźeće so smjeć. ref((Zjew. 7, 16. Ps. 126, 5. 6. Jez. 61, 3.))</text:p>
      <text:p text:style-name="Preformatted_20_Text"/>
      <text:p text:style-name="Preformatted_20_Text">22. Zbóžni sće wy, hdyž was ludźo hidźa a hdyž was wustorkaju a swarja was a zaćisnu waše mjen jako złe, čłowjekoweho syna dla.</text:p>
      <text:p text:style-name="Preformatted_20_Text"/>
      <text:p text:style-name="Preformatted_20_Text">23. Wjeselće so tehdy a poskočće; přetož hlajće, waša mzda je wulka w njebjesach. Přetož teho runja činjachu jich wótcojo tež profetam.</text:p>
      <text:p text:style-name="Preformatted_20_Text"/>
      <text:p text:style-name="P8">24. Ale běda wam bohatym; přetož wy maće swój trošt preč. ref((Am. 6, 1.))</text:p>
      <text:p text:style-name="Preformatted_20_Text"/>
      <text:p text:style-name="P8">25. Běda wam, kiž wy nasyćeni sće; přetož wy budźeće hłódni. Běda wam, kiž wy so tudy smějeće; přetož wy budźeće płakać a skiwlić. ref((Jez. 10, 16. St. 65, 13. 14.))</text:p>
      <text:p text:style-name="Preformatted_20_Text"/>
      <text:p text:style-name="Preformatted_20_Text">26. Běda wam, hdyž wšitcy wot was derje ryča; teho runja činjachu jich wótcojo tež falšnym profetam.</text:p>
      <text:p text:style-name="Preformatted_20_Text"/>
      <text:p text:style-name="P8">27. Ale wam ja praju, kiž wy posłuchaće: Lubujće swojich njepřećelow. Čińće tym derje, kotřiž was hidźa. ref((Mat. 5, 44.))</text:p>
      <text:p text:style-name="Preformatted_20_Text"/>
      <text:p text:style-name="Preformatted_20_Text">28. Žohnujće tych, kiž was pokleja. A prošće za tych, kiž wam njeprawje činja.</text:p>
      <text:p text:style-name="Preformatted_20_Text"/>
      <text:p text:style-name="Preformatted_20_Text">29. A štóž će dyri na lico, nastaj jemu tež to druhe. A štóž tebi mantl wozmje, temu ty tež tu suknju njewobaraj.</text:p>
      <text:p text:style-name="Preformatted_20_Text"/>
      <text:p text:style-name="Preformatted_20_Text">30. Štóž će pak prosy, temu daj; a štóž tebi to twoje wozmje, nježadaj jo zaso.</text:p>
      <text:p text:style-name="Preformatted_20_Text"/>
      <text:p text:style-name="P8">31. A kaž wy chceće, zo bychu wam ludźo činili, tak wy tež jim čińće. ref((Tob. 4, 16. Mat. 7, 12.))</text:p>
      <text:p text:style-name="Preformatted_20_Text"/>
      <text:p text:style-name="P8">32. Přetož hdyž tych lubujeće, kiž was lubuja, kajki maće wy z teho dźak? Přetož hrěšnicy lubuja tež tych, wot kotrychž woni budźa lubowani. ref((Mat. 5, 46.))</text:p>
      <text:p text:style-name="Preformatted_20_Text"/>
      <text:p text:style-name="Preformatted_20_Text">33. A hdyž budźeće derje činić jeno tym, kiž wam derje činja, kajki dźak wy z teho maće? Přetož hrěšnicy to same tež činja.</text:p>
      <text:p text:style-name="Preformatted_20_Text"/>
      <text:p text:style-name="P8">34. A budźeće-li jeno tym požčować, wot kotrychž so nadźijeće zaso brać, kajki maće wy dźak z teho? Přetož hrěšnicy hrěšnikam tež tak požčuja, zo bychu woni teho runja zaso brali. ref((5 Mójz. 15, 8. Mat. 5, 42.))</text:p>
      <text:p text:style-name="Preformatted_20_Text"/>
      <text:p text:style-name="P8">35. Tuž wšak lubujće tež wašich njepřećelow; a čińće dobre a požčujće tak, zo ničo za to so njenadźijeće: dha budźe waša mzda wulka a budźeće dźěći teho najwyšeho; přetož wón tež je dobroćiwy nad njedźakomnymi a złymi. ref((Ps. 37, 26.))</text:p>
      <text:p text:style-name="Preformatted_20_Text"/>
      <text:p text:style-name="Preformatted_20_Text">%-----------------------------------------------------------</text:p>
      <text:p text:style-name="Preformatted_20_Text"/>
      <text:p text:style-name="Preformatted_20_Text"><text:span text:style-name="Absatz-Standardschriftart"><text:span text:style-name="T3">detail((Sćenje na 4. njedźelu po swj. Trojicy.))</text:span></text:span></text:p>
      <text:p text:style-name="Preformatted_20_Text"/>
      <text:p text:style-name="Preformatted_20_Text"><text:soft-page-break/>%-----------------------------------------------------------</text:p>
      <text:p text:style-name="Preformatted_20_Text"/>
      <text:p text:style-name="Preformatted_20_Text">36. [Teho dla budźće smilni, jako tež waš Wóćez smilny je.</text:p>
      <text:p text:style-name="Preformatted_20_Text"/>
      <text:p text:style-name="P8">37. Njesudźće, dha tež wy njebudźeće sudźeni. Njezatamajće, dha tež wy njebudźeće zatamani. Wodajće, dha wam budźe wodate. ref((Rom. 2, 1.))</text:p>
      <text:p text:style-name="Preformatted_20_Text"/>
      <text:p text:style-name="P8">38. Dawajće, dha wam budźe date. Dobra, natłóčena, natšasena a kopata měra budźe wam do wašeho klina data; přetož runje z tej měru, z kotrejž wy měriće, budźe wam zaso měrjene. ref((Mat. 7, 2. Mark. 4, 24.))</text:p>
      <text:p text:style-name="Preformatted_20_Text"/>
      <text:p text:style-name="P8">39. Wón pak praješe jim jene přirunanje: Móže tež slepy slepemu puć pokazać? Njebudźetaj wonaj wobaj do jamy padnyć? ref((Mat. 15,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0.tif.large.jpg</text:span></text:span></text:p>
      <text:p text:style-name="Preformatted_20_Text">%-----------------------------------------------------------</text:p>
      <text:p text:style-name="Preformatted_20_Text"/>
      <text:p text:style-name="P8">40. Wučomnik njeje přez swojeho mištra; hdyž wučomnik je jako jeho mištr, dha je wón došoł. ref((Mat. 10, 24. Jan. 13, 16. St. 15, 20.))</text:p>
      <text:p text:style-name="Preformatted_20_Text"/>
      <text:p text:style-name="P8">41. Što pak widźiš třěsku w swojeho bratra woku, a hrjady ty w swojim woku njepytnješ? ref((Mat. 7, 3.))</text:p>
      <text:p text:style-name="Preformatted_20_Text"/>
      <text:p text:style-name="Preformatted_20_Text">42. Abo kak móžeš rjeknyć k swojemu bratrej: Bratře, njech tebi tu třěsku z twojeho woka wućahnu; a ty sam njewidźiš teje hrjady w swojim woku? Ty hejchlerjo, wućehń prjedy tu hrjadu ze swojeho woka a dohladaj so potom, zo by tu třěsku ze swojeho bratra woka wućahnył.)</text:p>
      <text:p text:style-name="Preformatted_20_Text"/>
      <text:p text:style-name="P8">43. Přetož tón dobry štom njeje, kiž zhniły płód přinjese; a žadyn zhniły štom njeje, kiž by dobry płód přinjesł. ref((Mat. 7, 17. St. 12, 33.))</text:p>
      <text:p text:style-name="Preformatted_20_Text"/>
      <text:p text:style-name="Preformatted_20_Text">44. Přetož kóždy dobry štom budźe po swojim płodźe póznaty. Přetož wot ćernjow nješćipaju figi, ani z hłowonza winowe kiće.</text:p>
      <text:p text:style-name="Preformatted_20_Text"/>
      <text:p text:style-name="P8">45. Dobry čłowjek přinjese dobre z dobreho šaza swojeje wutroby; a zły čłowjek přinjese złe z teho złeho šaza swojeje wutroby. Přetož čohož wutroba połna je, to přez rt wuńdźe. ref((Mat. 12, 35.))</text:p>
      <text:p text:style-name="Preformatted_20_Text"/>
      <text:p text:style-name="P8">46. Što wy mi pak rěkaće Knjez Knjez, a nječiniće, štož ja wam praju? ref((Mat. 7, 21.))</text:p>
      <text:p text:style-name="Preformatted_20_Text"/>
      <text:p text:style-name="P8">47. Štóž ke mni přińdźe a słyši moje ryče a čini te same, ja chcu wam teho zjewić, komu wón je podobny. ref((Rom.2, 13. Jak. 1, 22.))</text:p>
      <text:p text:style-name="Preformatted_20_Text"/>
      <text:p text:style-name="Preformatted_20_Text">48. Wón je podobny tajkemu čłowjekej, kiž chěžu twarješe, kopaše a hłuboko ryješe, a załoži grunt na skału. Jako so pak powodźenje sta, wobroći so ta rěka na tu samu chěžu, ale njemóžeše ju hnuć; přetož wona běše na skału załožena.</text:p>
      <text:p text:style-name="Preformatted_20_Text"/>
      <text:p text:style-name="Preformatted_20_Text">49. Štóž pak słyši a nječini te same, tón je podobny na tajkeho čłowjeka, kotryž swój dom staji na zemju bjez grunta; a ta rěka na njón biješe, a wón hnydom padźe, a sta so na tym domje wulki torh.</text:p>
      <text:p text:style-name="Preformatted_20_Text"/>
      <text:p text:style-name="Preformatted_20_Text">%-----------------------------------------------------------</text:p>
      <text:p text:style-name="Preformatted_20_Text"/>
      <text:p text:style-name="P2">kapitl((Sćenje swjateho Lukaša))</text:p>
      <text:p text:style-name="P2"/>
      <text:p text:style-name="P2">staw((7. staw))</text:p>
      <text:p text:style-name="P2"/>
      <text:p text:style-name="Preformatted_20_Text"><text:span text:style-name="Absatz-Standardschriftart"><text:span text:style-name="T2">detail((Wo hejtmanowym wotročku; młodźencu w Nainje; Janu a jeho wučomnikach; wulkej hrěšnicy.))</text:span></text:span></text:p>
      <text:p text:style-name="Preformatted_20_Text"/>
      <text:p text:style-name="Preformatted_20_Text">%-----------------------------------------------------------</text:p>
      <text:p text:style-name="Preformatted_20_Text"/>
      <text:p text:style-name="Preformatted_20_Text">1. Jako wón pak před tym ludom běše wurěčał, dźěše wón do Kapernauma.</text:p>
      <text:p text:style-name="Preformatted_20_Text"/>
      <text:p text:style-name="P8">2. A jeneho hejtmana słužomnik, kotrehož wón sebi wysocy wažeše, ležeše smjertnje chory. ref((Mat. 8, 5.))</text:p>
      <text:p text:style-name="Preformatted_20_Text"/>
      <text:p text:style-name="Preformatted_20_Text">3. Jako tón pak wot Jezusa słyšeše, pósła wón k njemu tych. Židow staršich a da jeho prosyć, zo by přišoł a jeho słužomnika wustrowił.</text:p>
      <text:p text:style-name="Preformatted_20_Text"/>
      <text:p text:style-name="Preformatted_20_Text">4. Jako woni pak k Jezusej přińdźechu, prošachu jeho swěru a dźachu: Wón je hódny, zo by ty jemu to sčinił;</text:p>
      <text:p text:style-name="Preformatted_20_Text"/>
      <text:p text:style-name="Preformatted_20_Text"><text:soft-page-break/>5. Přetož wón lubuje naš lud a je nam šulu natwarił.</text:p>
      <text:p text:style-name="Preformatted_20_Text"/>
      <text:p text:style-name="P8">6. Jezus teho dla dźěše z nimi tam. A jako wón nětk njedaloko wot chěže běše, pósła tón hejtman k njemu přećelow a da jemu prajić: Knježe, njeprócuj so, přetož ja hódny njejsym, zo by ty pod moju třěchu šoł; ref((Mat. 8, 8.))</text:p>
      <text:p text:style-name="Preformatted_20_Text"/>
      <text:p text:style-name="Preformatted_20_Text">7. A teho dla ja tež so sameho za hódneho njejsym dźeržał, zo bych k tebi přišoł. Ale rjekń jeno słowo, dha budźe mój słužomnik wustrowjeny.</text:p>
      <text:p text:style-name="Preformatted_20_Text"/>
      <text:p text:style-name="Preformatted_20_Text">8. Přetož tež ja sym čłowjek, wyšnosći podaty, a mam wojakow pod sobu; a rjeknu k jenemu: Dźi tam, a wón dźe tam; a k druhemu: Přińdź sem, a wón přińdźe; a k mojemu słužomnikej: Čiń ty to, a wón čini.</text:p>
      <text:p text:style-name="Preformatted_20_Text"/>
      <text:p text:style-name="Preformatted_20_Text">9. Jako pak Jezus to słyšeše, dźiwaše wón so jemu a wobroći so k ludu, kotryž za nim dźěše, a dźeše: Ja praju wam: Tajku wěru njejsym ja we Israelu namakał.</text:p>
      <text:p text:style-name="Preformatted_20_Text"/>
      <text:p text:style-name="Preformatted_20_Text">10. A jako zaso dom přińdźechu, kotřiž běchu pósłani, namakachu woni teho choreho wotročka čerstweho.</text:p>
      <text:p text:style-name="P1"><text:s/></text:p>
      <text:p text:style-name="Preformatted_20_Text">%-----------------------------------</text:p>
      <text:p text:style-name="Preformatted_20_Text">% https://digital.slub-dresden.de/data/kitodo/BibltojeZ_478590679/BibltojeZ_478590679_tif/jpegs/00001401.tif.large.jpg</text:p>
      <text:p text:style-name="Preformatted_20_Text">%-----------------------------------------------------------</text:p>
      <text:p text:style-name="Preformatted_20_Text"/>
      <text:p text:style-name="Preformatted_20_Text">%-----------------------------------------------------------</text:p>
      <text:p text:style-name="Preformatted_20_Text"/>
      <text:p text:style-name="Preformatted_20_Text"><text:span text:style-name="Absatz-Standardschriftart"><text:span text:style-name="T3">detail((Sćenje na 16. njedźelu po swj. Trojicy.))</text:span></text:span></text:p>
      <text:p text:style-name="Preformatted_20_Text"/>
      <text:p text:style-name="Preformatted_20_Text">%-----------------------------------------------------------</text:p>
      <text:p text:style-name="Preformatted_20_Text"/>
      <text:p text:style-name="Preformatted_20_Text">11. A nazajtra so sta, zo wón do města z mjenom Nain dźěše; a jeho pósłow dźěše wjele z nim a wjele luda.</text:p>
      <text:p text:style-name="Preformatted_20_Text"/>
      <text:p text:style-name="P8">12. Jako wón pak blisko k měšćanskim wrotam přińdźe, hlaj, tam njesechu morweho won, kiž běše jedyn jenički syn swojeje maćerje, a wona běše z wudowu; a wjele luda z města dźěše z njeju. ref((1 Kral. 17, 17.))</text:p>
      <text:p text:style-name="Preformatted_20_Text"/>
      <text:p text:style-name="P8">13. A jako ju tón Knjez wuhlada, bě jemu teje sameje žel a dźeše k njej: Njepłač! ref((Mat. 9, 36. Jer. 31, 16.))</text:p>
      <text:p text:style-name="Preformatted_20_Text"/>
      <text:p text:style-name="P8">14. A přistupiwši dótknu so teho kašća; ći nošerjo pak zastachu. A wón dźeše: Młodźenco, ja praju ći, stań horje! ref((Mark. 5, 41.))</text:p>
      <text:p text:style-name="Preformatted_20_Text"/>
      <text:p text:style-name="P8">15. A tón morwy zebra so horje a poča rěčeć. A wón da jeho jeho maćeri. ref((2 Kral. 4, 36.))</text:p>
      <text:p text:style-name="Preformatted_20_Text"/>
      <text:p text:style-name="Preformatted_20_Text">16. Bojosć pak jich wšitkich zapopadźe, a chwalachu Boha a dźachu: Wulki profeta je bjez nami postanył, a Bóh je k swojemu ludu pohladał.</text:p>
      <text:p text:style-name="Preformatted_20_Text"/>
      <text:p text:style-name="Preformatted_20_Text">17. A ta ryč wot njeho wuńdźe po cyłym židowskim a po wšěm wokolnym kraju.</text:p>
      <text:p text:style-name="Preformatted_20_Text"/>
      <text:p text:style-name="P8">18. A to wšitko zjewichu Janej jeho wučomnicy. Tuž zawoła Jan swojeju wučomnikow dweju, ref((Mat. 11, 2.))</text:p>
      <text:p text:style-name="Preformatted_20_Text"/>
      <text:p text:style-name="Preformatted_20_Text">19. Pósła jeju k Jezusej a da jemu powjedźić: Sy ty tón samy, kotryž ma přińć, abo dyrbimy druheho čakać?</text:p>
      <text:p text:style-name="Preformatted_20_Text"/>
      <text:p text:style-name="Preformatted_20_Text">20. Jako teho dla taj mužej k njemu přińdźeštaj, dźeštaj wonaj: Jan, tón křćenik, je naju k tebi pósłał a da tebi powjedźić: Sy ty, kotryž přińć ma, abo dyrbimy druheho čakać?</text:p>
      <text:p text:style-name="Preformatted_20_Text"/>
      <text:p text:style-name="Preformatted_20_Text">21. W tej samej štundźe zahoji wón pak jich wjele wot chorosćow a čwilow a złych duchow, a wjele slepym da wón z hnadu, zo widźichu.</text:p>
      <text:p text:style-name="Preformatted_20_Text"/>
      <text:p text:style-name="P8">22. A Jezus wotmołwi a dźeše k nimaj: Dźitaj a powjeztaj Janej, štož wój staj widźiłaj a słyšałaj: Sslepi widźa, chromi chodźa, wusadni budźa čisći, hłuši słyša, morwi budźa zbudźeni a chudym budźe to ewangelion prědowane; ref((Jez. 35, 5. Mat. 11,5.))</text:p>
      <text:p text:style-name="Preformatted_20_Text"/>
      <text:p text:style-name="P8">23. A zbóžny je, kiž so na mni njepohórši. ref((Mat. 11, 6.))</text:p>
      <text:p text:style-name="Preformatted_20_Text"/>
      <text:p text:style-name="Preformatted_20_Text">24. Hdyž pak taj pósłaj Janowaj běštaj wotešłaj, poča wón k ludu wot Jana rěčeć: Što sće wy do teje pusćiny wušli hladać? Chcyšće sćinu widźeć, kotruž wětr tam a sem chabła?</text:p>
      <text:p text:style-name="Preformatted_20_Text"/>
      <text:p text:style-name="Preformatted_20_Text">25. Abo što sće wy wušli hladać: Chcyšće čłowjeka w mjechkich drastach widźeć? Hlajće, kiž w krasnych drastach a w lóštach žiwi su, ći su w kralowskich hrodach.</text:p>
      <text:p text:style-name="Preformatted_20_Text"/>
      <text:p text:style-name="Preformatted_20_Text">26. Abo što sće wy wušli hladać? Chcyšće profeta widźeć? Haj, ja praju wam, kotryž wjazy je, dyžli profeta.</text:p>
      <text:p text:style-name="Preformatted_20_Text"><text:soft-page-break/></text:p>
      <text:p text:style-name="P8">27. Wón je tón samy, wot kotrehož steji pisane: Hlaj, ja pósćelu mojeho jandźela prjedy twojeho wobliča, kotryž přihotować ma twój puć prjedy tebje. ref((Mal. 3, 1. Mat. 11, 10.))</text:p>
      <text:p text:style-name="Preformatted_20_Text"/>
      <text:p text:style-name="P8">28. Přetož ja praju wam, zo bjez tymi, kiž so wot žónskich su narodźili, njeje žadyn wjetši profeta, dyžli Jan, tón křćenik; kotryž pak mjeńši je w kralestwje Božim, tón je wjetši, dyžli wón. ref((St. 1, 15.))</text:p>
      <text:p text:style-name="Preformatted_20_Text"/>
      <text:p text:style-name="Preformatted_20_Text">29. A wšitkón lud, kotryž jeho słyšeše, a słonicy póznachu Boha za praweho a dachu so křćić z Janowej křćenicu.</text:p>
      <text:p text:style-name="Preformatted_20_Text"/>
      <text:p text:style-name="Preformatted_20_Text">30. Ale Farizejscy a pismawučeni zacpěchu Božu radu přećiwo samym sebi a njedachu so wot njeho křćić.</text:p>
      <text:p text:style-name="Preformatted_20_Text"/>
      <text:p text:style-name="P8">31. Ale tón Knjez dźeše: Komu dyrbju ja teho dla tych ludźi tuteje šlachty přirunać, a komu su woni podobni? ref((Mat. 11, 16.))</text:p>
      <text:p text:style-name="Preformatted_20_Text"/>
      <text:p text:style-name="Preformatted_20_Text">32. Woni su podobni dźěćom, kiž na torhošću sedźa a jene na druhe wołaju a praja: My smy wam pizkali, a wy njejsće rejwali; my smy wam na płač zpěwali, a wy njejsće płakal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2.tif.large.jpg</text:span></text:span></text:p>
      <text:p text:style-name="Preformatted_20_Text">%-----------------------------------------------------------</text:p>
      <text:p text:style-name="Preformatted_20_Text"/>
      <text:p text:style-name="Preformatted_20_Text">33. Přetož Jan, tón křćenik, je přišoł a njejědźiše chlěba ani njepiješe wina; a wy prajiće, zo ma čerta.</text:p>
      <text:p text:style-name="Preformatted_20_Text"/>
      <text:p text:style-name="Preformatted_20_Text">34. Čłowjeka syn je tež přišoł, jě a pije; a wy prajiće: Hlaj, tón čłowjek je žračk a winowy wopiłc, słonikow a hrěšnikow přećel.</text:p>
      <text:p text:style-name="Preformatted_20_Text"/>
      <text:p text:style-name="Preformatted_20_Text">35. A ta mudrosć dyrbi so dać k prawu wodźić wot wšitkich swojich dźěći.</text:p>
      <text:p text:style-name="Preformatted_20_Text"/>
      <text:p text:style-name="Preformatted_20_Text">%-----------------------------------------------------------</text:p>
      <text:p text:style-name="Preformatted_20_Text"/>
      <text:p text:style-name="Preformatted_20_Text"><text:span text:style-name="Absatz-Standardschriftart"><text:span text:style-name="T3">detail((Tekst na 22. njedźelu po swj. Trojicy. IV.))</text:span></text:span></text:p>
      <text:p text:style-name="Preformatted_20_Text"/>
      <text:p text:style-name="Preformatted_20_Text">%-----------------------------------------------------------</text:p>
      <text:p text:style-name="Preformatted_20_Text"/>
      <text:p text:style-name="Preformatted_20_Text">36. [Jedyn pak bjez Farizejskimi prošeše jeho, zo by z nim jědł. A wón zańdźe do doma teho Farizejskeho a synu so za blido.</text:p>
      <text:p text:style-name="Preformatted_20_Text"/>
      <text:p text:style-name="Preformatted_20_Text">37. A hlaj, žónska běše w měsće, ta běše hrěšnica. Jako tuta zhoni, zo wón so běše k blidu sydnył w domje teho Farizejskeho, přinjese wona škleńcu ze žałbu,</text:p>
      <text:p text:style-name="Preformatted_20_Text"/>
      <text:p text:style-name="Preformatted_20_Text">38. A stupi zady k jeho nohomaj a płakaše; a poča jeho nohi ze sylzami mačeć a trěješe je z włosami swojeje hłowy a wokošowaše jeho nohi a namaza je ze žałbu.</text:p>
      <text:p text:style-name="Preformatted_20_Text"/>
      <text:p text:style-name="Preformatted_20_Text">39. Jako pak to tón Farizejski widźeše, kiž jeho prosył běše, praješe wón při sebi sam a dźeše: Hdy by tón profeta był, dha by wón wědźał, štó a kajka ta žónska je, kiž so jeho dótka; přetož wona je hrěšnica.</text:p>
      <text:p text:style-name="Preformatted_20_Text"/>
      <text:p text:style-name="Preformatted_20_Text">40. Jezus pak wotmołwi a dźeše k njemu: Šimanje, ja mam ći něšto prajić. Wón pak dźeše: Praj, mištrje.</text:p>
      <text:p text:style-name="Preformatted_20_Text"/>
      <text:p text:style-name="Preformatted_20_Text">41. Někajki lichownik měješe dweju dołžnikow; jedyn bě winowaty pjeć stow krošow, tón druhi pak poł sta.</text:p>
      <text:p text:style-name="Preformatted_20_Text"/>
      <text:p text:style-name="Preformatted_20_Text">42. Hdyž pak wonaj njeměještaj zapłaćić, spušći wón woběmaj tón dołh. Kotry dha, powjes mi, bjez nimaj budźe jeho najbóle lubować?</text:p>
      <text:p text:style-name="Preformatted_20_Text"/>
      <text:p text:style-name="Preformatted_20_Text">43. Šiman wotmołwi a dźeše: Mi so zda, zo tón, kotremuž wón najwjacy je spušćił. Wón pak dźeše k njemu: Ty sy prawje sudźił.</text:p>
      <text:p text:style-name="Preformatted_20_Text"/>
      <text:p text:style-name="P8">44. A wón so wobroći k tej žónskej a dźeše k Šimanej: Widźiš ty tu žónsku? Ja sym přišoł do twojeho doma, ty mi njejsy wody dał k mojimaj nohomaj; ta pak je mojej nocy ze sylzami mačała a z włosami swojeje hłowy trěła. ref((1 Mójz. 18, 4.))</text:p>
      <text:p text:style-name="Preformatted_20_Text"/>
      <text:p text:style-name="Preformatted_20_Text">45. Ty njejsy mje wokošał; ta pak, po tym hač je nutř přišła, njeje přestała mojej nocy wokošować.</text:p>
      <text:p text:style-name="Preformatted_20_Text"/>
      <text:p text:style-name="Preformatted_20_Text">46. Ty njejsy moju hłowu z wolijom pomazał; wona pak je mojej nocy ze žałbu namazała.</text:p>
      <text:p text:style-name="Preformatted_20_Text"/>
      <text:p text:style-name="Preformatted_20_Text">47. Teho dla praju ći: Jej je wjele hrěchow spušćene, dha je wona wjele lubowała; komuž pak mało spušćene budźe, tón mało lubuje.</text:p>
      <text:p text:style-name="Preformatted_20_Text"/>
      <text:p text:style-name="P8">48. A wón dźeše k njej: Tebi su twoje hrěchi wodate. ref((Mat. 9, 2.))</text:p>
      <text:p text:style-name="Preformatted_20_Text"/>
      <text:p text:style-name="P8">49. Tuž počachu ći, kiž z nim za blidom sedźichu, sami při sebi prajić: Štó je tón, kiž tež hrěchi wodawa? ref((Mat. 9, 3.))</text:p>
      <text:p text:style-name="Preformatted_20_Text"><text:soft-page-break/></text:p>
      <text:p text:style-name="P8">50. Wón pak dźeše k žónskej: Twoja wěra je će wozbožiła; dźi z měrom. ref((Mark. 5, 34.))</text:p>
      <text:p text:style-name="Preformatted_20_Text"/>
      <text:p text:style-name="Preformatted_20_Text">%-----------------------------------------------------------</text:p>
      <text:p text:style-name="Preformatted_20_Text"/>
      <text:p text:style-name="P2">kapitl((Sćenje swjateho Lukaša))</text:p>
      <text:p text:style-name="P2"/>
      <text:p text:style-name="P2">staw((8. staw))</text:p>
      <text:p text:style-name="P2"/>
      <text:p text:style-name="Preformatted_20_Text"><text:span text:style-name="Absatz-Standardschriftart"><text:span text:style-name="T2">detail((Wo symjenju Božeho słowa, njewjedrje na morju, wobsynjenym, chorej žonje a Jairowej dźowčičcy.))</text:span></text:span></text:p>
      <text:p text:style-name="Preformatted_20_Text"/>
      <text:p text:style-name="Preformatted_20_Text">%-----------------------------------------------------------</text:p>
      <text:p text:style-name="Preformatted_20_Text"/>
      <text:p text:style-name="Preformatted_20_Text">1. A sta so potom, zo wón chodźeše po městach a měztkach a prědowaše a připowědaše to ewangelion wot kralestwa Božeho; a ći dwanaćo běchu z nim,</text:p>
      <text:p text:style-name="Preformatted_20_Text"/>
      <text:p text:style-name="P8">2. K temu tež někotre žónske, kotrež wón běše wustrowił wot złych duchow a chorosćow; te běchu Marja, kotrejž Madlena rěkachu, wot kotrejež běše sydom čertow wuchło, ref((Mark. 15, 40.))</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3.tif.large.jpg</text:span></text:span></text:p>
      <text:p text:style-name="Preformatted_20_Text">%-----------------------------------------------------------</text:p>
      <text:p text:style-name="Preformatted_20_Text"/>
      <text:p text:style-name="Preformatted_20_Text">3. A Johanna, Chuzowa mandźelska, teho zastojnika Herodašoweho, a Suzanna, a wjele druhich, kotrež jemu słužachu wot swojeho zamóženja. Sćenje na njedźelu Sexagezima.</text:p>
      <text:p text:style-name="Preformatted_20_Text"/>
      <text:p text:style-name="P8">4. [Jako so pak wjele luda běše hromadu zešło a ze wšěch městow k Jezusej chwatachu, dźeše wón přez přirunanje: ref((Mat. 13, 3. Mark. 4, 2.))</text:p>
      <text:p text:style-name="Preformatted_20_Text"/>
      <text:p text:style-name="Preformatted_20_Text">5. Syjer dźěše, zo by rozsył swoje symjo; a jako wón syješe, padźe někotre při puću a bu podteptane, a ptaki pod njebjesami zežrachu jo.</text:p>
      <text:p text:style-name="Preformatted_20_Text"/>
      <text:p text:style-name="Preformatted_20_Text">6. A někotre padźe na skału; a hdyž zeńdźe, wuschnu wone, teho dla, zo włohi njeměješe.</text:p>
      <text:p text:style-name="Preformatted_20_Text"/>
      <text:p text:style-name="Preformatted_20_Text">7. A někotre padźe srjedźa do ćernjow; a te ćernje rosćechu sobu a zadusychu jo.</text:p>
      <text:p text:style-name="Preformatted_20_Text"/>
      <text:p text:style-name="P8">8. A někotre padźe na dobru rolu; a jako bě zešło, přinjese stokróćne płody. A hdyž to wurjeknu, zawoła wón: Štóž ma wuši k posłuchanju, tón posłuchaj! ref((1 Mójz. 26, 12.))</text:p>
      <text:p text:style-name="Preformatted_20_Text"/>
      <text:p text:style-name="Preformatted_20_Text">9. Jeho wučomnicy pak jeho woprašachu a dźachu: Što by to přirunanje było?</text:p>
      <text:p text:style-name="Preformatted_20_Text"/>
      <text:p text:style-name="P8">10. Wón pak dźeše: Wam je date, zo byšće wědźeli te potajnstwa Božeho kralestwa; druhim pak w přirunanjach, zo bychu njewidźeli, hač runje widźa, a njezrozumili, hač runje słyša. ref((Jez. 6, 9. 10. Mat. 13, 14. Mark. 4, 12. Jan. 12, 40. Jap. zk. 28, 26. Rom. 11, 8.))</text:p>
      <text:p text:style-name="Preformatted_20_Text"/>
      <text:p text:style-name="Preformatted_20_Text">11. To pak je to přirunanje: To symjo je słowo Bože.</text:p>
      <text:p text:style-name="Preformatted_20_Text"/>
      <text:p text:style-name="Preformatted_20_Text">12. Ći pak při puću su, kotřiž jo słyša, potom přińdźe čert a zebjerje to słowo z jich wutrobow, zo bychu njewěrili a zbóžni njebyli.</text:p>
      <text:p text:style-name="Preformatted_20_Text"/>
      <text:p text:style-name="Preformatted_20_Text">13. Ći pak na skale, hdyž słowo słyša, wozmu to same z wjesołosću horje; a ći nimaju korjenja; na čas woni wěrja, ale w času spytowanja přestupja.</text:p>
      <text:p text:style-name="Preformatted_20_Text"/>
      <text:p text:style-name="Preformatted_20_Text">14. Kotrež pak do ćernjow padźe, su ći, hdyž jo su słyšeli, dha chodźa pod starosćemi, bohatstwom a lóštami teho žiwjenja a budźa zadušeni a njepřinjesu žane płody.</text:p>
      <text:p text:style-name="Preformatted_20_Text"/>
      <text:p text:style-name="P8">15. To pak na dobrej roli su ći, kiž słowo słyša a zachowaju jo w pěknej a dobrej wutrobje a přinjesu płody w sćerpliwosći.<text:span text:style-name="Absatz-Standardschriftart"><text:span text:style-name="T4">]</text:span></text:span> ref((Hebr. 10, 36.))</text:p>
      <text:p text:style-name="Preformatted_20_Text"/>
      <text:p text:style-name="P8">16. Nichtó pak njezaswěći swěcu a přikrywa ju ze sudobjom abo staji ju pod ławu; ale wón ju na swěčnik staji, zo bychu ći, kotřiž nutskhodźa, swětło widźili. ref((Mat. 5, 15. Mark. 4, 21.))</text:p>
      <text:p text:style-name="Preformatted_20_Text"/>
      <text:p text:style-name="P8">17. Přetož ničo njeje tak potajene, zo by zjewjene njebyło a njeje ničo tak skradźu, zo by póznate njebyło a na swětło njepřišło. ref((Mat. 10, 26. Mark. 4, 22. Luk. 12, 2.))</text:p>
      <text:p text:style-name="Preformatted_20_Text"/>
      <text:p text:style-name="P8">18. Hlajće teho dla, kak posłuchaće. Přetož štóž ma, temu budźe date, a štóž nima, wot teho budźe wzate tež to, štož so jemu zda, zo wón ma. ref((Mat. 13, 12. St. 25, 29. Mark. 4, 25.))</text:p>
      <text:p text:style-name="Preformatted_20_Text"/>
      <text:p text:style-name="P8">19. Tehdy pak přińdźechu k njemu jeho mać a bratřjo a njemóžachu luda dla k njemu přistupić. ref((Mat. 12, 46. Mark. 3, 31.))</text:p>
      <text:p text:style-name="Preformatted_20_Text"/>
      <text:p text:style-name="Preformatted_20_Text">20. A woni jemu to powědźichu, rjeknywši: Twoja mać a twoji bratřjo steja <text:soft-page-break/>wonkach a chcedźa će widźeć.</text:p>
      <text:p text:style-name="Preformatted_20_Text"/>
      <text:p text:style-name="Preformatted_20_Text">21. Wón pak wotmołwi a dźeše k nim: Moja mać a moji bratřjo su ći, kotřiž Bože słowo słyša a činja to same.</text:p>
      <text:p text:style-name="Preformatted_20_Text"/>
      <text:p text:style-name="P8">22. A sta so w tych dnjach jenym, zo wón do łódźe stupi ze swojimi wučomnikami. A wón dźeše k nim: Přewjezmy so přez jězor. A woni wotstorčichu tu łódź wot brjoha. ref((Mat. 8, 23. Mark. 4, 36.))</text:p>
      <text:p text:style-name="Preformatted_20_Text"/>
      <text:p text:style-name="Preformatted_20_Text">23. A jako woni so wjezechu, wusny wón. A wichor přińdźe na tón jězor, a žołmy nadpadźechu jich, a běchu we wulkej strachosći.</text:p>
      <text:p text:style-name="Preformatted_20_Text"/>
      <text:p text:style-name="Preformatted_20_Text">24. Woni pak zbudźichu jeho přistupiwši a dźachu: Mištrje, mištrje, my wozmjemy kónc! A wón postanu a naswari tón wětr a to šumjenje teje wody; a wone přesta a bu ćišina.</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4.tif.large.jpg</text:span></text:span></text:p>
      <text:p text:style-name="Preformatted_20_Text">%-----------------------------------------------------------</text:p>
      <text:p text:style-name="Preformatted_20_Text"/>
      <text:p text:style-name="P8">25. Wón dźeše pak k nim: Hdźe je waša wěra? Woni so pak bojachu a dźiwachu so a dźachu bjez sobu: Štó wšak je tutón? Přetož wón přikaže tež wěträm a wodźe, a wone su jemu posłušne. ref((Mat. 8, 26.))</text:p>
      <text:p text:style-name="Preformatted_20_Text"/>
      <text:p text:style-name="P8">26. A woni wjezechu so dale do kraja Gadarenskeho, kotryž je napřećiwo Galilejskemu. ref((Mat. 8, 28. Mark. 5, 1.))</text:p>
      <text:p text:style-name="Preformatted_20_Text"/>
      <text:p text:style-name="Preformatted_20_Text">27. A hdyž wón na zemju wustupi, zetka jeho jedyn muž z teho města, kotryž měješe čertow wot dołheho časa; a wón njewoblekaše so žanu drastu a njewosta w žanej chěži, ale w rowach.</text:p>
      <text:p text:style-name="Preformatted_20_Text"/>
      <text:p text:style-name="P8">28. Jako wón pak Jezusa wuhlada, wołaše wón a padnu před nim dele a zawoła z wulkim hłosom a dźeše: Što je mi z tobu, Jezuso, ty Syno Boha wjeršneho? Ja prošu će, nječwiluj mje. ref((Mat. 8, 20.))</text:p>
      <text:p text:style-name="Preformatted_20_Text"/>
      <text:p text:style-name="Preformatted_20_Text">29. Přetož wón přikaza temu nječistemu duchu, zo by z teho čłowjeka wušoł; přetož wón běše jeho dołhi čas čwilował. A wón běše z rjećazami zwjazany a w putach jaty; wón pak rostorže te zwjazki a bu honjeny wot čerta do pusćinow.</text:p>
      <text:p text:style-name="Preformatted_20_Text"/>
      <text:p text:style-name="Preformatted_20_Text">30. A Jezus wopraša jeho a dźeše: Kajke maš mjeno? Wón dźeše: Legion; přetož wjele čertow běše do njeho zalězło.</text:p>
      <text:p text:style-name="Preformatted_20_Text"/>
      <text:p text:style-name="Preformatted_20_Text">31. A woni prošachu jeho, zo by jim njepřikazał do teje hłubokosće hić.</text:p>
      <text:p text:style-name="Preformatted_20_Text"/>
      <text:p text:style-name="Preformatted_20_Text">32. Wulke stadło swini so pak tam na horje paseše. A woni jeho prošachu, zo by jim wotpušćił do tych samych zańć; a wón jim wotpušći.</text:p>
      <text:p text:style-name="Preformatted_20_Text"/>
      <text:p text:style-name="Preformatted_20_Text">33. Tuž wuńdźechu ći čerći z teho čłowjeka a stupichu do tych swini; a to stadło storči so jene dobo do jězora a tepichu so.</text:p>
      <text:p text:style-name="Preformatted_20_Text"/>
      <text:p text:style-name="Preformatted_20_Text">34. Jako pak pastyrjo widźichu, što so sta, ćeknychu woni a připowjedachu šedši to same w měsće a na wsach.</text:p>
      <text:p text:style-name="Preformatted_20_Text"/>
      <text:p text:style-name="Preformatted_20_Text">35. A woni wuńdźechu, zo bychu widźili, što so běše stało; a přińdźechu k Jezusej a namakachu teho čłowjeka, wot kotrehož ći čerći běchu wušli, sedźo k Jezusowymaj nohomaj, woblečeneho a rozumneho, a stróžichu so.</text:p>
      <text:p text:style-name="Preformatted_20_Text"/>
      <text:p text:style-name="Preformatted_20_Text">36. A kotřiž to běchu widźili, připowjedachu tež to same jim, kak tón wobsynjeny běše wočerstwił.</text:p>
      <text:p text:style-name="Preformatted_20_Text"/>
      <text:p text:style-name="Preformatted_20_Text">37. A wšitka zhromadźizna tych wokolnych Gadarenskich krajow prošeše jeho, zo by wot nich wotešoł. Přetož woni běchu z wulkej bojosću napjelnjeni. A wón stupi do teje łódźe a wróći so zaso.</text:p>
      <text:p text:style-name="Preformatted_20_Text"/>
      <text:p text:style-name="Preformatted_20_Text">38. Tón muž pak jeho prošeše, wot kotrehož ći čerći běchu wušli, zo by směł při nim być. Ale Jezus pušći jeho preč wot sebje a dźeše:</text:p>
      <text:p text:style-name="Preformatted_20_Text"/>
      <text:p text:style-name="Preformatted_20_Text">39. Dźi zaso do swojeho doma a praj, kajku wulku wěc tebi Bóh činił je. A wón woteńdźe a prědowaše po cyłym měsće, kak wulke wěcy jemu Jezus činił běše.</text:p>
      <text:p text:style-name="Preformatted_20_Text"/>
      <text:p text:style-name="Preformatted_20_Text">40. A sta so, jako Jezus zaso přińdźe, wza jeho tón lud horje; přetož woni wšitcy na njeho wočakowachu.</text:p>
      <text:p text:style-name="Preformatted_20_Text"/>
      <text:p text:style-name="P9">41. A hlaj, muž přińdźe, z mjenom Jairus, kotryž wyši teje šule běše, a padźe Jezusej k nohomaj a prošeše jeho, zo by chcył sobu do jeho doma zańć. ref((Mat. 9, 18. Mark. 5, 22.))</text:p>
      <text:p text:style-name="Preformatted_20_Text"/>
      <text:p text:style-name="Preformatted_20_Text"><text:soft-page-break/>42. Přetož wón měješe jeničku dźowku, kotraž běše wokoło dwanaće lět, a ta mrěješe. A jako wón dźěše, ćišćachu jeho ludźo.</text:p>
      <text:p text:style-name="Preformatted_20_Text"/>
      <text:p text:style-name="P9">43. A běše žónska, kotraž dwanaće lět swoju krejnicu běše ćerpiła a swoje cyłe zamóženje na lěkarjow wažiła a njemóžeše wot | hnydom staže. žaneho wustrowjena być. ref((Mat. 9, 20. Mark. 5, 25.))</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5.tif.large.jpg</text:span></text:span></text:p>
      <text:p text:style-name="Preformatted_20_Text">%-----------------------------------------------------------</text:p>
      <text:p text:style-name="Preformatted_20_Text"/>
      <text:p text:style-name="Preformatted_20_Text">44. Ta přistupi zady a dótknu so jeho drasty wobruba, a hnydom přesta jej ta njemóc.</text:p>
      <text:p text:style-name="Preformatted_20_Text"/>
      <text:p text:style-name="Preformatted_20_Text">45. A Jezus dźeše: Štó je so mje dótknył? Jako woni pak wšitcy prějachu, dźeše Pětr a kotřiž z nim běchu: Mištrje, tón lud će ćišći a tłóči; a ty prajiš: Štó je so mje dótknył?</text:p>
      <text:p text:style-name="Preformatted_20_Text"/>
      <text:p text:style-name="Preformatted_20_Text">46. Jezus pak dźeše: Wón je so mje něchtó dótknył; přetož ja čuju, zo je móc wote mnje šła.</text:p>
      <text:p text:style-name="Preformatted_20_Text"/>
      <text:p text:style-name="Preformatted_20_Text">47. Jako pak ta sama žónska widźeše, zo potajna njeběše, přińdźe wona třepotajo a padźe před njeho; a powědaše jemu přede wšěm ludom, čoho dla so jeho je dótkła a kak hnydom je wustrowjena.</text:p>
      <text:p text:style-name="Preformatted_20_Text"/>
      <text:p text:style-name="Preformatted_20_Text">48. Wón pak dźeše k njej: Budź dobreje nadźije, moja dźowka, twoja wěra je tebi pomhała; dźi z měrom.</text:p>
      <text:p text:style-name="Preformatted_20_Text"/>
      <text:p text:style-name="Preformatted_20_Text">49. Jako wón hišće rěčeše, přińdźe jedyn wot čeledźe teho šulskeho wyšeho a dźeše k njemu: Twoja dźowka je wumrěła; njeprócuj teho mištra.</text:p>
      <text:p text:style-name="Preformatted_20_Text"/>
      <text:p text:style-name="Preformatted_20_Text">50. Jako pak Jezus to słyšeše, wotmołwi wón jemu a dźeše: Njebój so; wěr jeno, dha budźe wona strowa.</text:p>
      <text:p text:style-name="Preformatted_20_Text"/>
      <text:p text:style-name="Preformatted_20_Text">51. Jako wón pak do teje chěže dźěše, njewotpušći wón nikomu sobu nutř hić, chiba Pětrej a Jakubej a Janej a teho dźěsća nanej a maćeri.</text:p>
      <text:p text:style-name="Preformatted_20_Text"/>
      <text:p text:style-name="Preformatted_20_Text">52. Woni pak płakachu wšitcy a žarowachu ju. Wón pak dźeše: fěršta, Njepłačće; wona njeje wumrěła, ale spi.</text:p>
      <text:p text:style-name="Preformatted_20_Text"/>
      <text:p text:style-name="Preformatted_20_Text">53. A woni so jemu wusmjachu; přetož woni wědźachu derje, zo běše wumrěła.</text:p>
      <text:p text:style-name="Preformatted_20_Text"/>
      <text:p text:style-name="Preformatted_20_Text">54. Wón pak wuhna wšitkich won a wza ju za ruku, zawoła a dźeše: Holčo, stań!</text:p>
      <text:p text:style-name="Preformatted_20_Text"/>
      <text:p text:style-name="Preformatted_20_Text">55. A jeje duch wróći so, a wona N. t. A wón přikaza, zo bychu jej jěsć dali.</text:p>
      <text:p text:style-name="Preformatted_20_Text"/>
      <text:p text:style-name="P9">56. A jeje staršej dźiwaštaj so njemóžnje. Wón pak přikaza jim, zo bychu nikomu njeprajili to, štož so běše stało. ref((St. 5, 14. Mark. 7, 36.))</text:p>
      <text:p text:style-name="Preformatted_20_Text"/>
      <text:p text:style-name="Preformatted_20_Text">%-----------------------------------------------------------</text:p>
      <text:p text:style-name="Preformatted_20_Text"/>
      <text:p text:style-name="P2">kapitl((Sćenje swjateho Lukaša))</text:p>
      <text:p text:style-name="P2"/>
      <text:p text:style-name="P2">staw((9. staw))</text:p>
      <text:p text:style-name="P2"/>
      <text:p text:style-name="Preformatted_20_Text"><text:span text:style-name="Absatz-Standardschriftart"><text:span text:style-name="T2">detail((Wo dwanaće japoštołach, pjeć pokrutach, Chrystusowym překrasnjenju a ćerpjenju, wučomnikow lakomnosći po prózdnej česći a chodźenju za Jezusom.))</text:span></text:span></text:p>
      <text:p text:style-name="Preformatted_20_Text"/>
      <text:p text:style-name="Preformatted_20_Text">%-----------------------------------------------------------</text:p>
      <text:p text:style-name="Preformatted_20_Text"/>
      <text:p text:style-name="P9">1. Wón zawoła pak swojich dwanaće wučomnikow hromadu a da jim móc a zamóženje nade wšitkimi djabołami a zo bychu chorosće zahojili. ref((Mat. 10, 1. Mark. 3, 13. St. 6, 7.))</text:p>
      <text:p text:style-name="Preformatted_20_Text"/>
      <text:p text:style-name="Preformatted_20_Text">2. A pósła jich, zo bychu to kralestwo Bože prědowali a chorych wustrowili;</text:p>
      <text:p text:style-name="Preformatted_20_Text"/>
      <text:p text:style-name="P9">3. A dźeše k nim: Ničo njebjerće sobu na puć, ani kija ani wačoka ani chlěba ani pjenjez; ani po dwěmaj suknjomaj jedyn njemějće. ref((Mat. 10, 9. Mark. 6, 8.))</text:p>
      <text:p text:style-name="Preformatted_20_Text"><text:soft-page-break/></text:p>
      <text:p text:style-name="Preformatted_20_Text">4. A hdźež do doma póńdźeće, tam wostańće, hač wy tam wuńdźeće.</text:p>
      <text:p text:style-name="Preformatted_20_Text"/>
      <text:p text:style-name="P9">5. A kotřiž was horje njewozmu, wuńdźće z teho sameho města a střasće tež tón proch z wašich nohow, k swědčenju na nich. ref((Mat. 10, 14. Jap. zk. 13, 51.))</text:p>
      <text:p text:style-name="Preformatted_20_Text"/>
      <text:p text:style-name="Preformatted_20_Text">6. Tuž wuńdźechu woni a chodźachu po měztkach a prědowachu to ewangelion a hojachu wšudźom.</text:p>
      <text:p text:style-name="Preformatted_20_Text"/>
      <text:p text:style-name="P9">7. Herodas pak, tón štyrisłyšeše wšitko, štož so přez njeho sta; a staraše so jara, dokelž wot někotrych bě prajene, zo Jan wot morwych je stanył; ref((Mat. 14, 1. Mark. 6, 14.))</text:p>
      <text:p text:style-name="Preformatted_20_Text"/>
      <text:p text:style-name="Preformatted_20_Text">8. Wot někotrych pak, zo so Elias je zjewił; a wot někotrych, zo tych starych profetow jedyn je stanył.</text:p>
      <text:p text:style-name="Preformatted_20_Text"/>
      <text:p text:style-name="Preformatted_20_Text">9. A Herodas dźeše: Janej sym ja sćał; štó je pak tón samy, wot kotrehož ja tajke wěcy słyšu? A žadaše jeho wohladać.</text:p>
      <text:p text:style-name="Preformatted_20_Text"/>
      <text:p text:style-name="P9">10. A ći japoštoli přińdźechu zaso a prajachu jemu, kak wulke wěcy běchu činili; a wón wza jich k sebi a wotztupi wosebje do puzteho města při tym měsće, kotremuž rěkachu Bethzaida. ref((Mat. 14, 13. Mark. 6, 32.))</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6.tif.large.jpg</text:span></text:span></text:p>
      <text:p text:style-name="Preformatted_20_Text">%-----------------------------------------------------------</text:p>
      <text:p text:style-name="Preformatted_20_Text"/>
      <text:p text:style-name="Preformatted_20_Text">11. Jako to pak ludźo pytnychu, ćehnjechu woni za nim; a wón jich k sebi pušći a praješe jim wot kralestwa Božeho a zahoji, kotřiž zahojenja potrjebachu.</text:p>
      <text:p text:style-name="Preformatted_20_Text"/>
      <text:p text:style-name="P9">12. Dźeń so pak poča pochileć. Tuž přistupichu ći dwanaćo a dźachu k njemu: Pušć tón lud wot sebje, zo bychu woni do tych městow wokoło a do wsow šli, tak zo bychu woni hospodu a jědź sebi namakali; přetož my smy tudy w pusćinje. ref((Mat. 14, 15. Mark. 6, 35. Jan. 6, 5.))</text:p>
      <text:p text:style-name="Preformatted_20_Text"/>
      <text:p text:style-name="Preformatted_20_Text">13. Wón pak dźeše k nim: Dajće wy jim pojěsć. A woni dźachu: My nimamy wjazy hač pjeć pokrutkow a dwě rybje; chiba zo bychmy šli a nakupili na wšitkón tutón lud jědźe.</text:p>
      <text:p text:style-name="Preformatted_20_Text"/>
      <text:p text:style-name="Preformatted_20_Text">14 (Přetož muskich běše wokoło pjeć tawzynt.) Wón pak dźeše k swojim wučomnikam: Njech woni so zesydaju, w kóždym rjadu po pjeć dźesać.</text:p>
      <text:p text:style-name="Preformatted_20_Text"/>
      <text:p text:style-name="Preformatted_20_Text">15. A woni sčinichu tak a zesydachu so wšitcy.</text:p>
      <text:p text:style-name="Preformatted_20_Text"/>
      <text:p text:style-name="Preformatted_20_Text">16. A wón wza te pjeć pokroty a tej dwě rybje a pohlada k njebjesam a požohnowa a łamaše je a poda je tym wučomnikam, zo bychu před lud kładli.</text:p>
      <text:p text:style-name="Preformatted_20_Text"/>
      <text:p text:style-name="P9">17. A woni jědźichu a buchu wšitcy nasyćeni; a bu zebrane, štož běše jim zbytka wostało, kruškow dwanaće korbow. ref((2 Kral. 4, 44.))</text:p>
      <text:p text:style-name="Preformatted_20_Text"/>
      <text:p text:style-name="Preformatted_20_Text">18. A sta so, jako wón so wosebje sam modleše a jeho wučomnicy při nim běchu; tuž wopraša wón jich a dźeše: Štó praja ludźo, zo ja sym?</text:p>
      <text:p text:style-name="Preformatted_20_Text"/>
      <text:p text:style-name="P9">19. Woni pak wotmołwichu a dźachu: Woni praja, zo sy Jan, tón křćenik; někotři pak praja, zo sy Elias; a někotři, zo tych starych profetow jedyn je postanył. ref((Mat. 14, 2. Mark. 6, 14.))</text:p>
      <text:p text:style-name="Preformatted_20_Text"/>
      <text:p text:style-name="P9">20. A wón dźeše k nim: Štó pak wy prajiće, zo ja sym? Tuž wotmołwi Pětr a dźeše: Ty sy Chrystus, Boži Syn. ref((Mat. 16, 16. Mark. 8, 29. Jan. 1, 49.))</text:p>
      <text:p text:style-name="Preformatted_20_Text"/>
      <text:p text:style-name="Preformatted_20_Text">21. A wón pohrozy jim a přikaza, zo bychu to nikomu njepowědźeli,</text:p>
      <text:p text:style-name="Preformatted_20_Text"/>
      <text:p text:style-name="P9">22. A dźeše: Přetož člorózki syn dyrbi wjele ćerpić a być zaćisnjeny wot staršich a wyšich měšnikow a pismawučenych a morjeny być a na třeći dźeń horje stanuć. ref((Mat. 17, 22. St. 20, 17. 18. Mark. 9, 31. Luk. 18, 32. 33.))</text:p>
      <text:p text:style-name="Preformatted_20_Text"/>
      <text:p text:style-name="P9">23. K nim wšitkim pak dźeše wón: Chce-li štó za mnu přińć, tón zaprěj so sam a bjer swój křiž na so wšědnje a pój za mnu. ref((Mat. 10, 38. St. 16, 24. Mark. 8, 34.))</text:p>
      <text:p text:style-name="Preformatted_20_Text"/>
      <text:p text:style-name="Preformatted_20_Text">24. Přetož štóž swoje žiwjenje chce zachować, tón budźe jo zhubić; štóž pak swoje žiwjenje zhubi moje dla, tón budźe to same zachować.</text:p>
      <text:p text:style-name="Preformatted_20_Text"/>
      <text:p text:style-name="Preformatted_20_Text">25. A kajki wužitk by čłowjek měł, hdy by runje wšitkón swět dobył a zhubił so sam abo so sam wobškodźił?</text:p>
      <text:p text:style-name="Preformatted_20_Text"/>
      <text:p text:style-name="P9">26. Štóž so pak mje a mojich słowow hanibuje, teho budźe so tón člorózki syn tež hanibować, hdyž wón budźe přińć w swojej krasnosći a teho Wótca a tych swjatych jandźelow. ref((Mat. 10, 33. Mark. 8, 38. Luk. 12, 9. 2 Tim. 1, 12. St.2, 12.))</text:p>
      <text:p text:style-name="Preformatted_20_Text"/>
      <text:p text:style-name="Preformatted_20_Text">27. Ja pak wam zawěrnje praju, zo někotři wot tych, kiž tudy steja, smjerće njebudźa woptać, hač su to kralestwo Bože widźili.</text:p>
      <text:p text:style-name="Preformatted_20_Text"/>
      <text:p text:style-name="P9">28. A sta so po tych samych ryčach, jako za wósom dnjow, zo wón k sebi wza Pětra <text:soft-page-break/>a Jana a Jakuba a stupi na horu, zo by so modlił. ref((Mat. 17, 1. Mark. 9, 2.))</text:p>
      <text:p text:style-name="Preformatted_20_Text"/>
      <text:p text:style-name="Preformatted_20_Text">29. A jako wón so modleše, bu tón štalt jeho wobliča hinaši, a jeho drasta bu běła a jasnješe so.</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7.tif.large.jpg</text:span></text:span></text:p>
      <text:p text:style-name="Preformatted_20_Text">%-----------------------------------------------------------</text:p>
      <text:p text:style-name="Preformatted_20_Text"/>
      <text:p text:style-name="Preformatted_20_Text">30. A hlaj, dwaj mužej ryčeštaj z nim, kotrajž běštaj Mójzas a Elias.</text:p>
      <text:p text:style-name="Preformatted_20_Text"/>
      <text:p text:style-name="Preformatted_20_Text">31. Taj zjewištaj so w krasnosći a ryčeštaj wot jeho wuchoda, kotryž wón dyrbješe dopjelnić we Jerusalemje.</text:p>
      <text:p text:style-name="Preformatted_20_Text"/>
      <text:p text:style-name="Preformatted_20_Text">32. Pětr pak a kotrajž z nim běštaj, běchu połni spanja. A jako wotzućichu, widźichu woni jeho krasnosć a teju dweju mužow při nim stejo.</text:p>
      <text:p text:style-name="Preformatted_20_Text"/>
      <text:p text:style-name="Preformatted_20_Text">33. A poda so, jako wonaj wot njeho běštaj wotešłaj, dźeše Pětr k Jezusej: Mištrje, tudy nam je dobre być; teho dla sčińmy tři hěty, tebi jenu, Mójzasej jenu a Eliasej jenu. A wón njewědźeše, što rěčeše.</text:p>
      <text:p text:style-name="Preformatted_20_Text"/>
      <text:p text:style-name="Preformatted_20_Text">34. Jako wón pak to rěčeše, přińdźe mróčel a wobchłódkowa jich. A woni so stróžichu, jako jich ta mróčel wobćahnu.</text:p>
      <text:p text:style-name="Preformatted_20_Text"/>
      <text:p text:style-name="P9">35. A hłós so sta z teje mróčele, kiž dźeše: Tutón je mój luby Syn, teho wy posłuchajće. ref((Mat. 3, 17. Mark. 1, 11.))</text:p>
      <text:p text:style-name="Preformatted_20_Text"/>
      <text:p text:style-name="Preformatted_20_Text">36. A hdyž so tón hłós sta, bě Jezus sam namakany. A woni zamjelčachu a njezjewichu nikomu ničo w tych samych dnjach, štož běchu widźili.</text:p>
      <text:p text:style-name="Preformatted_20_Text"/>
      <text:p text:style-name="P9">37. Sta so pak nazajtra, jako woni z teje hory dele dźěchu, přińdźe jim napřećiwo wulki lud. ref((Mat. 17, 14. Mark. 9, 14.))</text:p>
      <text:p text:style-name="Preformatted_20_Text"/>
      <text:p text:style-name="Preformatted_20_Text">38. A hlaj, muž z teho luda zawoła a dźeše: Mištrje, ja prošu će, wohladaj wšak mojeho syna; přetož wón je mój jenički syn.</text:p>
      <text:p text:style-name="Preformatted_20_Text"/>
      <text:p text:style-name="Preformatted_20_Text">39. A hlaj, tón duch jeho popanje, a wón hnydom zakřiči, a wón jeho torha, zo pěni; a lědom wot njeho woteńdźe, hdyž jeho je potorhał.</text:p>
      <text:p text:style-name="Preformatted_20_Text"/>
      <text:p text:style-name="Preformatted_20_Text">40. A ja sym twojich wučomnikow prosył, zo bychu jeho wuhnali; ale woni njemóžachu.</text:p>
      <text:p text:style-name="Preformatted_20_Text"/>
      <text:p text:style-name="Preformatted_20_Text">41. Tuž wotmołwi Jezus a dźeše: O ty njewěrna a přewróćena šlachta, kak dołho dyrbju ja při was być a was ćerpić? Přiwjedź hew twojeho syna.</text:p>
      <text:p text:style-name="Preformatted_20_Text"/>
      <text:p text:style-name="Preformatted_20_Text">42. A w tym, jako wón k njemu přińdźe, torhaše a drěješe jeho tón čert. Jezus pak pohrozy temu nječistemu duchu a wustrowi teho hólca a poda jeho jeho nanej zaso.</text:p>
      <text:p text:style-name="Preformatted_20_Text"/>
      <text:p text:style-name="Preformatted_20_Text">43. A woni nastróžichu so wšitcy na tej krasnosći bójskej. Jako woni so pak wšitcy dźiwachu na wšitkim, štož Jezus činješe, dźeše wón k swojim wučomnikam:</text:p>
      <text:p text:style-name="Preformatted_20_Text"/>
      <text:p text:style-name="P9">44. Wzmiće wy k wašimaj wušomaj tute ryče; přetož člorózki syn dyrbi podaty być do rukow tych čłowjekow. ref((Mat. 17, 22.))</text:p>
      <text:p text:style-name="Preformatted_20_Text"/>
      <text:p text:style-name="P9">45. Ale to słowo woni njezrozumichu, a běše před nimi potajene, zo woni to njewopšijachu; a bojachu so, zo bychu jeho wo to same słowo woprašeli. ref((St. 18, 34.))</text:p>
      <text:p text:style-name="Preformatted_20_Text"/>
      <text:p text:style-name="P9">46. Mysl pak tež přińdźe bjez nich, kotry by bjez nimi dyrbjał najwjetši być. ref((Mat. 18, 1. Mark. 9, 34.))</text:p>
      <text:p text:style-name="Preformatted_20_Text"/>
      <text:p text:style-name="Preformatted_20_Text">47. Jako pak Jezus tu mysl jich wutroby widźeše, wza wón dźěćo a postaji to same pódla sebje,</text:p>
      <text:p text:style-name="Preformatted_20_Text"/>
      <text:p text:style-name="P9">48. A dźeše k nim: Štóž tuto dźěćo horje wozmje w mojim mjenje, tón wozmje mje <text:soft-page-break/>horje; a štóž mje horje wozmje, tón wozmje teho horje, kiž mje je pósłał. Štóž pak mjeńši je bjez wami wšitkimi, tón budźe wulki. ref((Mat. 10, 40. Jan. 13, 20.))</text:p>
      <text:p text:style-name="Preformatted_20_Text"/>
      <text:p text:style-name="P9">49. Tuž wotmołwi Jan a dźeše: Mištrje, my widźichmy jeneho, kotryž čertow won honješe w twojim mjenje; a my jemu njewotpušćichmy, teho dla, zo njechodźi za tobu z nami. ref((Mark. 9, 38. 4 Mójz. 11, 27.))</text:p>
      <text:p text:style-name="Preformatted_20_Text"/>
      <text:p text:style-name="P9">50. A Jezus dźeše k njemu: Njewobarajće jemu; přetož štóž přećiwo nam njeje, tón je za nas. ref((St. 11, 23. Mat. 12, 30.))</text:p>
      <text:p text:style-name="Preformatted_20_Text"/>
      <text:p text:style-name="Preformatted_20_Text">%-----------------------------------------------------------</text:p>
      <text:p text:style-name="Preformatted_20_Text"/>
      <text:p text:style-name="Preformatted_20_Text"><text:span text:style-name="Absatz-Standardschriftart"><text:span text:style-name="T3">detail((Tekst na njedźelu Reminizcere. III.))</text:span></text:span></text:p>
      <text:p text:style-name="Preformatted_20_Text"/>
      <text:p text:style-name="Preformatted_20_Text">%-----------------------------------------------------------</text:p>
      <text:p text:style-name="Preformatted_20_Text"/>
      <text:p text:style-name="Preformatted_20_Text">51. Sta so pak, jako čas běše dopjelnjeny, zo wón dyrbješe wot tudy preč wzaty być, wobroći wón swoje wobličo runje, zo by do Jerusalema šoł.</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8.tif.large.jpg</text:span></text:span></text:p>
      <text:p text:style-name="Preformatted_20_Text">%-----------------------------------------------------------</text:p>
      <text:p text:style-name="Preformatted_20_Text"/>
      <text:p text:style-name="P9">52. A wón pósła prjedy sebje pósłow, a ći dźěchu a přińdźechu do jeneho Samaritskeho městka, zo bychu jemu hospodu přihotowali. ref((Jan. 4, 4.))</text:p>
      <text:p text:style-name="Preformatted_20_Text"/>
      <text:p text:style-name="Preformatted_20_Text">53. Ale ći jeho njewzachu horje, dokelž wón swoje wobličo běše wobroćił k hiću do Jerusalema.</text:p>
      <text:p text:style-name="Preformatted_20_Text"/>
      <text:p text:style-name="P9">54. Jako pak to jeho wučomnikaj, Jakub a Jan, widźeštaj, dźeštaj wonaj: Knježe, chceš-li, dha chcemój mój rjeknyć, zo by woheń z njebjes panuł a spalił jich, jako tež Elias činješe? ref((2 Kral. 1, 10. 12.))</text:p>
      <text:p text:style-name="Preformatted_20_Text"/>
      <text:p text:style-name="Preformatted_20_Text">55. Ale Jezus so wobroći, pohrozy jimaj a dźeše: Njewěstaj, kajkeho ducha dźěsći wój staj?</text:p>
      <text:p text:style-name="Preformatted_20_Text"/>
      <text:p text:style-name="Preformatted_20_Text">56. Přetož čłoski syn njeje přišoł, zo by čłowjekow duše skazył, ale zo by je zdźeržał.<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3. njedźelu po swj. Trojicy. IV.))</text:span></text:span></text:p>
      <text:p text:style-name="Preformatted_20_Text"/>
      <text:p text:style-name="Preformatted_20_Text">%-----------------------------------------------------------</text:p>
      <text:p text:style-name="Preformatted_20_Text"/>
      <text:p text:style-name="P9">[A woni dźěchu do druheho městka. ref((Jan. 3, 17. St. 12, 47.))</text:p>
      <text:p text:style-name="Preformatted_20_Text"/>
      <text:p text:style-name="P9">57. Sta so pak, zo ducy na puću jedyn k njemu dźeše: Ja za tobu póńdu, hdźež ty póńdźeš, Knježe. ref((Mat. 8, 19.))</text:p>
      <text:p text:style-name="Preformatted_20_Text"/>
      <text:p text:style-name="Preformatted_20_Text">58. A Jezus dźeše k njemu: Liški maju jamy, a ptaki pod njebjesami maju hnězda; ale čłowjeka syn nima, hdźež by hłowu pochilił.</text:p>
      <text:p text:style-name="Preformatted_20_Text"/>
      <text:p text:style-name="P9">59. Tež pak k druhemu dźeše wón: Pój za mnu. Tón pak dźeše: Knježe, wotpušć mi, zo bych prjedy šoł mojeho nana pohrjebać. ref((Mat. 8, 21.))</text:p>
      <text:p text:style-name="Preformatted_20_Text"/>
      <text:p text:style-name="P9">60. Ale Jezus dźeše k njemu: Njech morwi swojich morwych hrjebaju; ale ty dźi a připowědaj to kralestwo Bože. ref((Mat. 8, 22.))</text:p>
      <text:p text:style-name="Preformatted_20_Text"/>
      <text:p text:style-name="P9">61. Tež pak druhi dźeše: Knježe, ja chcu za tobu hić; wotpušć mi pak prjedy, zo so wužohnuju z tymi, kiž w mojim domje su. ref((1 Kral. 19, 20.))</text:p>
      <text:p text:style-name="Preformatted_20_Text"/>
      <text:p text:style-name="P9">62. Jezus pak dźeše k njemu: Žadyn, kotryž swojej rucy k płuhej přiłoži a wohlada so nazady, njeje derje přihotowany k kralestwu Božemu.] ref((Přisł 26, 11. 2 Pětr. 2,20.))</text:p>
      <text:p text:style-name="Preformatted_20_Text"/>
      <text:p text:style-name="Preformatted_20_Text"/>
      <text:p text:style-name="Preformatted_20_Text">%-----------------------------------------------------------</text:p>
      <text:p text:style-name="Preformatted_20_Text"/>
      <text:p text:style-name="P2">kapitl((Sćenje swjateho Lukaša))</text:p>
      <text:p text:style-name="P2"/>
      <text:p text:style-name="P2">staw((10. staw))</text:p>
      <text:p text:style-name="P2"/>
      <text:p text:style-name="Preformatted_20_Text"><text:span text:style-name="Absatz-Standardschriftart"><text:span text:style-name="T2">detail((Wo 70 wučomnikach, běženju ewangelija, puću k žiwjenju a Marćinej prócy.))</text:span></text:span></text:p>
      <text:p text:style-name="Preformatted_20_Text"/>
      <text:p text:style-name="Preformatted_20_Text">%-----------------------------------------------------------</text:p>
      <text:p text:style-name="Preformatted_20_Text"/>
      <text:p text:style-name="Preformatted_20_Text">1. Potom wuzwoli tón Knjez tež druhich sydom dźesać a pósła jich po dwěmaj prjedy so do wšitkich městow a wsow, hdźež wón mysleše přińć;</text:p>
      <text:p text:style-name="Preformatted_20_Text"><text:soft-page-break/></text:p>
      <text:p text:style-name="P9">2. A dźeše k nim: žně su wulke, ale dźěłaćerjow je mało; prošće teho Knjeza tych žnjow, zo by wón dźěłaćerjow pósłał do swojich žnjow. ref((Jan. 4, 35. Mat. 9, 37. 38.))</text:p>
      <text:p text:style-name="Preformatted_20_Text"/>
      <text:p text:style-name="P9">3. Dźiće; hlaj, ja pósćelu was jako jehnjata srjedźa bjez wjelki. ref((Mat. 10, 16.))</text:p>
      <text:p text:style-name="Preformatted_20_Text"/>
      <text:p text:style-name="P9">4. Njenošće ani móšnje ani rancy ani črije; a njepoztrorbóće nikoho na drozy. ref((Mat. 10, 9. Mark. 6, 8.))</text:p>
      <text:p text:style-name="Preformatted_20_Text"/>
      <text:p text:style-name="Preformatted_20_Text">5. A do kajkehož doma wy zańdźeće, dha rjekńće najprjedy: Měr temu domej!</text:p>
      <text:p text:style-name="Preformatted_20_Text"/>
      <text:p text:style-name="Preformatted_20_Text">6. A budźe-li tam dźěćo měra, dha budźe waš měr na nim wotpočować; jeli zo pak nic, dha budźe so waš měr zaso k wam wobroćić.</text:p>
      <text:p text:style-name="Preformatted_20_Text"/>
      <text:p text:style-name="P9">7. W tym samym domje pak wostańće; jěsće a pijće, štož woni maju. Přetož dźěłaćer je swojeje mzdy hódny. Njechodźće z doma do doma. ref((5 Mójz. 24, 14. Mat. 10, 10. 1 Kor. 9, 14. 1 Tim. 5, 18.))</text:p>
      <text:p text:style-name="Preformatted_20_Text"/>
      <text:p text:style-name="P9">8. A do kajkehož města wy přińdźeće, a woni was horje wozmu, dha jěsće, štož wam budźe prjódknošene; ref((Mat. 10, 11.))</text:p>
      <text:p text:style-name="Preformatted_20_Text"/>
      <text:p text:style-name="Preformatted_20_Text">9. A zahojće chorych, kotřiž tam su, a powěsće jim: Kralestwo Bože je blisko k wam přišło.</text:p>
      <text:p text:style-name="Preformatted_20_Text"/>
      <text:p text:style-name="Preformatted_20_Text">10. Do kajkehož města wy pak přińdźeće, a woni was horje njewozmu, dźiće won na jeho hasy a rjekńće:</text:p>
      <text:p text:style-name="Preformatted_20_Text"/>
      <text:p text:style-name="P9">11. Tež tón proch, kiž so nas je přijał wot wašeho města, wotbijemy my na was; ale wšak to wjedźić dyrbiće, zo to kralestwo Bože je blisko k wam přišło. ref((Mat. 10,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9.tif.large.jpg</text:span></text:span></text:p>
      <text:p text:style-name="Preformatted_20_Text">%-----------------------------------------------------------</text:p>
      <text:p text:style-name="Preformatted_20_Text"/>
      <text:p text:style-name="Preformatted_20_Text">12. Ja praju pak wam, zo Sodomej lóže budźe na tamnym dnju dyžli tajkemu městu.</text:p>
      <text:p text:style-name="Preformatted_20_Text"/>
      <text:p text:style-name="P9">13. Běda tebi, Chorazin! Běda tebi, Bethzaida! Přetož hdy bychu tajke skutki w Tirusu a Sidonje so | stałe, kajkež pola was so su stałe, woni bychu dawno w měše a w popjele sedźeli a pokutu činili. ref((Mat. 11, 21.))</text:p>
      <text:p text:style-name="Preformatted_20_Text"/>
      <text:p text:style-name="Preformatted_20_Text">14. Dha wšak Tirej a Sidonej lóže budźe na sudźe, dyžli wam.</text:p>
      <text:p text:style-name="Preformatted_20_Text"/>
      <text:p text:style-name="Preformatted_20_Text">15. A ty Kapernaum, kiž sy hač do tych njebjes pozběhnjene, ty budźeš hač do hele dele storčene.</text:p>
      <text:p text:style-name="Preformatted_20_Text"/>
      <text:p text:style-name="P9">16. Štóž was posłucha, tón posłucha mje; a štóž was zaspi, tón zaspi mje; štóž pak mje zaspi, tón teho zaspi, kotryž mje pósłał je. ref((Mat. 10, 40. Jan. 13, 20.))</text:p>
      <text:p text:style-name="Preformatted_20_Text"/>
      <text:p text:style-name="Preformatted_20_Text">17. Ći sydomdźesaćo pak přińdźechu zaso z wjesołosću a dźachu: Knježe, tež čerći su nam w twojim mjenje podaći.</text:p>
      <text:p text:style-name="Preformatted_20_Text"/>
      <text:p text:style-name="P9">18. Wón pak dźeše k nim: Ja sym widźił satana jako błysk padaceho z njebja. ref((Zjew. 12, 8. 9.))</text:p>
      <text:p text:style-name="Preformatted_20_Text"/>
      <text:p text:style-name="P9">19. Hlajće, ja sym wam móc dał, zo byšće teptali na hady a na skorpiony a na wšitku móc teho njepřećela; a ničo was njebudźe wobškodźić. ref((Ps. 91, 13.))</text:p>
      <text:p text:style-name="Preformatted_20_Text"/>
      <text:p text:style-name="P9">20. Dha wšak na tym so njezwjeselće, zo wam duchojo su podaći; wjeselće so pak, zo waše mjena w njebjesach su pisane. ref((Phil. 4, 3.))</text:p>
      <text:p text:style-name="Preformatted_20_Text"/>
      <text:p text:style-name="P9">21. W tej samej štundźe zwjeseli so Jezus w duchu a dźeše: Ja chwalu će, Wótče a Knježe njebjes a zemje, zo ty to rozumnym a mudrym sy potajił a sy to same zjewił tym móličkim. Haj, Wótče, tak je so lubiło před tobu. ref((Mat. 11, 25. 1 Kor. 1, 27.))</text:p>
      <text:p text:style-name="Preformatted_20_Text"/>
      <text:p text:style-name="P9">22. Wšitko je mi podate wot mojeho Wótca. A nichtó njewě, štó tón Syn je, chiba jeno tón Wótc; a štó tón Wótc je, chiba jeno tón Syn, a komuž tón Syn by chcył zjewić. ref((Ps. 8, 7. Mat. 11, 27. St. 28, 18. Jan. 1, 18. St. 6, 46.))</text:p>
      <text:p text:style-name="Preformatted_20_Text"/>
      <text:p text:style-name="Preformatted_20_Text">%-----------------------------------------------------------</text:p>
      <text:p text:style-name="Preformatted_20_Text"/>
      <text:p text:style-name="Preformatted_20_Text"><text:span text:style-name="Absatz-Standardschriftart"><text:span text:style-name="T3">detail((Sćenje na 13. njedźelu po swj. Trojicy.))</text:span></text:span></text:p>
      <text:p text:style-name="Preformatted_20_Text"/>
      <text:p text:style-name="Preformatted_20_Text">%-----------------------------------------------------------</text:p>
      <text:p text:style-name="Preformatted_20_Text"/>
      <text:p text:style-name="P9">23. [A wón wobroći so k swojim wučomnikam a dźeše wosebnje: Zbóžne su te woči, kiž widźa, štož wy widźiće. ref((Mat. 13, 16. 1 Kral. 10, 8.))</text:p>
      <text:p text:style-name="Preformatted_20_Text"/>
      <text:p text:style-name="P9">24. Přetož ja praju wam, zo wjele profetow a kralow su chcyli widźeć, štož wy widźiće, a njejsu jo widźili; a słyšeć, štož wy słyšiće, a njejsu jo słyšeli. ref((1 Pětr. 1, 10.))</text:p>
      <text:p text:style-name="Preformatted_20_Text"/>
      <text:p text:style-name="P9">25. A hlaj, tuž stanu někajki pismawučeny, spytowaše jeho a dźeše: Mištrje, što mam ja činić, zo bych wěčne žiwjenje herbował? ref((Mat. 22, 35. Mark. 12, 28.))</text:p>
      <text:p text:style-name="Preformatted_20_Text"/>
      <text:p text:style-name="Preformatted_20_Text">26. Wón pak dźeše k njemu: Kak steji pisane w zakonju? kak lazuješ?</text:p>
      <text:p text:style-name="Preformatted_20_Text"/>
      <text:p text:style-name="P9">27. Wón wotmołwi a dźeše: Ty dyrbiš Boha, swojeho Knjeza, lubować z cyłej swojej wutrobu, z cyłej swojej dušu, z cyłej swojej mozu a ze wšej swojej myslu; a swojeho bližšeho jako sam so. ref((5 Mójz. 6, 5. 3 Mójz. 19, 18. Mark. 12, 30. <text:soft-page-break/>31.))</text:p>
      <text:p text:style-name="Preformatted_20_Text"/>
      <text:p text:style-name="P9">28. Wón pak dźeše k njemu: Ty sy prawje wotmołwił; čiń to, dha budźeš žiwy. ref((3 Mójz. 18, 5.))</text:p>
      <text:p text:style-name="Preformatted_20_Text"/>
      <text:p text:style-name="P9">29. Wón pak chcyše so sam prawy činić a dźeše k Jezusej: Štóha dha je mój bližši? ref((2 Mójz. 2, 18.))</text:p>
      <text:p text:style-name="Preformatted_20_Text"/>
      <text:p text:style-name="Preformatted_20_Text">30. Jezus pak wotmołwi a dźeše: Jedyn čłowjek dźěše wot Jerusalema dele k Jerichu a padźe bjez rubježnikow; ći wuslekachu a zranichu jeho, dźěchu swój puć a wostajichu jeho napoł morweho ležo.</text:p>
      <text:p text:style-name="Preformatted_20_Text"/>
      <text:p text:style-name="Preformatted_20_Text">31. Sta so pak njenadźujzy, zo jedyn měšnik po tej samej drozy dźěše; a jako wón jeho pytnu, winu so na bok a pominu so jeho.</text:p>
      <text:p text:style-name="Preformatted_20_Text"/>
      <text:p text:style-name="Preformatted_20_Text">32. Teho runja tež Lewita, jako wón tam přińdźe a jeho wuhlada, dźěše wón nimo na bok.</text:p>
      <text:p text:style-name="Preformatted_20_Text"/>
      <text:p text:style-name="P9">33. Jedyn Samaritski pak ćehnješe po drozy, přińdźe k njemu; a jako wón jeho wuhlada, bě jemu jeho žel, ref((Ez. 16, 6.))</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10.tif.large.jpg</text:span></text:span></text:p>
      <text:p text:style-name="Preformatted_20_Text">%-----------------------------------------------------------</text:p>
      <text:p text:style-name="Preformatted_20_Text"/>
      <text:p text:style-name="Preformatted_20_Text">34. A přistupiwši k njemu wobali jeho rany a linu do nich wolij a wino; a zběhnywši jeho na swoje skoćo wjedźeše jeho do hospody a pytaše jeho.</text:p>
      <text:p text:style-name="Preformatted_20_Text"/>
      <text:p text:style-name="Preformatted_20_Text">35. Nazajtra pak da wón so na puć a wućeže dwaj krošej a da jeju hospodarjej a dźeše k njemu: Pytaj jeho; a budźeš-li što wjazy na njeho wažić, chcu ja ći zapłaćić, hdyž zaso přińdu.</text:p>
      <text:p text:style-name="Preformatted_20_Text"/>
      <text:p text:style-name="Preformatted_20_Text">36. Kotry dha bjez tymi třjomi zda so tebi, zo je bližši był temu, kiž bjez rubježnikow panuł běše?</text:p>
      <text:p text:style-name="Preformatted_20_Text"/>
      <text:p text:style-name="Preformatted_20_Text">37. Wón pak dźeše: Tón, kiž smilnosć na nim wopokazał je. Tuž dźeše Jezus k njemu: Dźi a čiń tež teje runosć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Sćenje na 21. njedźelu po swjatej Trojicy.))</text:span></text:span></text:p>
      <text:p text:style-name="Preformatted_20_Text"/>
      <text:p text:style-name="Preformatted_20_Text">%-----------------------------------------------------------</text:p>
      <text:p text:style-name="Preformatted_20_Text"/>
      <text:p text:style-name="P9">38. [Sta so pak, jako woni na puću běchu, zo wón do jeneho městka zańdźe. A jena žónska, z mjenom Martha, wza jeho horje do swojeho doma. ref((Jan. 11, 1. St. 12,2.3.))</text:p>
      <text:p text:style-name="Preformatted_20_Text"/>
      <text:p text:style-name="Preformatted_20_Text">39. A ta měješe sotru, tej rěkachu Marja, kotraž sedźo k Jezusowymaj nohomaj na jeho ryč posłuchaše.</text:p>
      <text:p text:style-name="Preformatted_20_Text"/>
      <text:p text:style-name="Preformatted_20_Text">40. Martha pak tam a sem běhajo so jara prócowaše, zo by jemu słužiła. A přistupiwši k njemu dźeše: Knježe, njerodźiš ty ničo, zo moja sotra wostajiwši mje da mi samej słužić? Rjekń jej teho dla, zo by mi tež pomhała.</text:p>
      <text:p text:style-name="Preformatted_20_Text"/>
      <text:p text:style-name="Preformatted_20_Text">41. Jezus pak wotmołwi a dźeše k njej: Martha, Martha, ty so jara staraš a so wulcy prócuješ;</text:p>
      <text:p text:style-name="Preformatted_20_Text"/>
      <text:p text:style-name="P9">42. Ale jene je nuzne. Marja pak je sebi dobry dźěl wuzwoliła, kotryž wot njeje wzaty njebudźe.<text:span text:style-name="Absatz-Standardschriftart"><text:span text:style-name="T4">]</text:span></text:span> ref((Ps. 27, 4. Mat. 6, 33.))</text:p>
      <text:p text:style-name="Preformatted_20_Text"/>
      <text:p text:style-name="Preformatted_20_Text"/>
      <text:p text:style-name="Preformatted_20_Text">%-----------------------------------------------------------</text:p>
      <text:p text:style-name="Preformatted_20_Text"/>
      <text:p text:style-name="P2">kapitl((Sćenje swjateho Lukaša))</text:p>
      <text:p text:style-name="P2"/>
      <text:p text:style-name="P2">staw((11. staw))</text:p>
      <text:p text:style-name="P2"/>
      <text:p text:style-name="Preformatted_20_Text"><text:span text:style-name="Absatz-Standardschriftart"><text:span text:style-name="T2">detail((Knjezowa modlitwa, móc modlenja, wuhnaće čerta, žadanje zejchow, wo hóstnym a chłostacym prědowanju Chrystusowym.))</text:span></text:span></text:p>
      <text:p text:style-name="Preformatted_20_Text"/>
      <text:p text:style-name="Preformatted_20_Text">%-----------------------------------------------------------</text:p>
      <text:p text:style-name="Preformatted_20_Text"/>
      <text:p text:style-name="Preformatted_20_Text">1. A sta so, zo wón běše na jenym měsće a so modleše. A jako wón běše přestał, dźeše jedyn wot jeho wučomnikow k njemu: Knježe, nawuč nas k Bohu so modlić, jako tež Jan swojich wučomnikow je wučił.</text:p>
      <text:p text:style-name="Preformatted_20_Text"/>
      <text:p text:style-name="P9">2. Wón pak dźeše k nim: Hdyž wy so k Bohu modliće, dha rjekńće: Naš Wótče, kiž sy w njebjesach, swjećene budź twoje mjeno. Twoje kralestwo přińdź. Twoja wola so stań, kaž w njebjesach, tak tež na zemi. ref((Mat. 6, 9.))</text:p>
      <text:p text:style-name="Preformatted_20_Text"/>
      <text:p text:style-name="Preformatted_20_Text">3. Daj nam naš wšědny chlěb přeco.</text:p>
      <text:p text:style-name="Preformatted_20_Text"><text:soft-page-break/></text:p>
      <text:p text:style-name="Preformatted_20_Text">4. A wodaj nam naše hrěchi; přetož tež my wodawamy wšitkim, kiž nam winowaći su. A njewjedź nas do spytowanja, ale wumož nas wot teho złeho.</text:p>
      <text:p text:style-name="Preformatted_20_Text"/>
      <text:p text:style-name="Preformatted_20_Text">5. Tež dźeše wón k nim: Štó je bjez wami, kiž ma přećela a šoł k njemu wo połnocy a rjeknył k njemu: Luby přećelo, požč mi třoch pokrutow chlěba;</text:p>
      <text:p text:style-name="Preformatted_20_Text"/>
      <text:p text:style-name="Preformatted_20_Text">6. Přetož mój přećel je ke mni z drohi přišoł, a ja nimam ničo, zo bych jemu prjódk połožił;</text:p>
      <text:p text:style-name="Preformatted_20_Text"/>
      <text:p text:style-name="Preformatted_20_Text">7. A wón nutřkach wotmołwił a prajił: Njebudź mi wobćežny; durje su hižom zanknjene a moje dźěćatka su zo mnu w komorje; ja njemóžu stanuć, zo bych tebi dał.</text:p>
      <text:p text:style-name="Preformatted_20_Text"/>
      <text:p text:style-name="P9">8. Ja praju wam, hdy by wón runje njestanuł a jemu njedał, dokelž jeho přećel je, dha wšak jeho njehanibiteho prošenja dla budźe wón stanuć a jemu dać, kaž wjele wón potrjeba. ref((St. 18, 5.))</text:p>
      <text:p text:style-name="Preformatted_20_Text"/>
      <text:p text:style-name="P9">9. A ja wam tež praju: Prošće, a budźe wam date; pytajće, a budźeće namakać; kłapajće, a wam budźe wotewrjene. ref((Mat. 7, 7. Mark. 11, 24. Jan. 16, 23. 24.))</text:p>
      <text:p text:style-name="Preformatted_20_Text"/>
      <text:p text:style-name="Preformatted_20_Text">10. Přetož kóždy, kiž prosy, bjerje; a štóž pyta, tón namaka; a štóž kłapa, temu budźe wotewrjen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1.tif.large.jpg</text:span></text:span></text:p>
      <text:p text:style-name="Preformatted_20_Text">%-----------------------------------------------------------</text:p>
      <text:p text:style-name="Preformatted_20_Text"/>
      <text:p text:style-name="Preformatted_20_Text">11. Hdźe pak prosy bjez wami syn nana pře chlěb, kotryž by jemu kamjeń za njón podał? A hdyž wón pře rybu prosy, a wón jemu za rybu hada podał?</text:p>
      <text:p text:style-name="Preformatted_20_Text"/>
      <text:p text:style-name="Preformatted_20_Text">12. Abo tež hdyž wón pře jejo prosy, zo by wón jemu skorpiona za to dał?</text:p>
      <text:p text:style-name="Preformatted_20_Text"/>
      <text:p text:style-name="Preformatted_20_Text">13. Hdyž teho dla wuy, kiž złi sće, móžeće wašim dźěćom dobre dary dawać, wjele wjazy budźe waš njebjeski Wótc teho swjateho Ducha dać tym, kotřiž jeho proša.</text:p>
      <text:p text:style-name="Preformatted_20_Text"/>
      <text:p text:style-name="P9">14. A wón wuhna čerta, a tón bě němy. Wono so pak sta, jako čert bě wušoł, rěčeše tón němy. A ludźo so dźiwachu. ref((Mat. 12, 22.))</text:p>
      <text:p text:style-name="Preformatted_20_Text"/>
      <text:p text:style-name="P9">15. Někotři pak bjez nimi dźachu: Wón honi čertow won přez Beelzebuba, tych čertow wyšeho. ref((Mat. 12, 24.))</text:p>
      <text:p text:style-name="Preformatted_20_Text"/>
      <text:p text:style-name="P9">16. Druzy pak spytowachu jeho a žadachu zejch wot njeho z njebjes. ref((Mat. 9, 34. St. 12, 38. 39. Mark. 3, 22.))</text:p>
      <text:p text:style-name="Preformatted_20_Text"/>
      <text:p text:style-name="Preformatted_20_Text">17. Wón pak zrozumi jich mysle a dźeše k nim: Kóžde kralestwo, kotrež samo ze sobu přez jene njeje, budźe wupusćene, a jena chěža pada na druhu.</text:p>
      <text:p text:style-name="Preformatted_20_Text"/>
      <text:p text:style-name="Preformatted_20_Text">18. Njeje-li pak tež zatan sam ze sobu přez jene, kak chce jeho kralestwo wobstać? Dokelž wy prajiće, zo ja čertow přez Beelzebuba won honju.</text:p>
      <text:p text:style-name="Preformatted_20_Text"/>
      <text:p text:style-name="Preformatted_20_Text">19. Hdyž ja pak přez Beelzebuba čertow won honju, přez koho dha honja jich waše dźěći won? Teho dla budźa wone waši sudnicy.</text:p>
      <text:p text:style-name="Preformatted_20_Text"/>
      <text:p text:style-name="P9">20. Jeli zo ja pak přez Boži porst čertow won honju, dha přińdźe ždyn Bože kralestwo k wam. ref((2 Mójz. 8, 19.))</text:p>
      <text:p text:style-name="Preformatted_20_Text"/>
      <text:p text:style-name="Preformatted_20_Text">21. Hdyž sylny wobrónjeny swój hród wobarnuje, dha wostanje jeho zamóženje z měrom.</text:p>
      <text:p text:style-name="Preformatted_20_Text"/>
      <text:p text:style-name="P9">22. Ale hdyž sylniši na njeho přińdźe a jeho přewinje, dha wozmje jemu cyłu bróń, na kotruž wón so spušćeše, a rozdźěli jeho rubjenstwo. ref((Kol. 2, 15.))</text:p>
      <text:p text:style-name="Preformatted_20_Text"/>
      <text:p text:style-name="P9">23. Štóž zo mnu njeje, tón je přećiwo mi; a štóž zo mnu njehromadźi, tón rozsypje. ref((Mat. 12, 30.))</text:p>
      <text:p text:style-name="Preformatted_20_Text"/>
      <text:p text:style-name="P9">24. Hdyž nječisty duch z čłowjeka wuńdźe, přechodźi wón suche města a pyta wotpočinka; a hdyž njenamaka, rjeknje wón: Ja chcu so zaso wróćić do swojeho doma, z kotrehož wušoł sym. ref((Mat. 12, 43.))</text:p>
      <text:p text:style-name="Preformatted_20_Text"/>
      <text:p text:style-name="Preformatted_20_Text">25. A hdyž přińdźe, namaka wón tón dom z chošćišćemi mjećeny a wuhotowany.</text:p>
      <text:p text:style-name="Preformatted_20_Text"/>
      <text:p text:style-name="P9">26. Tehdy dźe wón a wozmje sydom druhich duchow k sebi, kotřiž hórši su dyžli wón sam; a hdyž tam zańdu, bydla woni tam, a budźe na posledku z tym samym čłowjekom hórje, dyžli z prědka bě. ref((Jan. 5, 14.))</text:p>
      <text:p text:style-name="Preformatted_20_Text"/>
      <text:p text:style-name="P9">27. Poda so pak, jako wón to rěčeše, dha pozběže jena žónska bjez ludom swój hłós a dźeše k njemu: Zbóžny je tón žiwot, kiž će nosył je, a te nadra, kotrež ty zyzał sy. ref((Luk. 1, 28. 30. 48.))</text:p>
      <text:p text:style-name="Preformatted_20_Text"/>
      <text:p text:style-name="P9">28. Wón pak dźeše: Haj, zbóžni su ći, kiž Bože słowo słyša a to same wobarnuja. ref((Mat. 7, 21.))</text:p>
      <text:p text:style-name="Preformatted_20_Text"/>
      <text:p text:style-name="P9">29. Tón lud so pak přićišća. Tuž poča wón a dźeše: Tuta šlachta je zła, wona požada zejch; a ji njebudźe žadyn zejch daty, chiba zejch teho profety Jonasa. <text:soft-page-break/>ref((Mat. 16, 4.))</text:p>
      <text:p text:style-name="Preformatted_20_Text"/>
      <text:p text:style-name="P9">30. Přetož jako Jonas běše zejch tym Niniwitiskim, tak tež budźe člorózki syn tutej šlachće. ref((Jon. 2, 12.))</text:p>
      <text:p text:style-name="Preformatted_20_Text"/>
      <text:p text:style-name="P9">31. Ta kralowa wot połdnja budźe postanyć před sudom z tymi ludźimi tuteje šlachty a budźe jich zatamać; přetož wona přińdźe wot kóncow teje zemje, zo by słyšała tu mudrosć Salomonowu. A hlaj, tudy je wjazy dyžli Salomo. ref((1 Kral. 10, 1. 2 Kron. 9, 1. Mat. 12, 42.))</text:p>
      <text:p text:style-name="Preformatted_20_Text"/>
      <text:p text:style-name="P9">32. Ludźo z Niniwa budźa postupić před sudom z tej šlachtu a budźa ju zatamać; přetož woni činjachu pokutu na Jonasowe prě dowanje. A hlaj, tudy je wjazy dyžli Jonas. ref((Jon. 3, 5. Mat. 12, 41.))</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2.tif.large.jpg</text:span></text:span></text:p>
      <text:p text:style-name="Preformatted_20_Text">%-----------------------------------------------------------</text:p>
      <text:p text:style-name="Preformatted_20_Text"/>
      <text:p text:style-name="P9">33. Nichtó pak swěcu njezaswěći a staji ju do potajneho města, tež nic pod kórc, ale na swěčnik, tak zo kotřiž nutř chodźa, to swětło widźa. ref((St. 8, 16. Mat. 5, 15. Mark. 4, 21.))</text:p>
      <text:p text:style-name="Preformatted_20_Text"/>
      <text:p text:style-name="Preformatted_20_Text">34. Twojeho ćěła swěca je twoje woko. Budźe-li teho dla twoje woko čiste, dha budźe twoje cyłe ćěło jasne. Budźe-li pak twoje woko złe, dha tež twoje ćěło ćěmne budźe.</text:p>
      <text:p text:style-name="Preformatted_20_Text"/>
      <text:p text:style-name="Preformatted_20_Text">35. Hladaj teho dla, zo by to swětło, kotrež je w tebi, ćěmnosć njebyło.</text:p>
      <text:p text:style-name="Preformatted_20_Text"/>
      <text:p text:style-name="Preformatted_20_Text">36. Hdyž teho dla twoje ćěło cyłe jasne budźe, tak zo žaneho kusa wot ćěmneho nima, dha budźe wone wšitko tak jasne, zo će jako swěca z jasnosću rozswětlić budźe.</text:p>
      <text:p text:style-name="Preformatted_20_Text"/>
      <text:p text:style-name="Preformatted_20_Text">37. Jako wón pak w tej rěči běše, prošeše jeho jedyn Farizejski, zo by z nim wobjedował. A wón dźěše nutř a synu so za blido.</text:p>
      <text:p text:style-name="Preformatted_20_Text"/>
      <text:p text:style-name="P9">38. Jako pak tón Farizejski to widźeše, podźiwa wón so, zo so do wobjeda zmył njeběše. ref((Mat. 15, 2.))</text:p>
      <text:p text:style-name="Preformatted_20_Text"/>
      <text:p text:style-name="P9">39. Tón Knjez pak dźeše k njemu: Wy Farizejscy čisćiće zwonka khany a šklě; ale to, štož nutřkach we was je, je połne rubježnistwa a złósće. ref((St. 18, 11. 12. Mat. 15, 3. St. 23, 25.))</text:p>
      <text:p text:style-name="Preformatted_20_Text"/>
      <text:p text:style-name="Preformatted_20_Text">40. Wy błazni, měniće wy, zo znutskach je čiste, štož je čiste zwonkach?</text:p>
      <text:p text:style-name="Preformatted_20_Text"/>
      <text:p text:style-name="Preformatted_20_Text">41. Ale wšak z teho, štož nutřkach je, dajće jałmožinu, a hlaj, dha budźe wam wšitko čiste.</text:p>
      <text:p text:style-name="Preformatted_20_Text"/>
      <text:p text:style-name="P9">42. Ale běda wam Farizejskim, kiž wy dźesatk dawaće wot mjetlički a ruty a wot wšelkeho zela, nimo pak chodźiće před prawdosću a před lubosću Božej. To by trjeba było, zo byšće jo činili a tamne tež njewostajili. ref((Mat. 23, 28.))</text:p>
      <text:p text:style-name="Preformatted_20_Text"/>
      <text:p text:style-name="P9">43. Běda wam Farizejskim, zo wy radźi w šulach na wyšich městach sydaće a słyšiće radźi, hdyž was ludźo na torhošćach postrowja. ref((Mat. 23, 6. Mark. 12, 39. Luk. 20, 46.))</text:p>
      <text:p text:style-name="Preformatted_20_Text"/>
      <text:p text:style-name="P9">44. Běda wam, wy pismawučeni a Farizejscy, wy ludakojo, wy sće jako te zakryte rowy, po kotrychž ludźo chodźa a wo nich njewědźa. ref((Mat. 23, 27.))</text:p>
      <text:p text:style-name="Preformatted_20_Text"/>
      <text:p text:style-name="Preformatted_20_Text">45. Tuž wotmołwi jedyn wot tych zakonikow a dźeše k njemu: Mištrje, z tymi słowami haniš ty tež nas.</text:p>
      <text:p text:style-name="Preformatted_20_Text"/>
      <text:p text:style-name="P9">46. Wón pak dźeše: A běda tež wam zakonikam; přetož wy wobćežujeće čłowjekow z njenošnymi brěmjenjemi a sami so tych brěmjenjow tež nic z jenym porstom njedótkaće. ref((Jezj. 10, 1. Mat. 23, 4. Jap. zk. 15, 10.))</text:p>
      <text:p text:style-name="Preformatted_20_Text"/>
      <text:p text:style-name="P9">47. Běda wam, přetož wy twariće rowy tych profetow; waši wótcojo su jich pak morili. ref((Mat. 23, 29.))</text:p>
      <text:p text:style-name="Preformatted_20_Text"/>
      <text:p text:style-name="Preformatted_20_Text">48. Zawěsće, tak wy wobswědčiće, zo přizwoliće k wašich wótcow jich skutkam; přetož woni su jich skóncowali, wy pak twariće jich rowy.</text:p>
      <text:p text:style-name="Preformatted_20_Text"/>
      <text:p text:style-name="P9">49. Teho dla praji ta mudrosć Boža: Ja chcu profetow a japoštołow k nim pósłać, a wot tych samych budźa woni někotrych morić a někotrych přesćěhać; ref((Mat. 10, 16.))</text:p>
      <text:p text:style-name="Preformatted_20_Text"/>
      <text:p text:style-name="Preformatted_20_Text"><text:soft-page-break/>50. Tak zo by požadana była wot tuteje šlachty krej wšitkich tych profetow, kiž je rozlata wot załoženja teho swěta,</text:p>
      <text:p text:style-name="Preformatted_20_Text"/>
      <text:p text:style-name="P9">51. Wot Abeloweje krwě hač do krwě Zachariasoweje, kotryž kónc wza bjez wołtarjom a templom. Zawěsće, ja praju wam: To budźe wot teje šlachty požadane. ref((1 Mójz. 4, 8. 2 Kron. 24, 20. 21. Mat. 23, 35.))</text:p>
      <text:p text:style-name="Preformatted_20_Text"/>
      <text:p text:style-name="Preformatted_20_Text">52. Běda wam zakonikam; přetož wy sće kluč teho póznaća preč wzali. Wy nutř njepřińdźeće a wobaraće tym, kiž nutř chcedźa.</text:p>
      <text:p text:style-name="Preformatted_20_Text"/>
      <text:p text:style-name="Preformatted_20_Text">53. Jako wón pak to k nim rěčeše, počachu ći pismawučeni a Farizejscy so surowje na njeho dać a jemu ze wšelkim woprašowanjom hubje zatyk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3.tif.large.jpg</text:span></text:span></text:p>
      <text:p text:style-name="Preformatted_20_Text">%-----------------------------------------------------------</text:p>
      <text:p text:style-name="Preformatted_20_Text"/>
      <text:p text:style-name="P9">54. Łakawši na njeho a pytawši, hdy bychu něšto wuhnać móhli z jeho erta, zo bychu jeho wobskoržili. ref((Kn. mudr. 2, 12.))</text:p>
      <text:p text:style-name="Preformatted_20_Text"/>
      <text:p text:style-name="Preformatted_20_Text"/>
      <text:p text:style-name="Preformatted_20_Text">%-----------------------------------------------------------</text:p>
      <text:p text:style-name="Preformatted_20_Text"/>
      <text:p text:style-name="P2">kapitl((Sćenje swjateho Lukaša))</text:p>
      <text:p text:style-name="P2"/>
      <text:p text:style-name="P2">staw((12. staw))</text:p>
      <text:p text:style-name="P2"/>
      <text:p text:style-name="Preformatted_20_Text"><text:span text:style-name="Absatz-Standardschriftart"><text:span text:style-name="T2">detail((Wo wěry wosebnosćach a zadźěwkach.))</text:span></text:span></text:p>
      <text:p text:style-name="Preformatted_20_Text"/>
      <text:p text:style-name="Preformatted_20_Text">%-----------------------------------------------------------</text:p>
      <text:p text:style-name="Preformatted_20_Text"/>
      <text:p text:style-name="P10">1. Na to pak, jako so tón lud zhromadźi a jich na někotry tawzynt běše, tak zo jedyn na druheho teptaše; tuž poča wón powjedać swojim wučomnikam a dźeše: Najprjedy hladajće so Farizejskeho kwasa, kotryž je to hejchleŕztwo. ref((Mat. 16, 6. Mark. 8, 15.))</text:p>
      <text:p text:style-name="Preformatted_20_Text"/>
      <text:p text:style-name="P10">2. Přetož ničo njeje potajene, zo by njebyło zjewjene, ani skradnje, zo by njepřišło k wědźenju. ref((Mark. 4, 22.))</text:p>
      <text:p text:style-name="Preformatted_20_Text"/>
      <text:p text:style-name="P10">3. Teho dla, štož wy w ćmje prajiće, to budźe na swětłym słyšane; a štož wy w komorach šeptaće do wucha, to budźe na třěchach připowědane. ref((Mat. 10, 26.))</text:p>
      <text:p text:style-name="Preformatted_20_Text"/>
      <text:p text:style-name="Preformatted_20_Text">%-----------------------------------------------------------</text:p>
      <text:p text:style-name="Preformatted_20_Text"/>
      <text:p text:style-name="Preformatted_20_Text"><text:span text:style-name="Absatz-Standardschriftart"><text:span text:style-name="T3">detail((Tekst na nowe lěto. III.))</text:span></text:span></text:p>
      <text:p text:style-name="Preformatted_20_Text"/>
      <text:p text:style-name="Preformatted_20_Text">%-----------------------------------------------------------</text:p>
      <text:p text:style-name="Preformatted_20_Text"/>
      <text:p text:style-name="P10">4. [Ja praju pak wam, mojim přećelam: Njestrachujće so tych, kiž ćěło zabija a potom ničo wjazy činić njemóža. ref((Mat. 10, 28.))</text:p>
      <text:p text:style-name="Preformatted_20_Text"/>
      <text:p text:style-name="Preformatted_20_Text">5. Ja chcu pak wam zjewić, koho so bojeć maće: Bójće so teho, kotryž, hdyž wón je morił, tež móc ma, ćisnyć do teje hele. Haj, ja praju wam, teho so bójće.</text:p>
      <text:p text:style-name="Preformatted_20_Text"/>
      <text:p text:style-name="Preformatted_20_Text">6. Njepředawaju pjeć wroblow za dwaj małaj pjenježkaj? Dha wšak před Bohom wot tych samych tež nic jedyn njeje zapomnjeny.</text:p>
      <text:p text:style-name="Preformatted_20_Text"/>
      <text:p text:style-name="P10">7. Tež su te włosy na wašich hłowach wšitke rachnowane. Teho dla njebójće so; wy sće lěpši, dyžli wjele wroblow. ref((2 Sam. 14, 11.))</text:p>
      <text:p text:style-name="Preformatted_20_Text"/>
      <text:p text:style-name="P10">8. Ja pak wam praju: Štóž mje póznaje před čłowjekami, teho budźe tež člorózki syn póznać před Božimi jandźelemi. ref((Mat. 10, 82.))</text:p>
      <text:p text:style-name="Preformatted_20_Text"/>
      <text:p text:style-name="Preformatted_20_Text">9. Štóž mje pak zaprě před čłowjekami, tón budźe zaprěty před Božimi jandźelemi.<text:span text:style-name="Absatz-Standardschriftart"><text:span text:style-name="T4">]</text:span></text:span></text:p>
      <text:p text:style-name="Preformatted_20_Text"/>
      <text:p text:style-name="P10">10. A štóž rěči słowo přećiwo čłorskemu synej, temu dyrbi wodate być; štóž pak hani swjateho Ducha, temu njebudźe wodate. ref((Mat. 12, 31. Mark. 3, 28. 29.))</text:p>
      <text:p text:style-name="Preformatted_20_Text"/>
      <text:p text:style-name="P10">11. Hdyž woni was pak budźa wodźić do swojich šulow a před tu wyšnosć a před tych mócnych; dha njestarajće so, kak abo što wy wotmołwić, abo što wy prajić maće. ref((Mat. 10, 19.))</text:p>
      <text:p text:style-name="Preformatted_20_Text"/>
      <text:p text:style-name="Preformatted_20_Text">12. Přetož swjaty Duch budźe was w tej samej štundźe nawučić, što wy prajić <text:soft-page-break/>maće.</text:p>
      <text:p text:style-name="Preformatted_20_Text"/>
      <text:p text:style-name="Preformatted_20_Text">13. Jedyn pak z teho luda dźeše k njemu: Mištrje, rjekń mojemu bratrej, zo by wón zo mnu to herbstwo rozdźělił.</text:p>
      <text:p text:style-name="Preformatted_20_Text"/>
      <text:p text:style-name="Preformatted_20_Text">14. Wón pak dźeše k njemu: Čłowječe, štó je mje za sudnika postajił abo za dźělnika nad wamaj?</text:p>
      <text:p text:style-name="Preformatted_20_Text"/>
      <text:p text:style-name="P10">15. A dźeše k nimaj: Hladajće a warnujće so před lakomstwom; přetož nichtó njeje žiwy wot teho, zo ma wjele kubłow. ref((1 Tim. 6, 10. Mat. 4, 4.))</text:p>
      <text:p text:style-name="Preformatted_20_Text"/>
      <text:p text:style-name="Preformatted_20_Text">16. A wón praješe jim přirunanje a dźeše: Bohaty muž běše, teho polo běše derje přinjesło.</text:p>
      <text:p text:style-name="Preformatted_20_Text"/>
      <text:p text:style-name="Preformatted_20_Text">17. Teho dla wón při sebi sam mysleše a dźeše: Što mam ja činić? Ja nimam rum, hdźež bych swoje płody zhromadźił.</text:p>
      <text:p text:style-name="Preformatted_20_Text"/>
      <text:p text:style-name="Preformatted_20_Text">18. A dźeše: To chcu ja činić: Ja chcu swoju bróžeń wotłamać a wjetšu natwarić, a chcu do njeje zhromadźić wšitko, štož mi je narostło, a swoje kubła;</text:p>
      <text:p text:style-name="Preformatted_20_Text"/>
      <text:p text:style-name="P10">19. A chcu rjeknyć k swojej duši: Luba duša, ty maš wjele kubła nahromadźeneho na wjele lět; měj nětk wotpočink; jěs, pij a budź dobreje mysle. ref((Sir. 11, 18. 19.))</text:p>
      <text:p text:style-name="Preformatted_20_Text"/>
      <text:p text:style-name="Preformatted_20_Text">20. Ale Bóh dźeše k njemu: Ty błaznje, w tej nocy budźe twoja duša wot tebje zaso žadana; a čeje budźe, štož ty sy přihotowa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4.tif.large.jpg</text:span></text:span></text:p>
      <text:p text:style-name="Preformatted_20_Text">%-----------------------------------------------------------</text:p>
      <text:p text:style-name="Preformatted_20_Text"/>
      <text:p text:style-name="Preformatted_20_Text">21. Tak je, štóž sebi ćazy zhromadźuje a njeje bohaty w Bosy.</text:p>
      <text:p text:style-name="Preformatted_20_Text"/>
      <text:p text:style-name="P10">22. Wón pak dźeše k swojim wučomnikam: Teho dla praju ja wam: Njestarajće so wo waše žiwjenje, što byšće jědli; ani wo waš žiwot, z čim byšće so wodźewali. ref((Mat. 6, 25. 31. 1 Pětr. 5, 7.))</text:p>
      <text:p text:style-name="Preformatted_20_Text"/>
      <text:p text:style-name="Preformatted_20_Text">23. Žiwjenje je wjazy, dyžli khošt, a žiwot wjazy, dyžli drasta.</text:p>
      <text:p text:style-name="Preformatted_20_Text"/>
      <text:p text:style-name="P10">24. Kedźbujće na rapaki; wone njesyju, tež něžnu, tež nimaju pincu ani bróžeń, a Bóh je wšak zežiwi. Kak wjele sće pak wy lěpši, dyžli ptaki! ref((Ps. 147, 9.))</text:p>
      <text:p text:style-name="Preformatted_20_Text"/>
      <text:p text:style-name="Preformatted_20_Text">25. Štó pak je bjez wami, kiž so by mohł jedyn łoć dlěžši činić, hač wón so runje wo to stara?</text:p>
      <text:p text:style-name="Preformatted_20_Text"/>
      <text:p text:style-name="Preformatted_20_Text">26. Hdyž teho dla to mjeńše njezamóžeće, čoho dla staraće so wy wo to druhe?</text:p>
      <text:p text:style-name="Preformatted_20_Text"/>
      <text:p text:style-name="Preformatted_20_Text">27. Kedźbujće na te lilije na polu, kak wone rostu; wone njedźěłaju, tež njepřadu. Ja praju pak wam, zo tež Salomon we wšitkej swojej krasnosći njeje tak wodźety był, jako jena tych samych.</text:p>
      <text:p text:style-name="Preformatted_20_Text"/>
      <text:p text:style-name="Preformatted_20_Text">28. Hdyž pak tu trawu, kotraž dźens na polu je a jutzje do pjezy budźe ćisnjena, Bóh tak wodźewa, čim bóle budźe wón was wodźewać, wy małowěrni!</text:p>
      <text:p text:style-name="Preformatted_20_Text"/>
      <text:p text:style-name="Preformatted_20_Text">29. Teho dla tež wy njepytajće teho, što byšće jědli abo što byšće pili; a njelětajće wysoko z wašimi myslemi.</text:p>
      <text:p text:style-name="Preformatted_20_Text"/>
      <text:p text:style-name="P10">30. Přetož wšěch tych wěcow hladaju póhanjo na swěće; ale waš Wótc wě derje, zo wy to potrjebaće. ref((Mat. 6, 32.))</text:p>
      <text:p text:style-name="Preformatted_20_Text"/>
      <text:p text:style-name="Preformatted_20_Text">31. Wjele wjazy pytajće kralestwo Bože, dha budźe wam to wšitko přidate.</text:p>
      <text:p text:style-name="Preformatted_20_Text"/>
      <text:p text:style-name="P10">32. Njebój so, ty móličke stadło; přetož wašeho Wótca spodobanje je, wam to kralestwo dać. ref((Mat. 11, 26.))</text:p>
      <text:p text:style-name="Preformatted_20_Text"/>
      <text:p text:style-name="P10">33. Předajće, štož maće, a dajće jałmožinu. Čińće sebi měški, kotrež so njezestarja, šaz, kiž w njebjesach njehinje, k kotremuž žadyn paduch přińć njemóže ani mól jón njeskazy. ref((Mat. 6, 20.))</text:p>
      <text:p text:style-name="Preformatted_20_Text"/>
      <text:p text:style-name="Preformatted_20_Text">34 Přetož hdźež je waš šaz, tam budźe tež waša wutroba.</text:p>
      <text:p text:style-name="Preformatted_20_Text"/>
      <text:p text:style-name="P10">35. Njech su waše bjedra wopasane a waše swěcy zaswěćene; ref((Jer. 1, 17. 1 Pětr. 1, 13. Mat. 25, 1.))</text:p>
      <text:p text:style-name="Preformatted_20_Text"/>
      <text:p text:style-name="Preformatted_20_Text">36. A budźće podobni tym ludźom, kotřiž na swojeho knjeza čakaju, hdyž wón z kwasa zaso dom dźe, zo bychu jemu, hdyž přińdźe a kłapa, hnydom wotewrili.</text:p>
      <text:p text:style-name="Preformatted_20_Text"/>
      <text:p text:style-name="P10">37. Zbóžni su ći sami wotročcy, kotrychž tón Knjez přišedši namaka, zo woni wachuja. Zawěrnje, ja praju wam, wón budźe so podpasać a jim kazać, so za blido sydnyć, a budźe přistupić a jim słužić. ref((Jan. 13, 4.))</text:p>
      <text:p text:style-name="Preformatted_20_Text"/>
      <text:p text:style-name="Preformatted_20_Text">38. A přińdźe-li wón w druhej waše abo w třećej waše a jich tak namaka; zbóžni su tajcy wotročcy.</text:p>
      <text:p text:style-name="Preformatted_20_Text"/>
      <text:p text:style-name="P10">39. To pak maće wjedźić: Hdy by hozpodar wědźał, w kotrej štundźe by paduch přišoł, by wón zawěsće wachował a njedał do swojeho doma so łamać. ref((1 Thes. 5, 2.))</text:p>
      <text:p text:style-name="Preformatted_20_Text"/>
      <text:p text:style-name="P10"><text:soft-page-break/>40. Teho dla budźće wy tež hotowi; přetož člorózki syn budźe přińć w tej štundźe, w kotrejž so wy njenadźijeće. ref((Mat. 24, 44.))</text:p>
      <text:p text:style-name="Preformatted_20_Text"/>
      <text:p text:style-name="Preformatted_20_Text">41. Pětr pak dźeše k njemu: Knježe, ryčiš ty to přirunanje jeno k nam, abo tež k wšitkim? </text:p>
      <text:p text:style-name="Preformatted_20_Text"/>
      <text:p text:style-name="Preformatted_20_Text">%-----------------------------------------------------------</text:p>
      <text:p text:style-name="Preformatted_20_Text"/>
      <text:p text:style-name="Preformatted_20_Text"><text:span text:style-name="Absatz-Standardschriftart"><text:span text:style-name="T3">detail((Tekst na 9. njedźelu po swj. Trojicy. IV.))</text:span></text:span></text:p>
      <text:p text:style-name="Preformatted_20_Text"/>
      <text:p text:style-name="Preformatted_20_Text">%-----------------------------------------------------------</text:p>
      <text:p text:style-name="Preformatted_20_Text"/>
      <text:p text:style-name="P10">42. [Tón Knjez pak dźeše: Što měniš ty, je tón najaty swěrny a mudry zastojnik, kotrehož jeho knjez je postajił na swoju čeledź, zo by jim w prawym času jich potrjebu dał? ref((Mat. 24, 45.))</text:p>
      <text:p text:style-name="Preformatted_20_Text"/>
      <text:p text:style-name="Preformatted_20_Text">43. Zbóžny je tón wotročk, hdyž jeho knjez tak jeho činjo namaka, hdyž přińdźe.</text:p>
      <text:p text:style-name="Preformatted_20_Text"/>
      <text:p text:style-name="Preformatted_20_Text">44. Ja praju wam zawěrnje, wón budźe jeho na wšitko, štož wón ma, postaji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5.tif.large.jpg</text:span></text:span></text:p>
      <text:p text:style-name="Preformatted_20_Text">%-----------------------------------------------------------</text:p>
      <text:p text:style-name="Preformatted_20_Text"/>
      <text:p text:style-name="Preformatted_20_Text">45. Budźe-li pak tón samy wotročk w swojej wutrobje rjeknyć: Mój knjez so dlěji přińć; a póčnje bić wotročkow a dźowki, tež jěsć a pić a so wopić:</text:p>
      <text:p text:style-name="Preformatted_20_Text"/>
      <text:p text:style-name="Preformatted_20_Text">46. Dha budźe teho sameho wotročka knjez přińć tón dźeń, kotryž so njenadźije, a w tej štundźe, wo kotrejž wón njewě; a budźe jeho wotehnać a jemu jeho mzdu dać z njeswěrnymi.</text:p>
      <text:p text:style-name="Preformatted_20_Text"/>
      <text:p text:style-name="P10">47. Tón samy wotročk pak, kiž swojeho knjeza wolu znaje a njeje so přihotował, njeje tež činił po jeho woli, tón budźe jara šwikany. ref((Jak. 4, 17.))</text:p>
      <text:p text:style-name="Preformatted_20_Text"/>
      <text:p text:style-name="Preformatted_20_Text">48. Štóž pak njeznaje a čini, zo šwikanja hódne je, tón budźe mjenje šwikany. Komuž pak wjele date je, wot teho budźe so wjele pytać; a komuž je wjele poručene, wot teho budźe so tež wjele póžadać.<text:span text:style-name="Absatz-Standardschriftart"><text:span text:style-name="T4">]</text:span></text:span></text:p>
      <text:p text:style-name="Preformatted_20_Text"/>
      <text:p text:style-name="Preformatted_20_Text">49. Ja sym přišoł, zo bych woheń zapalił na zemi; a što chcył ja radšo, hač zo by so hižom horił!</text:p>
      <text:p text:style-name="Preformatted_20_Text"/>
      <text:p text:style-name="P10">50. Ale ja mam so prjedy dać křćić z křćenicu; a kak tyšnje mi je, hač dokonjane budźe! ref((Mat. 20, 22.))</text:p>
      <text:p text:style-name="Preformatted_20_Text"/>
      <text:p text:style-name="P10">51. Nadźijeće so, zo sym přišoł měr dać na zemi? wam: Ně, ale njejednotu. ref((Mat. 10, 34.))</text:p>
      <text:p text:style-name="Preformatted_20_Text"/>
      <text:p text:style-name="Preformatted_20_Text">52. Přetož wot nětk budźa pjećo w jenym domje, kiž přez jene njejsu; třjo budźa přećiwo dwěmaj, a dwaj přećiwo třjom.</text:p>
      <text:p text:style-name="Preformatted_20_Text"/>
      <text:p text:style-name="Preformatted_20_Text">53. Nan budźe přećiwo synej a syn přećiwo nanej; mać přećiwo dźowcy a dźowka přećiwo maćeri; přichodna mać přećiwo přichodnej dźowcy a přichodna dźowka přećiwo přichodnej maćeri.</text:p>
      <text:p text:style-name="Preformatted_20_Text"/>
      <text:p text:style-name="Preformatted_20_Text">%-----------------------------------------------------------</text:p>
      <text:p text:style-name="Preformatted_20_Text"/>
      <text:p text:style-name="Preformatted_20_Text"><text:span text:style-name="Absatz-Standardschriftart"><text:span text:style-name="T3">detail((Tekst na 27. njedźelu po swj. Trojicy. IV.))</text:span></text:span></text:p>
      <text:p text:style-name="Preformatted_20_Text"/>
      <text:p text:style-name="Preformatted_20_Text">%-----------------------------------------------------------</text:p>
      <text:p text:style-name="Preformatted_20_Text"/>
      <text:p text:style-name="P10">54. <text:span text:style-name="Absatz-Standardschriftart"><text:span text:style-name="T4">[</text:span></text:span>Wón tež pak k tym ludźom dźeše: Hdyž widźiće, zo mróčel wot wječora horje dźe, dha wy hnydom prajiće: Dešć póńdźe; tež so tak stanje. ref((Mat. 16, 2.))</text:p>
      <text:p text:style-name="Preformatted_20_Text"/>
      <text:p text:style-name="Preformatted_20_Text">55. A hdyž wot połdnja wětr duje, prajiće wy : Horco budźe; a stanje so tak.</text:p>
      <text:p text:style-name="Preformatted_20_Text"/>
      <text:p text:style-name="P10">56. Wy błudnicy, na zemju a na njebjesa wy so wustejiće; kak dha, zo wy so nětk do teho časa njewustejiće? ref((Jan. 4, 35.))</text:p>
      <text:p text:style-name="Preformatted_20_Text"/>
      <text:p text:style-name="Preformatted_20_Text">57. Čoho dla pak wy njesudźiće sami po sebi, štož prawe je?<text:span text:style-name="Absatz-Standardschriftart"><text:span text:style-name="T4">]</text:span></text:span></text:p>
      <text:p text:style-name="Preformatted_20_Text"/>
      <text:p text:style-name="P10">58. Hdyž ty teho dla ze swojim přećiwnikom před knjeza dźeš, prócuj so hnydom wo to na puću, zo by ty jeho mohł z dobrym wotbyć; zo by tebje wón snadnje njećahnył před sudnika, a sudnik by će njepodał běrcej, a běrc ćisnył će do jastwa. ref((Přisł. 25, 8. Mat. 5, 25.))</text:p>
      <text:p text:style-name="Preformatted_20_Text"/>
      <text:p text:style-name="Preformatted_20_Text">59. Ja praju ći, ty tam njebudźeš wuńć, hač tež najposlenju šerpatku njezapłaćiš.</text:p>
      <text:p text:style-name="Preformatted_20_Text"/>
      <text:p text:style-name="Preformatted_20_Text"/>
      <text:p text:style-name="Preformatted_20_Text">%-----------------------------------------------------------</text:p>
      <text:p text:style-name="Preformatted_20_Text"><text:soft-page-break/></text:p>
      <text:p text:style-name="P2">kapitl((Sćenje swjateho Lukaša))</text:p>
      <text:p text:style-name="P2"/>
      <text:p text:style-name="P2">staw((13. staw))</text:p>
      <text:p text:style-name="P2"/>
      <text:p text:style-name="Preformatted_20_Text"><text:span text:style-name="Absatz-Standardschriftart"><text:span text:style-name="T2">detail((Pokutne prědowanje wo wutupjenju Galilejskich, figowym štomje, wo chorej žonje, wo ewangeliju, wuskich wrotach a wupusćenju Jerusalemskim.))</text:span></text:span></text:p>
      <text:p text:style-name="Preformatted_20_Text"/>
      <text:p text:style-name="Preformatted_20_Text">%-----------------------------------------------------------</text:p>
      <text:p text:style-name="Preformatted_20_Text"/>
      <text:p text:style-name="Preformatted_20_Text">1. Někotři pak w tym samym času tam běchu, kotřiž jemu připowjedachu wot tych Galilejskich, kotrychž krej Pilatus z jich woporami běše změšał.</text:p>
      <text:p text:style-name="Preformatted_20_Text"/>
      <text:p text:style-name="Preformatted_20_Text">2. A Jezus wotmołwi a dźeše k nim: Zda so wam, zo ći sami Galilejscy su wjetši hrěšnicy byli, dyžli wšitcy druzy Galilejscy, dokelž woni to su ćerpili?</text:p>
      <text:p text:style-name="Preformatted_20_Text"/>
      <text:p text:style-name="Preformatted_20_Text">3. Ja praju: Ně; ale, njebudźeće-li so wy polěpšeć, budźeće wy runje tak wšitcy kónc wzać.</text:p>
      <text:p text:style-name="Preformatted_20_Text"/>
      <text:p text:style-name="Preformatted_20_Text">4. Abo zda so wam, zo ći wósomnaćo, na kotrychž tón tórm w Silohi padźe a zarazy jich, su sami wina přede wšitkimi čłowjekami byli, kiž we Jerusalemje přebywaju?</text:p>
      <text:p text:style-name="Preformatted_20_Text"/>
      <text:p text:style-name="Preformatted_20_Text">5. Ja praju: Ně; ale njebudźeće-li wy so polěpšeć, budźeće wy runje tak wšitcy kónc wzać.</text:p>
      <text:p text:style-name="Preformatted_20_Text"/>
      <text:p text:style-name="Preformatted_20_Text">%-----------------------------------------------------------</text:p>
      <text:p text:style-name="Preformatted_20_Text"/>
      <text:p text:style-name="Preformatted_20_Text"><text:span text:style-name="Absatz-Standardschriftart"><text:span text:style-name="T3">detail((Sćenje na 20. njedźelu po swj. Trojicy.))</text:span></text:span></text:p>
      <text:p text:style-name="Preformatted_20_Text"/>
      <text:p text:style-name="Preformatted_20_Text">%-----------------------------------------------------------</text:p>
      <text:p text:style-name="Preformatted_20_Text"/>
      <text:p text:style-name="Preformatted_20_Text">6. <text:span text:style-name="Absatz-Standardschriftart"><text:span text:style-name="T4">[</text:span></text:span>Wón powědaše jim pak to přirunanje: Jedyn čłowjek měješe figowy štom, kiž běše šćěpjeny w jeho winicy; a wón přińdźe a pytaše płody na nim a njenamaka ničo.</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6.tif.large.jpg</text:span></text:span></text:p>
      <text:p text:style-name="Preformatted_20_Text">%-----------------------------------------------------------</text:p>
      <text:p text:style-name="Preformatted_20_Text"/>
      <text:p text:style-name="Preformatted_20_Text">7. Tuž dźeše wón k winicarjej: Hlaj, ja sym tři lěta přišoł a płody pytał na tym figowcu a ničo njenamakał; porubaj jón; što wón zemju zadźěwa?</text:p>
      <text:p text:style-name="Preformatted_20_Text"/>
      <text:p text:style-name="Preformatted_20_Text">8. Wón pak wotmołwi a dźeše k njemu: Knježe, wostaj jón hišće to lěto, hač jón wobkopam a pohnoju,</text:p>
      <text:p text:style-name="Preformatted_20_Text"/>
      <text:p text:style-name="Preformatted_20_Text">9. Hdy by wón chcył płody přinjesć; jeli zo njepřinjese, dha potom jón porubaj.<text:span text:style-name="Absatz-Standardschriftart"><text:span text:style-name="T4">]</text:span></text:span></text:p>
      <text:p text:style-name="Preformatted_20_Text"/>
      <text:p text:style-name="Preformatted_20_Text">10. Wón wučeše pak w jenej šuli na sabat.</text:p>
      <text:p text:style-name="Preformatted_20_Text"/>
      <text:p text:style-name="Preformatted_20_Text">11. A hlaj, tam běše žónska, kotraž měješe ducha teje chorosće wósomnaće lět, a wona běše pochilena, tak zo njemóžeše nikak prawje horje pohladać.</text:p>
      <text:p text:style-name="Preformatted_20_Text"/>
      <text:p text:style-name="Preformatted_20_Text">12. Jako ju pak Jezus wuhlada, zawoła wón ju k sebi a dźeše k njej: Zónska, budź spušćena wot swojeje chorosće.</text:p>
      <text:p text:style-name="Preformatted_20_Text"/>
      <text:p text:style-name="P10">13. A połoži rucy na nju; a hnydom bě wona prosta a chwaleše Boha. ref((Mark. 7, 32.))</text:p>
      <text:p text:style-name="Preformatted_20_Text"/>
      <text:p text:style-name="Preformatted_20_Text">14. Tuž wotmołwi tón šulski wyši, kiž so hněwaše, zo Jezus na sabat běše hojił, a dźeše k ludu: Šěsć dnjow je, přez kotrež my móžemy dźěłać; na tych samych přińdźće a dajće so zahojić, a nic na sabatnym dnju.</text:p>
      <text:p text:style-name="Preformatted_20_Text"/>
      <text:p text:style-name="P10">15. Tón Knjez pak wotmołwi jemu a dźeše: Ty ludako, njewotwježe kóždy bjez wami swojeho woła abo wósła wot žłoba na sabaće a wjedźe jeho k napowanju? ref((2 Mójz. 23, 5.))</text:p>
      <text:p text:style-name="Preformatted_20_Text"/>
      <text:p text:style-name="Preformatted_20_Text">16. Njedyrbjała pak tuta, kiž wšak Abrahamowa dźowka je, kotruž zatanas, hlaj, wósomnaće lět je zwjazał, so wotwjazać wot teho zwjazka na sabatnym dnju?</text:p>
      <text:p text:style-name="Preformatted_20_Text"/>
      <text:p text:style-name="Preformatted_20_Text">17. A jako wón to praješe, dyrbjachu so wšitcy hanibować, kiž přećiwo njemu byli běchu; a wšitkón lud zwjeseleše so na wšěch tych krasnych skutkach, kotrež so wot njeho stachu. </text:p>
      <text:p text:style-name="Preformatted_20_Text"/>
      <text:p text:style-name="Preformatted_20_Text">%-----------------------------------------------------------</text:p>
      <text:p text:style-name="Preformatted_20_Text"/>
      <text:p text:style-name="Preformatted_20_Text"><text:span text:style-name="Absatz-Standardschriftart"><text:span text:style-name="T3">detail((Tekst na druhi swjedźeń swjatkow. IV.))</text:span></text:span></text:p>
      <text:p text:style-name="Preformatted_20_Text"/>
      <text:p text:style-name="Preformatted_20_Text">%-----------------------------------------------------------</text:p>
      <text:p text:style-name="Preformatted_20_Text"/>
      <text:p text:style-name="Preformatted_20_Text">18. <text:span text:style-name="Absatz-Standardschriftart"><text:span text:style-name="T4">[</text:span></text:span>Wón dźeše pak: Komu je to kralestwo Bože podobne? a komu ja jo dyrbju přirunać?</text:p>
      <text:p text:style-name="Preformatted_20_Text"/>
      <text:p text:style-name="P10">19. Žonopowemu zornu je wone podobne, kotrež čłowjek wza a ćisnu to same do swojeje zahrody; a wone rosćeše a sčini so wulki štom, a ptaki tych njebjes činjachu sebi hnězda na jeho hałozach. ref((Mat. 13, 31. Mark. 4, 31.))</text:p>
      <text:p text:style-name="Preformatted_20_Text"/>
      <text:p text:style-name="Preformatted_20_Text">20. A zaso dźeše wón: Komu dyrbju ja to kralestwo Bože přirunać?</text:p>
      <text:p text:style-name="Preformatted_20_Text"/>
      <text:p text:style-name="P10">21. Wone je kwasu podobne, kotryž žónska wza a zaměša tón samy do třoch kórcow muki, hač wšitko wokisnu.<text:span text:style-name="Absatz-Standardschriftart"><text:span text:style-name="T4">]</text:span></text:span> ref((1 Mójz. 18, 6.))</text:p>
      <text:p text:style-name="Preformatted_20_Text"/>
      <text:p text:style-name="Preformatted_20_Text">22. Wón pak chodźeše po městach a po wsach a wučeše, a běše so nastajił do Jerusalema. </text:p>
      <text:p text:style-name="Preformatted_20_Text"/>
      <text:p text:style-name="Preformatted_20_Text">%-----------------------------------------------------------</text:p>
      <text:p text:style-name="Preformatted_20_Text"><text:soft-page-break/></text:p>
      <text:p text:style-name="Preformatted_20_Text"><text:span text:style-name="Absatz-Standardschriftart"><text:span text:style-name="T3">detail((Tekst na 25. njedźelu po swj. Trojicy. IV.))</text:span></text:span></text:p>
      <text:p text:style-name="Preformatted_20_Text"/>
      <text:p text:style-name="Preformatted_20_Text">%-----------------------------------------------------------</text:p>
      <text:p text:style-name="Preformatted_20_Text"/>
      <text:p text:style-name="Preformatted_20_Text">23. [Jedyn pak dźeše k njemu: Knježe, je dha tych mało, kiž zbóžni budźa? Wón pak dźeše k nim:</text:p>
      <text:p text:style-name="Preformatted_20_Text"/>
      <text:p text:style-name="P10">24. Wojujće wo to, zo byšće přez te ćěsne wrota nutř šli; přetož wjele jich budźe, to ja wam praju, za tym stać, kak bychu nutř přišli, ale njebudźa móc. ref((Mat. 7, 13. Phil. 3, 12.))</text:p>
      <text:p text:style-name="Preformatted_20_Text"/>
      <text:p text:style-name="P10">25. W tym času, hdyž hozpodar je stanył a durje je zawrjeł, a wy budźeće počinać wonkach stać a so wo durje kłapać a rjeknyć: Knježe, knježe, wotewr nam. A wón pak budźe wotmołwić a k wam prajić: Ja was njeznaju, zwotkal sće.<text:span text:style-name="Absatz-Standardschriftart"><text:span text:style-name="T4">]</text:span></text:span> ref((Mat. 7, 23.))</text:p>
      <text:p text:style-name="Preformatted_20_Text"/>
      <text:p text:style-name="Preformatted_20_Text">26. Tehdy budźeće wy počeć prajić. My smy před tobu jědli a pili, a na našich hasach sy ty nas wuči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7.tif.large.jpg</text:span></text:span></text:p>
      <text:p text:style-name="Preformatted_20_Text">%-----------------------------------------------------------</text:p>
      <text:p text:style-name="Preformatted_20_Text"/>
      <text:p text:style-name="P10">27. A wón budźe rjeknyć: Ja wam praju, zo was njeznaju, zwotkal wy sće; woteńdźće wote mnje wšitcy, wy złóstnicy! ref((Ps. 6, 9. Mat. 7, 23.))</text:p>
      <text:p text:style-name="Preformatted_20_Text"/>
      <text:p text:style-name="Preformatted_20_Text">28. A tam budźe skiwlenje a zubow křipjenje, hdyž budźeće widźeć Abrahama a Izaaka a Jakuba a wšitkich profetow w Božim kralestwje, was pak wustorčenych.</text:p>
      <text:p text:style-name="Preformatted_20_Text"/>
      <text:p text:style-name="P10">29. Tehdy budźa přińć wot ranja a wot wječora a wot połnocy a wot połdnja, a budźa so k blidu sydać w Božim kralestwje. ref((Mat. 8, 11.))</text:p>
      <text:p text:style-name="Preformatted_20_Text"/>
      <text:p text:style-name="P10">30. A hlaj, nětk su ći posleni, kotřiž prěni budźa; a su nětk ći prěni, kotřiž budźa posleni. ref((Mat. 19, 30.))</text:p>
      <text:p text:style-name="Preformatted_20_Text"/>
      <text:p text:style-name="Preformatted_20_Text">%-----------------------------------------------------------</text:p>
      <text:p text:style-name="Preformatted_20_Text"/>
      <text:p text:style-name="Preformatted_20_Text"><text:span text:style-name="Absatz-Standardschriftart"><text:span text:style-name="T3">detail((Tekst na 10. njedźelu po swj. Trojicy. IV.))</text:span></text:span></text:p>
      <text:p text:style-name="Preformatted_20_Text"/>
      <text:p text:style-name="Preformatted_20_Text">%-----------------------------------------------------------</text:p>
      <text:p text:style-name="Preformatted_20_Text"/>
      <text:p text:style-name="Preformatted_20_Text">31. [Tón samy dźeń přińdźechu někotři Farizejscy a dźachu k njemu: Wuńdź a nastaj so wot tudy; přetož Herodas chce će skóncować.</text:p>
      <text:p text:style-name="Preformatted_20_Text"/>
      <text:p text:style-name="Preformatted_20_Text">32. A wón dźeše k nim: Dźiće a powěsće tej lišcy: Hlaj, ja honju čertow won a wustrowju dźensa a jutzje, a na třeći dźeń budu ja kónc wzać.</text:p>
      <text:p text:style-name="Preformatted_20_Text"/>
      <text:p text:style-name="Preformatted_20_Text">33. K temu tež mam ja dźensa a jutzje a po jutřišim chodźić; přetož njemóže być, zo mohł profeta druhdźe kónc wzać, chiba we Jerusalemje.</text:p>
      <text:p text:style-name="Preformatted_20_Text"/>
      <text:p text:style-name="P10">34. Jerusalem, Jerusalem, kiž ty moriš profetow a kamjenjuješ, kotřiž k tebi su pósłani; kak husto sym ja twoje dźěći chcył zhromadźić, jako pata swoje kurjatka pod swoje křidła; a wy sće njechali. ref((Mat. 23, 37.))</text:p>
      <text:p text:style-name="Preformatted_20_Text"/>
      <text:p text:style-name="P10">35. Hlajće, waš dom budźe wam pusty wostajeny. Zawěsće, ja praju wam, wy mje njebudźeće widźeć, hač čas přińdźe, zo wy prajić budźeće: Chwaleny budź tón, kiž přińdźe w mjenje teho Knjeza.<text:span text:style-name="Absatz-Standardschriftart"><text:span text:style-name="T4">]</text:span></text:span> ref((Mat. 23, 38. Pj. 118, 26. Pj. 6o, 27.))</text:p>
      <text:p text:style-name="Preformatted_20_Text"/>
      <text:p text:style-name="Preformatted_20_Text">%-----------------------------------------------------------</text:p>
      <text:p text:style-name="Preformatted_20_Text"/>
      <text:p text:style-name="P2">kapitl((Sćenje swjateho Lukaša))</text:p>
      <text:p text:style-name="P2"/>
      <text:p text:style-name="P2">staw((14. staw))</text:p>
      <text:p text:style-name="P2"/>
      <text:p text:style-name="P2">detail((Wo wódniwym, Chrystusowym hóstnym prědowanju, wulkej wječeri a chodźenju za Jezusom.))</text:p>
      <text:p text:style-name="P2"/>
      <text:p text:style-name="Preformatted_20_Text"><text:span text:style-name="Absatz-Standardschriftart"><text:span text:style-name="T2">detail((Sćenje na 17. njedźelu po swj. Trojicy.))</text:span></text:span></text:p>
      <text:p text:style-name="Preformatted_20_Text"/>
      <text:p text:style-name="Preformatted_20_Text">%-----------------------------------------------------------</text:p>
      <text:p text:style-name="Preformatted_20_Text"/>
      <text:p text:style-name="P10">1. <text:span text:style-name="Absatz-Standardschriftart"><text:span text:style-name="T4">[</text:span></text:span>A poda so, zo wón přińdźe do doma jeneho wyšeho tych Farizejskich na sabat, zo by chlěba pojědł; a woni łakachu na njeho. ref((Mark. 3, 2.))</text:p>
      <text:p text:style-name="Preformatted_20_Text"/>
      <text:p text:style-name="Preformatted_20_Text">2. A hlaj, tam běše jedyn wódniwy čłowjek před nim.</text:p>
      <text:p text:style-name="Preformatted_20_Text"/>
      <text:p text:style-name="Preformatted_20_Text">3. A Jezus wotmołwicy rěčeše k pismawučenym a k Farizejskim a dźeše: Hodźi so tež na sabat hojić?</text:p>
      <text:p text:style-name="Preformatted_20_Text"/>
      <text:p text:style-name="Preformatted_20_Text">4. Woni so pak wotmjelknychu. A wón dosahnywši zahoji jeho a pušći jeho wot <text:soft-page-break/>sebje.</text:p>
      <text:p text:style-name="Preformatted_20_Text"/>
      <text:p text:style-name="Preformatted_20_Text">5. A wotmołwi a dźeše k nim: Štó je bjez wami, hdy by jemu wosoł abo woł do studnje panuł, zo by wón jeho na měsće njewućahnył sabatny dźeń?</text:p>
      <text:p text:style-name="Preformatted_20_Text"/>
      <text:p text:style-name="Preformatted_20_Text">6. A woni njemóžachu ničo přećiwo njemu na to wotmołwić.</text:p>
      <text:p text:style-name="Preformatted_20_Text"/>
      <text:p text:style-name="Preformatted_20_Text">7. Wón pak hosćam přirunanje powědaše, jako wón pytny, kak woni wuzwolichu na wyšim měsće sedźić, a dźeše k nim:</text:p>
      <text:p text:style-name="Preformatted_20_Text"/>
      <text:p text:style-name="Preformatted_20_Text">8. Hdyž ty wot někoho na kwas prošeny budźeš, dha njesuń so na wyše město, zo by něhdźe česniši, dyžli ty sy, wot njeho prošeny njebył;</text:p>
      <text:p text:style-name="Preformatted_20_Text"/>
      <text:p text:style-name="Preformatted_20_Text">9. A hdy by tón přišoł, kiž tebje a jeho prosył je, a rjeknył k tebi: Wotstup temu to město, dha dyrbjał ty z hanibu so k nižšemu městu dźeržeć.</text:p>
      <text:p text:style-name="Preformatted_20_Text"/>
      <text:p text:style-name="Preformatted_20_Text">10. Ale hdyž ty prošeny budźeš, dha dźi a sydń so na to nižše město; tak hdyž tón přińdźe, kiž tebje prosył je, k tebi rjeknje: Přećelo, sydń so bóle horje; tehdy směješ ty česć před tymi, kiž z tobu za blidom sedźa.</text:p>
      <text:p text:style-name="Preformatted_20_Text"/>
      <text:p text:style-name="P10">11. Přetož štóž so sam powyšuje, tón budźe poniženy; a štóž so sam ponižuje, tón budźe powyšeny.<text:span text:style-name="Absatz-Standardschriftart"><text:span text:style-name="T4">]</text:span></text:span> ref((Mat. 23, 12. Luk. 18,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8.tif.large.jpg</text:span></text:span></text:p>
      <text:p text:style-name="Preformatted_20_Text">%-----------------------------------------------------------</text:p>
      <text:p text:style-name="Preformatted_20_Text"/>
      <text:p text:style-name="Preformatted_20_Text">12. Wón pak tež dźeše k temu, kotryž jeho běše prosył: Hdyž wobjed činiš abo wječer, njeproš swojich přećelow ani swojich bratrow ani swojich přirodnych ani swojich bohatych susodow, tak zo bychu woni tebje snadnje zaso njeprosyli a tebi zaso zapłaćene było;</text:p>
      <text:p text:style-name="Preformatted_20_Text"/>
      <text:p text:style-name="P10">13. Ale hdyž hosćinu činiš, dha proš chudych, chromych, bědnych, slepych; ref((Tob. 4,7. Sir. 4,1. St.14, 13.))</text:p>
      <text:p text:style-name="Preformatted_20_Text"/>
      <text:p text:style-name="P10">14. Dha budźeš ty zbóžny; přetož woni ći njemóža zapłaćić; tebi pak budźe zapłaćene w tym horjestawanju tych prawych. ref((St. 5, 29. Mat. 6, 4. Jan. 11, 24.))</text:p>
      <text:p text:style-name="Preformatted_20_Text"/>
      <text:p text:style-name="Preformatted_20_Text">15. Jako to pak słyšeše jedyn wot tych, kiž z nim za blidom sedźichu, dźeše wón k njemu: Zbóžny je tón, kiž chlěb jě w Božim kralestwje.</text:p>
      <text:p text:style-name="Preformatted_20_Text"/>
      <text:p text:style-name="Preformatted_20_Text">%-----------------------------------------------------------</text:p>
      <text:p text:style-name="Preformatted_20_Text"/>
      <text:p text:style-name="Preformatted_20_Text"><text:span text:style-name="Absatz-Standardschriftart"><text:span text:style-name="T3">detail((Sćenje na 2. njedźelu po swj. Trojicy.))</text:span></text:span></text:p>
      <text:p text:style-name="Preformatted_20_Text"/>
      <text:p text:style-name="Preformatted_20_Text">%-----------------------------------------------------------</text:p>
      <text:p text:style-name="Preformatted_20_Text"/>
      <text:p text:style-name="Preformatted_20_Text">16. <text:span text:style-name="Absatz-Standardschriftart"><text:span text:style-name="T4">[</text:span></text:span>Wón pak dźeše k njemu: Jedyn čłowjek hotowaše wulku wječer a prošeše jich wjele na nju.</text:p>
      <text:p text:style-name="Preformatted_20_Text"/>
      <text:p text:style-name="P10">17. A pósła swojeho wotročka won w štundźe teje wječerje, zo by prajił tym prošenym: Pójće, přetož wšitko je hotowe. ref((Přisł. 9, 5.))</text:p>
      <text:p text:style-name="Preformatted_20_Text"/>
      <text:p text:style-name="Preformatted_20_Text">18. A woni počinachu wšitcy so po rjadu zamołwić. Prěni dźeše k njemu: Ja sym sebi polo kupił a mam won hić, zo bych to wohladał; ja će prošu, zamolró mje.</text:p>
      <text:p text:style-name="Preformatted_20_Text"/>
      <text:p text:style-name="Preformatted_20_Text">19. A druhi dźeše: Ja sym sebi pjeć přahow wołow kupił a sym na puću, zo bych je spytał; ja će prošu, zamolró mje.</text:p>
      <text:p text:style-name="Preformatted_20_Text"/>
      <text:p text:style-name="Preformatted_20_Text">20. A třeći dźeše: Ja sym so woženił, a teho dla ja přińć njemóžu.</text:p>
      <text:p text:style-name="Preformatted_20_Text"/>
      <text:p text:style-name="Preformatted_20_Text">21. A tón samy wotročk přińdźe zaso a powjedźi to swojemu knjezej. Tuž rozhněwa so tón hozpodar a dźeše k swojemu wotročkej: Dźi hnydom won na měšćanske hasy a na torhošća a přiwjedź hew nutř chudych a bědnych a chromych a slepych.</text:p>
      <text:p text:style-name="Preformatted_20_Text"/>
      <text:p text:style-name="Preformatted_20_Text">22. A wotročk dźeše: Knježe, wone je so stało, štož sy přikazał; a je hišće rum tudy.</text:p>
      <text:p text:style-name="Preformatted_20_Text"/>
      <text:p text:style-name="Preformatted_20_Text">23. A tón knjez dźeše k wotročkej: Dźi won na drohi a k płotam; a nuzuj jich, zo bychu nutř zašli, tak zo mój dom połny budźe.</text:p>
      <text:p text:style-name="Preformatted_20_Text"/>
      <text:p text:style-name="Preformatted_20_Text">24. Ja pak praju wam, zo žadyn tych samych mužow, kotřiž prošeni su, mojeje wječerje woptać njebudźe.<text:span text:style-name="Absatz-Standardschriftart"><text:span text:style-name="T4">]</text:span></text:span></text:p>
      <text:p text:style-name="Preformatted_20_Text"/>
      <text:p text:style-name="Preformatted_20_Text">25. Wjele luda pak dźěše z nim. A wón wobroći so a dźeše k nim:</text:p>
      <text:p text:style-name="Preformatted_20_Text"/>
      <text:p text:style-name="P10">26. Dźe-li štó ke mni a njehidźi swojeho nana a maćer a žonu a dźěći a bratrow a sotry, a k temu tež swoje žiwjenje; tón njemóže mój wučomnik być. ref((5 Mójz. 33, 9. Mat. 10, 37.))</text:p>
      <text:p text:style-name="Preformatted_20_Text"/>
      <text:p text:style-name="Preformatted_20_Text">27. A štóž swojeho křiža njenjese a za mnu njeńdźe, tón njemóže mój wučomnik być.</text:p>
      <text:p text:style-name="Preformatted_20_Text"/>
      <text:p text:style-name="Preformatted_20_Text"><text:soft-page-break/>28. Štó je pak bjez wami, kiž chce tórm natwarić, zo by wón sedźo prjedy njewurachnował te wukłady a hač to ma, čohož je trjeba, zo by jón dokonjał?</text:p>
      <text:p text:style-name="Preformatted_20_Text"/>
      <text:p text:style-name="Preformatted_20_Text">29. Tak zo něhdźe, hdyž by załoženje połožił a njemohł to dokonjeć, wšitcy, kiž bychu to widźili, počeli so jemu smjeć,</text:p>
      <text:p text:style-name="Preformatted_20_Text"/>
      <text:p text:style-name="Preformatted_20_Text">30. A prajić: Tutón čłowjek počinaše twarić a njemóžeše to same wuwjesć.</text:p>
      <text:p text:style-name="Preformatted_20_Text"/>
      <text:p text:style-name="Preformatted_20_Text">31. Abo kotry kral ćehnje na wójnu přećiwo druhemu kralej a sedźo prjedy radu njedźerži, hač by mohł z dźesać tawzyntami napřećiwo ćahnyć temu, kotryž z dwacyći tawzyntami ćehnje přećiwo njemu?</text:p>
      <text:p text:style-name="Preformatted_20_Text"/>
      <text:p text:style-name="Preformatted_20_Text">32. Jeli zo nic, pósćele wón pósłow k njemu, hdyž hišće daloko wot njeho je, a prosy pře měr.</text:p>
      <text:p text:style-name="Preformatted_20_Text"/>
      <text:p text:style-name="Preformatted_20_Text">33. Tak teho dla tež kóždy bjez wami, kiž so njewotrjeknje wšitkemu temu, štož ma, njemóže mój wučomnik by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9.tif.large.jpg</text:span></text:span></text:p>
      <text:p text:style-name="Preformatted_20_Text">%-----------------------------------------------------------</text:p>
      <text:p text:style-name="Preformatted_20_Text"/>
      <text:p text:style-name="P10">34. Sól je dobra wěc; jeli zo pak sól stuchnje, z čim budźa selić? ref((Mat. 5, 13. Mark. 9, 50.))</text:p>
      <text:p text:style-name="Preformatted_20_Text"/>
      <text:p text:style-name="P10">35. Ani do zemje, ani do hnoja so njehodźi, ale preč ju ćisnu. Štóž ma wuši k słyšenju, tón słyš. ref((St. 8, 8.))</text:p>
      <text:p text:style-name="Preformatted_20_Text"/>
      <text:p text:style-name="Preformatted_20_Text"/>
      <text:p text:style-name="Preformatted_20_Text">%-----------------------------------------------------------</text:p>
      <text:p text:style-name="Preformatted_20_Text"/>
      <text:p text:style-name="P2">kapitl((Sćenje swjateho Lukaša))</text:p>
      <text:p text:style-name="P2"/>
      <text:p text:style-name="P2">staw((15. staw))</text:p>
      <text:p text:style-name="P2"/>
      <text:p text:style-name="P2">detail((Chwalba Božeje smilnosće přez přirunanja.))</text:p>
      <text:p text:style-name="P2"/>
      <text:p text:style-name="Preformatted_20_Text"><text:span text:style-name="Absatz-Standardschriftart"><text:span text:style-name="T2">detail((Sćenje na 3. njedźelu po swj. Trojicy.))</text:span></text:span></text:p>
      <text:p text:style-name="Preformatted_20_Text"/>
      <text:p text:style-name="Preformatted_20_Text">%-----------------------------------------------------------</text:p>
      <text:p text:style-name="Preformatted_20_Text"/>
      <text:p text:style-name="P10">1. <text:span text:style-name="Absatz-Standardschriftart"><text:span text:style-name="T4">[</text:span></text:span>Přibližowachu so pak k njemu wšelcy słonicy a hrěšnicy, zo bychu jeho posłuchali. ref((Mat. o, 10.))</text:p>
      <text:p text:style-name="Preformatted_20_Text"/>
      <text:p text:style-name="P10">2. A ći Farizejscy a pismawučeni mórčachu a dźachu: Tón bjerje hrěšnikow horje a jě z nimi. ref((St. 7, 39.))</text:p>
      <text:p text:style-name="Preformatted_20_Text"/>
      <text:p text:style-name="Preformatted_20_Text">3. Wón pak praješe jim to přirunanje a dźeše:</text:p>
      <text:p text:style-name="Preformatted_20_Text"/>
      <text:p text:style-name="P10">4. Kotry čłowjek je bjez wami, kiž ma sto wowcow, a hdyž wón jenu wot nich zhubi, zo by wón te dźewjeć a dźewjećdźesać njewostajił w pusćinje a nješoł za tej zhubjenej tak dołho, hač by ju namakał? ref((Ez. 34, 11. 16. Luk. 19, 10. Mat. 18, 12.))</text:p>
      <text:p text:style-name="Preformatted_20_Text"/>
      <text:p text:style-name="Preformatted_20_Text">5. A hdyž ju namakał je, połoži wón ju na swojej ramjeni z wjesołosću.</text:p>
      <text:p text:style-name="Preformatted_20_Text"/>
      <text:p text:style-name="Preformatted_20_Text">6. A hdyž dom přińdźe, zawoła wón swojich přećelow a susodow a rjeknje k nim: Wjeselće so zo mnu; přetož ja sym swoju wowcu namakał, kotraž zhubjena běše.</text:p>
      <text:p text:style-name="Preformatted_20_Text"/>
      <text:p text:style-name="P10">7. Ja praju wam, zo runje tak wjesełosć budźe w njebjesach na jenym hrěšniku, kiž pokutu čini, před dźewjeć a dźewjećdźesać prawymi, kotřiž pokuty njepotrjebaju. ref((St. 5, 32.))</text:p>
      <text:p text:style-name="Preformatted_20_Text"/>
      <text:p text:style-name="Preformatted_20_Text">8. Abo kotra žónska je, kiž dźesać krošow ma, hdyž wona jedyn zhubi, zo by swěčku njezaswěćiła a chěžu njemjetła a swěru njepytała, hač wona jón namaka?</text:p>
      <text:p text:style-name="Preformatted_20_Text"/>
      <text:p text:style-name="P10">9. A hdyž jón namakała je, zawoła wona swoje přećelnicy a susodnicy a rjeknje: Wjeselće so zo mnu; přetož ja sym swój kroš namakała, kotryž běch zhubiła. ref((St. 1, 58.))</text:p>
      <text:p text:style-name="Preformatted_20_Text"/>
      <text:p text:style-name="Preformatted_20_Text">10. Runje tak, praju wam, budźe wjesełosć před Božimi jandźelemi na jenym hrěšniku, kiž pokutu čini.<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11. njedźelu po swj. Trojicy. IV.))</text:span></text:span></text:p>
      <text:p text:style-name="Preformatted_20_Text"/>
      <text:p text:style-name="Preformatted_20_Text">%-----------------------------------------------------------</text:p>
      <text:p text:style-name="Preformatted_20_Text"/>
      <text:p text:style-name="Preformatted_20_Text"><text:soft-page-break/>11. [Dale dźeše wón: Jedyn čłowjek měješe dweju synow.</text:p>
      <text:p text:style-name="Preformatted_20_Text"/>
      <text:p text:style-name="Preformatted_20_Text">12. A tón młódši bjez nimaj dźeše k nanej: Nano, daj mi, štož wot teho kubła na mnje přińdźe. A wón rozdźěli jimaj tu žiwnosć.</text:p>
      <text:p text:style-name="Preformatted_20_Text"/>
      <text:p text:style-name="P11">13. A po někotrych dnjach zebra tón młódši syn wšitko, ćehnješe daloko preč; a tam wón swoje kubło přečini a wjedźeše wrótne žiwjenje. ref((Přisł. 29, 3.))</text:p>
      <text:p text:style-name="Preformatted_20_Text"/>
      <text:p text:style-name="Preformatted_20_Text">14. Jako wón pak wšitko to swoje běše přečinił, bě wulka drohota po tym samym cyłym kraju, a wón poča tradać.</text:p>
      <text:p text:style-name="Preformatted_20_Text"/>
      <text:p text:style-name="Preformatted_20_Text">15. Teho dla dźěše wón a přistaji so k jenemu měšćanej teho sameho kraja; tón pósła jeho na swoje polo, zo by swinje pasł.</text:p>
      <text:p text:style-name="Preformatted_20_Text"/>
      <text:p text:style-name="Preformatted_20_Text">16. A wón požadaše swój brjuch napjelnić ze słodźiznami, kotrež swinje žerjechu, a nichtó jemu je njedawaše.</text:p>
      <text:p text:style-name="Preformatted_20_Text"/>
      <text:p text:style-name="P11">17. Tuž dźěše wón do so a dźeše: Kak wjele dźěłaćerjow ma mój nan, kotřiž maja chlěba dosć jěsć, a ja hłoda mru! ref((Přisł. 23, 21.))</text:p>
      <text:p text:style-name="Preformatted_20_Text"/>
      <text:p text:style-name="P11">18. Ja chcu postanyć a k swojemu nanej hić a k njemu rjec: Ja sym zhrěšił w njebju a před tobu, ref((Jer. 3, 14.))</text:p>
      <text:p text:style-name="Preformatted_20_Text"/>
      <text:p text:style-name="Preformatted_20_Text">19. A njejsym dale hódny, zo bych twój syn mjenowany był; čiń mje jako jeneho twojich dźěłaćerjow.</text:p>
      <text:p text:style-name="Preformatted_20_Text"/>
      <text:p text:style-name="P11">20. A wón postanu a dźěše k swojemu nanej. Jako wón pak hišće daloko běše, wuhlada jeho jeho nan, a běše jemu jeho žel, běžeše a padźe jemu wokoło jeho šije a wokoša jeho. ref((2 Sam. 14, 33.))</text:p>
      <text:p text:style-name="Preformatted_20_Text"/>
      <text:p text:style-name="Preformatted_20_Text">21. Tón syn pak dźeše k njemu: Nano, ja sym zhrěšił w njebju a před tobu; a dale njejsym hódny, zo budu twój syn mjenowany.</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20.tif.large.jpg</text:span></text:span></text:p>
      <text:p text:style-name="Preformatted_20_Text">%-----------------------------------------------------------</text:p>
      <text:p text:style-name="Preformatted_20_Text"/>
      <text:p text:style-name="Preformatted_20_Text">22. Ale tón nan dźeše k swojim wotročkam: Přinjesće tu najlěpšu drastu a woblečće jeho a dajće pjeršćeń na jeho ruku a črije na nohi;</text:p>
      <text:p text:style-name="Preformatted_20_Text"/>
      <text:p text:style-name="Preformatted_20_Text">23. A přiwjedźće sem to kormjene ćelo, zarěžće to same, zo bychmy jědli a wjesołi byli;</text:p>
      <text:p text:style-name="Preformatted_20_Text"/>
      <text:p text:style-name="P11">24. Přetož tón mój syn běše morwy a je zaso wožiwił; wón tež běše zhubjeny a je so zaso namakał. A zawjeselichu so. ref((Eph. 2, 1. 5. St. 5, 14.))</text:p>
      <text:p text:style-name="Preformatted_20_Text"/>
      <text:p text:style-name="Preformatted_20_Text">25. Ale jeho starši syn běše na polu; a jako přińdźe a wón so k domej přibližowaše, wusłyša wón to piskanje a rejwanje;</text:p>
      <text:p text:style-name="Preformatted_20_Text"/>
      <text:p text:style-name="Preformatted_20_Text">26. A zawoła k sebi swojich wotročkow jeneho a wopraša, što to je?</text:p>
      <text:p text:style-name="Preformatted_20_Text"/>
      <text:p text:style-name="Preformatted_20_Text">27. Tón pak dźeše k njemu: Twój bratr je přišoł; a twój nan je to kormjene ćelo dał zarězać, zo je jeho stroweho zaso dóstał.</text:p>
      <text:p text:style-name="Preformatted_20_Text"/>
      <text:p text:style-name="Preformatted_20_Text">28. Tuž so wón rozhněwa a njechaše nutř hić. Ale jeho nan wuńdźe a prošeše jeho.</text:p>
      <text:p text:style-name="Preformatted_20_Text"/>
      <text:p text:style-name="Preformatted_20_Text">29. Wón pak wotmołwi a dźeše k nanej: Hlaj, ja telko lět tebi słužu, a njejsym hišće nihdy twoju přikaznju přestupił; a wšak mi njejsy nihdy kózlika dał, zo bych ja ze swojimi přećelemi wjesoły pobył;</text:p>
      <text:p text:style-name="Preformatted_20_Text"/>
      <text:p text:style-name="P11">30. Ale hdyž tón twój syn přišoł je, kiž twoju žiwnosć z kurwami je póžrjeł, sy ty jemu na měsće to kormjene ćelo zarězał. ref((Přisł. 29, 3.))</text:p>
      <text:p text:style-name="Preformatted_20_Text"/>
      <text:p text:style-name="Preformatted_20_Text">31. Wón pak dźeše k njemu: Mój syno, ty sy přeco při mni, a wšitko, štož moje je, to je twoje;</text:p>
      <text:p text:style-name="Preformatted_20_Text"/>
      <text:p text:style-name="Preformatted_20_Text">32. Ty dyrbjał pak so zwjeselić a zradować; přetož tón twój bratr běše morwy a je zaso wožiwił; wón tež běše zhubjeny a je so zaso namakał.<text:span text:style-name="Absatz-Standardschriftart"><text:span text:style-name="T4">]</text:span></text:span></text:p>
      <text:p text:style-name="Preformatted_20_Text"/>
      <text:p text:style-name="Preformatted_20_Text"/>
      <text:p text:style-name="Preformatted_20_Text">%-----------------------------------------------------------</text:p>
      <text:p text:style-name="Preformatted_20_Text"/>
      <text:p text:style-name="P2">kapitl((Sćenje swjateho Lukaša))</text:p>
      <text:p text:style-name="P2"/>
      <text:p text:style-name="P2">staw((16. staw))</text:p>
      <text:p text:style-name="P2"/>
      <text:p text:style-name="P2">detail((Njewužitne wužiwanje bohatstwa zaćisnjene.))</text:p>
      <text:p text:style-name="P2"/>
      <text:p text:style-name="Preformatted_20_Text"><text:span text:style-name="Absatz-Standardschriftart"><text:span text:style-name="T2">detail((Sćenje na 9. njedźelu po swj. Trojicy.))</text:span></text:span></text:p>
      <text:p text:style-name="Preformatted_20_Text"/>
      <text:p text:style-name="Preformatted_20_Text">%-----------------------------------------------------------</text:p>
      <text:p text:style-name="Preformatted_20_Text"/>
      <text:p text:style-name="Preformatted_20_Text">1. Wón pak dźeše tež k swojim pósłam: Jedyn bohaty muž běše, kiž měješe zastojnika; a tón bě před nim wobskorženy, jako by wón jemu jeho kubła přečinił.</text:p>
      <text:p text:style-name="Preformatted_20_Text"/>
      <text:p text:style-name="Preformatted_20_Text">2. A wón zawoła jeho k sebi a dźeše k njemu: Što to słyšu wot tebje? Čiń rachnowanje wot swojeho zastojnstwa; přetož ty njebudźeš móc dale za zastojnika być.</text:p>
      <text:p text:style-name="Preformatted_20_Text"/>
      <text:p text:style-name="P11">3. Tón zastojnik pak dźeše sam při sebi: Što dyrbju ja činić, dokelž mój knjez to zastojnstwo wote mnje bjerje? Kopać ja njemóžu, prosyć so hanibuju. ref((Sir. 40, ⸗0. 32.))</text:p>
      <text:p text:style-name="Preformatted_20_Text"/>
      <text:p text:style-name="Preformatted_20_Text">4. Ja wěm, štož ja činić chcu, hdyž ja wot teho zastojnstwa wotstorčeny budu, zo <text:soft-page-break/>bychu mje do swojich domow horje wzali.</text:p>
      <text:p text:style-name="Preformatted_20_Text"/>
      <text:p text:style-name="Preformatted_20_Text">5. A wón zawoła wšitkich dołžnikow swojeho knjeza a dźeše k prěnjemu: Kak wjele sy ty mojemu knjezej winojty?</text:p>
      <text:p text:style-name="Preformatted_20_Text"/>
      <text:p text:style-name="Preformatted_20_Text">6. Wón pak dźeše: Sto tunow wolija. A wón dźeše k njemu: Wzmi swój list, sydń so a napiš z molom pjećdźesat.</text:p>
      <text:p text:style-name="Preformatted_20_Text"/>
      <text:p text:style-name="Preformatted_20_Text">7. Potom dźeše wón k druhemu: Ty pak, kak wjele sy ty winojty? Wóndźeše: Sto brěmjenjowpšeńzy. A wón dźeše k njemu: Wzmi swój list a napiš wósomdźesać.</text:p>
      <text:p text:style-name="Preformatted_20_Text"/>
      <text:p text:style-name="P11">8. A tón knjez pochwali teho njepraweho zastojnika, zo wón běše mudrje činił; přetož dźěći teho swěta su mudriše, dyžli dźěći teho swětła w swojej šlachće. ref((Eph. 5, 9. 1 Thes. 5, 5.))</text:p>
      <text:p text:style-name="Preformatted_20_Text"/>
      <text:p text:style-name="P11">9. A ja praju wam: Čińće sebi přećelow z njeprawym mammonom, zo woni, hdyž wy tradaće, was bychu horje wzali do wěčnych hětow.<text:span text:style-name="Absatz-Standardschriftart"><text:span text:style-name="T4">]</text:span></text:span> ref((Mat. 6, 20. St. 19, 21. 1 Tim. 6, 19.))</text:p>
      <text:p text:style-name="Preformatted_20_Text"/>
      <text:p text:style-name="P11">10. Štóž je w snadnišim swěrny, tón je tež we wulkim swěrny; a štóž w snadnišim je njeprawy, tón je tež we wulkim njeprawy. ref((St. 19, 17.))</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21.tif.large.jpg</text:span></text:span></text:p>
      <text:p text:style-name="Preformatted_20_Text">%-----------------------------------------------------------</text:p>
      <text:p text:style-name="Preformatted_20_Text"/>
      <text:p text:style-name="Preformatted_20_Text">11. Hdyž wy teho dla w tym njepawn mammonje swěrni njejsće byli, štó chcył wam to prawe dowěrić?</text:p>
      <text:p text:style-name="Preformatted_20_Text"/>
      <text:p text:style-name="Preformatted_20_Text">12. A hdyž w cuzym njejsće swěrni byli, štó chcył wam to waše dać?</text:p>
      <text:p text:style-name="Preformatted_20_Text"/>
      <text:p text:style-name="P11">13. Žadyn domjacy wotročk njemóže dwěmaj knjezomaj słužić; chiba wón budźe teho jeneho hidźić a teho druheho lubować; abo budźe so k jenemu dźeržeć a teho druheho zacpěć. Wy njemóžeće Bohu słužić a mammonej. ref((Mat. 6, 24.))</text:p>
      <text:p text:style-name="Preformatted_20_Text"/>
      <text:p text:style-name="P11">14. To wšitko pak tež słyšachu ći Farizejscy, kotřiž lakomni běchu, a smějachu so jemu. ref((Mat. 23, 14.))</text:p>
      <text:p text:style-name="Preformatted_20_Text"/>
      <text:p text:style-name="P11">15. Wón pak dźeše k nim; Wy sće ći, kiž so sami za prawych před čłowjekami činiće, ale Bóh znaje waše wutroby; přetož štož wysoke je před čłowjekami, to je před Bohom hroznosć. ref((St. 18, 9. Pj. 7, 10.))</text:p>
      <text:p text:style-name="Preformatted_20_Text"/>
      <text:p text:style-name="P11">16. Zakoń a profetojo <text:s/>wěšća hač do Jana; a wot teho časa budźe to kralestwo Bože přez to ewangelion prědowane, a kóždy ćišći so z mozu do njeho. ref((Mat. 11, 13.))</text:p>
      <text:p text:style-name="Preformatted_20_Text"/>
      <text:p text:style-name="P11">17. Lóže pak je, zo njebjo a zemja zahinjetej, dyžli zo by wot zakonja jedyn kónčik zahinył. ref((St. 21, 33. Mat. 5, 18.))</text:p>
      <text:p text:style-name="Preformatted_20_Text"/>
      <text:p text:style-name="P11">18. Kóždy, štóž swoju mandźelsku preč pušći a wozmje sebi druhu, tón mandźelstwo łama; a kóždy, štóž tu prečpušćenu wot muža sebi wozmje, tón tež mandźelstwo łama. ref((Mat. 5, 31. St. 9, 19. Mark. 10, 11.))</text:p>
      <text:p text:style-name="Preformatted_20_Text"/>
      <text:p text:style-name="Preformatted_20_Text">%-----------------------------------------------------------</text:p>
      <text:p text:style-name="Preformatted_20_Text"/>
      <text:p text:style-name="Preformatted_20_Text"><text:span text:style-name="Absatz-Standardschriftart"><text:span text:style-name="T3">detail((Sćenje na 1. njedźelu po swj. Trojicy.))</text:span></text:span></text:p>
      <text:p text:style-name="Preformatted_20_Text"/>
      <text:p text:style-name="Preformatted_20_Text">%-----------------------------------------------------------</text:p>
      <text:p text:style-name="Preformatted_20_Text"/>
      <text:p text:style-name="Preformatted_20_Text">19. [Někajki bohaty muž pak běše, tón chodźeše w purpurzkej a wot droheho płata drasće a mějej še so wšědnje derje w krasnym wjeselu.</text:p>
      <text:p text:style-name="Preformatted_20_Text"/>
      <text:p text:style-name="P11">20. Běše pak jedyn chudy, z mjenom Lazarus, tón ležeše před jeho durjemi połny brjodow, ref((Sur. 14, 14.))</text:p>
      <text:p text:style-name="Preformatted_20_Text"/>
      <text:p text:style-name="Preformatted_20_Text">21. A žadaše so nasyćić z tymi drjebjeńčkami, kotrež z blida teho bohateho padachu. Dha wšak přińdźechu psy a lizachu jeho brjody.</text:p>
      <text:p text:style-name="Preformatted_20_Text"/>
      <text:p text:style-name="Preformatted_20_Text">22. Poda so pak, zo tón chudy wumrě a bě njeseny wot jandźelow do Abrahamoweho klina. Tón bohaty pak tež wumrě a bu pohrjebany.</text:p>
      <text:p text:style-name="Preformatted_20_Text"/>
      <text:p text:style-name="Preformatted_20_Text">23. A jako wón w heli a w čwili běše, pozběhnu wón swojej woči a wuhlada Abrahama nazdala a Lazara na jeho klinje;</text:p>
      <text:p text:style-name="Preformatted_20_Text"/>
      <text:p text:style-name="P11">24. A zawołajo dźeše wón: Wótče Abrahamje, smil so nade mnu a pósćel Lazara, zo by wón tón kónčik swojeho porsta we wodźe womačał a wochłoźił mój jazyk; přetož ja ćerpju čwilu w tutym płomjenju. ref((Jez. 66, 24.))</text:p>
      <text:p text:style-name="Preformatted_20_Text"/>
      <text:p text:style-name="Preformatted_20_Text">25. Abraham pak dźeše: Spomń, syno, zo ty swoje dobre sy wužiwał w swojim žiwjenju, ale Lazarus je lute złe ćerpił. Nětk pak budźe wón troštowany, a ty budźeš čwilowany.</text:p>
      <text:p text:style-name="Preformatted_20_Text"/>
      <text:p text:style-name="P11">26. A wyše teho wšeho je bjez nami a bjez wami wulka hłubina wobtwjerdźena, zo <text:soft-page-break/>ći, kiž bychu chcyli tudy wot nas k wam dele hić, njemóža, tež nic tam wot was k nam horje přińć. ref((Jez. 30, 33.))</text:p>
      <text:p text:style-name="Preformatted_20_Text"/>
      <text:p text:style-name="Preformatted_20_Text">27. Tuž dźeše wón: Dha će prošu, wótče, zo by ty jeho pósłał do mojeho nanoweho doma;</text:p>
      <text:p text:style-name="Preformatted_20_Text"/>
      <text:p text:style-name="Preformatted_20_Text">28. Přetož ja mam hišće pjeć bratrow, zo by wón jim wobswědčił, zo tež woni njebychu sem přišli na to město teje čwile.</text:p>
      <text:p text:style-name="Preformatted_20_Text"/>
      <text:p text:style-name="P11">29. Abraham dźeše k njemu: Woni maju Mójzasa a profetow; njech tych samych posłuchaju. ref((Jez. 8, 20. St. 34, 16.))</text:p>
      <text:p text:style-name="Preformatted_20_Text"/>
      <text:p text:style-name="Preformatted_20_Text">30. Wón pak dźeše: Ně, wótče Abrahamje; ale hdy by štó wot morwych k nim šoł, dha bychu pokutu činil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2.tif.large.jpg</text:span></text:span></text:p>
      <text:p text:style-name="Preformatted_20_Text">%-----------------------------------------------------------</text:p>
      <text:p text:style-name="Preformatted_20_Text"/>
      <text:p text:style-name="Preformatted_20_Text">31. Wón dźeše k njemu: Njeposłuchaju woni Mójzasa a profetow, dha tež njebudźa wěrić, hdy by runje štó wot morwych stanył.<text:span text:style-name="Absatz-Standardschriftart"><text:span text:style-name="T4">]</text:span></text:span></text:p>
      <text:p text:style-name="Preformatted_20_Text"/>
      <text:p text:style-name="Preformatted_20_Text"/>
      <text:p text:style-name="Preformatted_20_Text">%-----------------------------------------------------------</text:p>
      <text:p text:style-name="Preformatted_20_Text"/>
      <text:p text:style-name="P2">kapitl((Sćenje swjateho Lukaša))</text:p>
      <text:p text:style-name="P2"/>
      <text:p text:style-name="P2">staw((17. staw))</text:p>
      <text:p text:style-name="P2"/>
      <text:p text:style-name="Preformatted_20_Text"><text:span text:style-name="Absatz-Standardschriftart"><text:span text:style-name="T2">detail((Wo pohóršenju, wujednanju, wěrje a skutkach, dźesać wusadnych a přichodźe Božeho kralestwa.))</text:span></text:span></text:p>
      <text:p text:style-name="Preformatted_20_Text"/>
      <text:p text:style-name="Preformatted_20_Text">%-----------------------------------------------------------</text:p>
      <text:p text:style-name="Preformatted_20_Text"/>
      <text:p text:style-name="Preformatted_20_Text">1. Wón dźeše pak k wučomnikam: Móžno njeje, zo bychu pohóršenja njepřišłe; běda pak temu, přez kohož přińdu.</text:p>
      <text:p text:style-name="Preformatted_20_Text"/>
      <text:p text:style-name="P11">2. Lěpje by jemu było, zo by młynski kamjeń za jeho šiju był załoženy a zo by ćisnjeny był do morja, hač zo by wón jeneho tutych móličkich pohóršił. ref((Mat. 18, 6. Mark. 9, 42.))</text:p>
      <text:p text:style-name="Preformatted_20_Text"/>
      <text:p text:style-name="P11">3. Derje so sami hladajće. Hdy by pak twój bratr přećiwo tebi zhrěšił, naswar jeho; a jeli zo so wón polěpši, wodaj jemu. ref((3 Mójz. 19, 17. Mat. 18, 15.))</text:p>
      <text:p text:style-name="Preformatted_20_Text"/>
      <text:p text:style-name="Preformatted_20_Text">4. A hdy by wón sydom króć za dźeń přećiwo tebi zhrěšił a sydom króć za dźeń so k tebi wobroćił a rjekł: Mi je teho žel; dyrbiš ty jemu wodać.</text:p>
      <text:p text:style-name="Preformatted_20_Text"/>
      <text:p text:style-name="P11">5. Tuž dźachu ći japoštoli k temu Knjezej: Přispor nam wěru. ref((Mark. 9, 24.))</text:p>
      <text:p text:style-name="Preformatted_20_Text"/>
      <text:p text:style-name="P11">6. Tón Knjez pak dźeše: Hdy byšće wěru měli jako žonopowe zorno a byšće rjekli k tutemu lěsnemu figowcej: Wutorhń so z korjenjom a přesadź so do morja, dha budźe wón was posłuchać. ref((Mat. 17, 20.))</text:p>
      <text:p text:style-name="Preformatted_20_Text"/>
      <text:p text:style-name="Preformatted_20_Text">7. Štó je pak bjez wami, kiž ma wotročka, kotryž wora abo skót pase, zo by jemu, hdyž wón z pola dom přińdźe, hnydom rjekł: Pój a sydń so za blido?</text:p>
      <text:p text:style-name="Preformatted_20_Text"/>
      <text:p text:style-name="Preformatted_20_Text">8. Njeje temu tak, zo wón k njemu praji: Přihotuj, zo bych powječerjał, podpasaj so a słuž mi, hač ja so najěm a napiju; a potom dyrbiš ty so tež najěsć a napić?</text:p>
      <text:p text:style-name="Preformatted_20_Text"/>
      <text:p text:style-name="Preformatted_20_Text">9. Dźakuje so wón tež temu samemu wotročkej, zo wón je činił, štož jemu běše přikazane? so njezda.</text:p>
      <text:p text:style-name="Preformatted_20_Text"/>
      <text:p text:style-name="Preformatted_20_Text">10. Tak tež wy, hdyž wšitko sće činili, štož wam je přikazane, rjekńće: My smy njewužitni wotročkojo; my smy činili, štož činić winojći běchmy.</text:p>
      <text:p text:style-name="Preformatted_20_Text"/>
      <text:p text:style-name="Preformatted_20_Text">%-----------------------------------------------------------</text:p>
      <text:p text:style-name="Preformatted_20_Text"/>
      <text:p text:style-name="Preformatted_20_Text"><text:span text:style-name="Absatz-Standardschriftart"><text:span text:style-name="T3">detail((Sćenje na 14. njedźelu po swj. Trojicy.))</text:span></text:span></text:p>
      <text:p text:style-name="Preformatted_20_Text"/>
      <text:p text:style-name="Preformatted_20_Text">%-----------------------------------------------------------</text:p>
      <text:p text:style-name="Preformatted_20_Text"/>
      <text:p text:style-name="P11">11. <text:span text:style-name="Absatz-Standardschriftart"><text:span text:style-name="T4">[</text:span></text:span>A poda so, jako wón ćehnješe do Jerusalema, dźěše wón srjedźa přez Samariski a Galilejski kraj. ref((Jan. 4, 4.))</text:p>
      <text:p text:style-name="Preformatted_20_Text"/>
      <text:p text:style-name="Preformatted_20_Text">12. A jako wón do jeneho městka přińdźe, zetkachu jeho dźesaćo wusadni mucy, ći stejachu nazdala,</text:p>
      <text:p text:style-name="Preformatted_20_Text"><text:soft-page-break/></text:p>
      <text:p text:style-name="Preformatted_20_Text">13. A pozběžechu swój hłós a dźachu: Jezu, luby mištrje, smil so nad nami!</text:p>
      <text:p text:style-name="Preformatted_20_Text"/>
      <text:p text:style-name="P11">14. A hdyž wón jich wuhlada, dźeše wón k nim: Dźiće a pokažće so měšnikam. A sta so, jako tam dźěchu, buchu woni wučisćeni. ref((3 Mójz. 14, 2. St. 13, 2.))</text:p>
      <text:p text:style-name="Preformatted_20_Text"/>
      <text:p text:style-name="Preformatted_20_Text">15. Jedyn pak bjez nimi, jako widźeše, zo wón wustrowjeny bě, wróći so a chwaleše Boha z wulkim hłosom,</text:p>
      <text:p text:style-name="Preformatted_20_Text"/>
      <text:p text:style-name="Preformatted_20_Text">16. A padnywši na swoje wobličo k jeho nohomaj, dźakowaše so. A tón běše Samariski.</text:p>
      <text:p text:style-name="Preformatted_20_Text"/>
      <text:p text:style-name="Preformatted_20_Text">17. Jezus pak wotmołwi a dźeše: Njeje jich dźesać wučisćenych? Hdźe ha pak su ći dźewjećo?</text:p>
      <text:p text:style-name="Preformatted_20_Text"/>
      <text:p text:style-name="Preformatted_20_Text">18. Njeje so hewak žadyn namakał, kiž by so wróćił, zo by Bohu česć dał, hač jeno tón cuzobnik?</text:p>
      <text:p text:style-name="Preformatted_20_Text"/>
      <text:p text:style-name="Preformatted_20_Text">19. A wón dźeše k njemu: Stań a dźi, twoja wěra je će wustrowiła.<text:span text:style-name="Absatz-Standardschriftart"><text:span text:style-name="T4">]</text:span></text:span></text:p>
      <text:p text:style-name="Preformatted_20_Text"/>
      <text:p text:style-name="P11">20. Jako wón pak woprašany bě wot Farizejskich: Hdy dha přińdźe kralestwo Bože? wotmołwi wón jim a dźeše: Kralestwo Bože njepřińdźe ze zwonkownym nałoženjom; ref((1 Kor. 4, 20.))</text:p>
      <text:p text:style-name="Preformatted_20_Text"/>
      <text:p text:style-name="P11">21. Woni tež prajić njebudźa: Hlaj tudy, abo, hlaj tam. Přetož hlaj, Bože kralestwo je znutskach we was. ref((Mat. 24, 23.))</text:p>
      <text:p text:style-name="Preformatted_20_Text"/>
      <text:p text:style-name="Preformatted_20_Text">22. Wón dźeše pak k wučomnikam: Čas budźe přińć, zo budźeće wy požadać, widźeć jedyn dźeń teho člorózkeho syna, a njebudźeće jeho widźe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3.tif.large.jpg</text:span></text:span></text:p>
      <text:p text:style-name="Preformatted_20_Text">%-----------------------------------------------------------</text:p>
      <text:p text:style-name="Preformatted_20_Text"/>
      <text:p text:style-name="P11">23. A woni budźa k wam rjeknyć: Hlaj tudy, abo, hlaj tam. Njechodźće tam, ani njeposłuchajće jich. ref((St. 21, 8. Mat. 24, 23. Mark. 13, 21.))</text:p>
      <text:p text:style-name="Preformatted_20_Text"/>
      <text:p text:style-name="P11">24. Přetož runje jako błysk z njebjes dele błyska a swěći na wšitko, štož pod njebjesami je: tak tež budźe člorózki syn na swojim dnju. ref((Mat. 24, 27.))</text:p>
      <text:p text:style-name="Preformatted_20_Text"/>
      <text:p text:style-name="P11">25. Ale prjedy dyrbi wón wjele ćerpić a zaćisnjeny być wot tuteho naroda. ref((Mat. 16, 21.))</text:p>
      <text:p text:style-name="Preformatted_20_Text"/>
      <text:p text:style-name="P11">26. A jako so sta w času Noachowym, tak budźe tež w dnjach teho člorózkeho syna: ref((Mat. 24, 37.))</text:p>
      <text:p text:style-name="Preformatted_20_Text"/>
      <text:p text:style-name="P11">27. Woni jědźichu, woni pijachu, woni so ženjachu, woni so wudawachu, hač do teho dnja, w kotrymž Noa do kašća dźěše, a přińdźe ta lijeńca a skóncowa jich wšitkich. ref((1 Mójz. 7, 7.))</text:p>
      <text:p text:style-name="Preformatted_20_Text"/>
      <text:p text:style-name="Preformatted_20_Text">28. Teho runja tež, jako so sta w Lotowym času: Woni jědźichu, woni pijachu, woni kupowachu, woni předawachu, woni šćěpjachu, woni twarjachu;</text:p>
      <text:p text:style-name="Preformatted_20_Text"/>
      <text:p text:style-name="P11">29. Tón samy dźeń pak, jako Loth ze Sodoma běše wušoł, dešćowaše woheń a šwabl z njebjes a skóncowa jich wšitkich. ref((1 Mójz. 19, 15. 16.))</text:p>
      <text:p text:style-name="Preformatted_20_Text"/>
      <text:p text:style-name="Preformatted_20_Text">30. Na tajke wašnje tež budźe w tym dnju, hdyž člorózki syn zjewjeny budźe.</text:p>
      <text:p text:style-name="Preformatted_20_Text"/>
      <text:p text:style-name="P11">31. Tón samy dźeń, štóž na třěše je, a jeho dobytk w domje, tón njelěs dele, zo by tón samy zebrał. Tak tež, štóž na polu je, tón so njewróćej po to, štož zady so je wostajił. ref((Mat. 24, 17.))</text:p>
      <text:p text:style-name="Preformatted_20_Text"/>
      <text:p text:style-name="P11">32. Spomńće na Lotowu žonu! ref((1 Mójz. 19, 26.))</text:p>
      <text:p text:style-name="Preformatted_20_Text"/>
      <text:p text:style-name="P11">33. Štóž pyta, zo by swoju dušu zachował, tón budźe ju zhubić; a štóž ju budźe zhubić, tón budźe jej k žiwjenju pomhać. ref((St. 9, 24. Mat. 10, 39. St. 16, 25.))</text:p>
      <text:p text:style-name="Preformatted_20_Text"/>
      <text:p text:style-name="P11">34. Ja praju wam: W tej samej nocy budźetaj dwaj na jenym łožu; jedyn budźe horje wzaty, a druhi budźe wopušćeny. ref((Mat. 24, 40. 41.))</text:p>
      <text:p text:style-name="Preformatted_20_Text"/>
      <text:p text:style-name="Preformatted_20_Text">35. Dwě budźetej na jene mlěć; jena budźe horje wzata, a druha budźe wopušćena.</text:p>
      <text:p text:style-name="Preformatted_20_Text"/>
      <text:p text:style-name="Preformatted_20_Text">36. Dwaj budźetaj na polu; jedyn budźe horje wzaty, a druhi budźe wopušćeny.</text:p>
      <text:p text:style-name="Preformatted_20_Text"/>
      <text:p text:style-name="P11">37. A woni wotmołwichu a dźachu k njemu: Hdźe, Knježe? Wón pak dźeše k nim: Hdźež sćerb je, tam so hodlerje zhromadźuja. ref((Hiob. 39, 33. Hab. 1, 8. Mat. 24, 28.))</text:p>
      <text:p text:style-name="Preformatted_20_Text"/>
      <text:p text:style-name="Preformatted_20_Text"/>
      <text:p text:style-name="Preformatted_20_Text">%-----------------------------------------------------------</text:p>
      <text:p text:style-name="Preformatted_20_Text"/>
      <text:p text:style-name="P2">kapitl((Sćenje swjateho Lukaša))</text:p>
      <text:p text:style-name="P3"/>
      <text:p text:style-name="P2">staw((18. staw))</text:p>
      <text:p text:style-name="P2"/>
      <text:p text:style-name="Preformatted_20_Text"><text:span text:style-name="Absatz-Standardschriftart"><text:span text:style-name="T2">detail((Wučba wo modlenju a pokuće, křižu a ćerpjenju, přez hekzemple wułožena.))</text:span></text:span></text:p>
      <text:p text:style-name="Preformatted_20_Text"/>
      <text:p text:style-name="Preformatted_20_Text">%-----------------------------------------------------------</text:p>
      <text:p text:style-name="Preformatted_20_Text"/>
      <text:p text:style-name="P11"><text:soft-page-break/>1. Wón jim pak tež powjedźi přirunanje wot teho, kak my so přeco k Bohu modlić mamy a nam so to wostudźić njedyrbi, ref((Rom. 12, 12. Kol. 4, 2. 1 Thes. 5, 17.))</text:p>
      <text:p text:style-name="Preformatted_20_Text"/>
      <text:p text:style-name="Preformatted_20_Text">2. A dźeše: Jedyn sudnik běše w jenym měsće, kiž so ani Boha njeboješe, ani so před žanym čłowjekom njehanibowaše.</text:p>
      <text:p text:style-name="Preformatted_20_Text"/>
      <text:p text:style-name="Preformatted_20_Text">3. Wudowa pak tež běše w tym samym měsće, ta přińdźe k njemu a dźeše: Wumóž mje wot mojeho přećiwnika!</text:p>
      <text:p text:style-name="Preformatted_20_Text"/>
      <text:p text:style-name="Preformatted_20_Text">4. A wón njechaše za dołhi čas. Potom pak dźeše wón sam při sebi: Hač ja runje so Boha njeboju ani před žanym čłowjekom so njehanibuju;</text:p>
      <text:p text:style-name="Preformatted_20_Text"/>
      <text:p text:style-name="Preformatted_20_Text">5. Dokelž mi pak ta wudowa tak wjele prócy načini, chcu ja ju wumóž, tak zo wona naposledk přišedši mje njepohłuši.</text:p>
      <text:p text:style-name="Preformatted_20_Text"/>
      <text:p text:style-name="Preformatted_20_Text">6. Tuž dźeše tón Knjez: Posłuchajće, što tón njeprawy sudnik praji.</text:p>
      <text:p text:style-name="Preformatted_20_Text"/>
      <text:p text:style-name="Preformatted_20_Text">7. Njedyrbjał pak tež Bóh wumóž swojich wuzwolenych, kiž so wodnjo a w nocy k njemu wołaju, a njedyrbjał sćer pliwy być nad nimi?</text:p>
      <text:p text:style-name="Preformatted_20_Text"/>
      <text:p text:style-name="Preformatted_20_Text">8. Ja praju wam: Bórzy bu-dźe wón jich wumóž. Ale hdyž člorózki syn budźe přińć, hač budźe wón tež wěru na zemi namak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4.tif.large.jpg</text:span></text:span></text:p>
      <text:p text:style-name="Preformatted_20_Text">%-----------------------------------------------------------</text:p>
      <text:p text:style-name="Preformatted_20_Text"/>
      <text:p text:style-name="Preformatted_20_Text">%-----------------------------------------------------------</text:p>
      <text:p text:style-name="Preformatted_20_Text"/>
      <text:p text:style-name="Preformatted_20_Text"><text:span text:style-name="Absatz-Standardschriftart"><text:span text:style-name="T3">detail((Sćenje na 11. njedźelu po swj. Trojicy.))</text:span></text:span></text:p>
      <text:p text:style-name="Preformatted_20_Text"/>
      <text:p text:style-name="Preformatted_20_Text">%-----------------------------------------------------------</text:p>
      <text:p text:style-name="Preformatted_20_Text"/>
      <text:p text:style-name="Preformatted_20_Text">9. <text:span text:style-name="Absatz-Standardschriftart"><text:span text:style-name="T4">[</text:span></text:span>Wón pak tež dźeše k někotrym, kiž sami wjele do so dźeržachu, jako bychu prawi byli, a druhich za ničo mějachu, to přirunanje:</text:p>
      <text:p text:style-name="Preformatted_20_Text"/>
      <text:p text:style-name="Preformatted_20_Text">10. Dwaj čłowjekaj dźěštaj horje do templa so modlić. Jedyn běše Farizejski, tón druhi pak słonik.</text:p>
      <text:p text:style-name="Preformatted_20_Text"/>
      <text:p text:style-name="P11">11. Tón Farizejski stejo tak so modleše sam při sebi: Ja so ći dźakuju, Božo, zo njejsym jako druzy ludźo, rubježnicy, njeprawi, mandźelstwo-łamarjo, ani jako tón słonik; ref((Mat. 5, 20. Jez. 58, 2.))</text:p>
      <text:p text:style-name="Preformatted_20_Text"/>
      <text:p text:style-name="Preformatted_20_Text">12. Ja požću so dwójcy za tydźeń a dawam dźesatk wot wšeho, štož mam.</text:p>
      <text:p text:style-name="Preformatted_20_Text"/>
      <text:p text:style-name="Preformatted_20_Text">13. A tón słonik stejo nazdala njechaše tež swojej woči k njebjesam pozběhnuć, ale dyri na swoju wutrobu a dźeše: Božo, budź mi hrěšnikej hnadny!</text:p>
      <text:p text:style-name="Preformatted_20_Text"/>
      <text:p text:style-name="P11">14. Ja praju wam: Tón dźěše za praweho do swojeho doma před tamnym. Přetož štóž so sam powyšuje, tón budźe poniženy; a štóž so sam ponižuje, tón budźe powyšeny.<text:span text:style-name="Absatz-Standardschriftart"><text:span text:style-name="T4">]</text:span></text:span> ref((Mat. 23, 12. Luk. 14, 11. 1 Pětr. 5, 5.))</text:p>
      <text:p text:style-name="Preformatted_20_Text"/>
      <text:p text:style-name="P11">15. Woni pak tež k njemu přinjesechu dźěćatka, zo by wón so jich dótknył. Jako to pak wučomnicy widźichu, naswarichu woni jich. ref((Jez. 49, 22. Mat. 19, 13. 14. Mark. 10, 18.))</text:p>
      <text:p text:style-name="Preformatted_20_Text"/>
      <text:p text:style-name="Preformatted_20_Text">16. Ale Jezus zawoła je k sebi a dźeše: Njech dźěćatka ke mni přińdu a njewobarajće jim; přetož tajkich je to kralestwo Bože.</text:p>
      <text:p text:style-name="Preformatted_20_Text"/>
      <text:p text:style-name="P11">17. Zawěrnje, ja praju wam: Štóž Bože kralestwo njewozmje jako dźěćo, tón njebudźe do njeho přińć. ref((Mark. 10, 15.))</text:p>
      <text:p text:style-name="Preformatted_20_Text"/>
      <text:p text:style-name="P11">18. A jedyn wyši jeho wopraša a dźeše: Dobry mištrje, što mam ja činić, zo bych wěčne žiwjenje herbował? ref((Mat. 19, 16. Mark. 10, 17.))</text:p>
      <text:p text:style-name="Preformatted_20_Text"/>
      <text:p text:style-name="Preformatted_20_Text">19. Jezus pak dźeše k njemu: Što mi rěkaš dobry? Nichtó njeje dobry, chiba tón jenički Bóh.</text:p>
      <text:p text:style-name="Preformatted_20_Text"/>
      <text:p text:style-name="P11">20. Ty wěš te kaznje derje: Ty njedyrbiš mandźelstwo łamać. Ty njedyrbiš morić. Ty njedyrbiš kranyć. Ty njedyrbiš falšneho swědčenja rěčeć. Česć swojeho nana a swoju maćer. ref((2 Mójz. 20, 12.))</text:p>
      <text:p text:style-name="Preformatted_20_Text"/>
      <text:p text:style-name="Preformatted_20_Text">21. Wón pak dźeše: To sym ja wšitko dźeržał wot swojeje młodosće.</text:p>
      <text:p text:style-name="Preformatted_20_Text"/>
      <text:p text:style-name="P11">22. Jako Jezus to słyšeše, dźeše wón k njemu: Hišće jene ty nimaš; wšitko, štož maš, předaj a rozdaj chudym, dha budźeš bohatstwo měć w njebjesach; a pój, dźi za mnu. ref((Mat. 6, 20.))</text:p>
      <text:p text:style-name="Preformatted_20_Text"/>
      <text:p text:style-name="Preformatted_20_Text">23. Jako pak wón to słyšeše, zrudźi wón so jara; přetož wón běše jara bohaty.</text:p>
      <text:p text:style-name="Preformatted_20_Text"/>
      <text:p text:style-name="P11">24. Jako pak jeho Jezus widźeše, zo běše so rozrudźił, dźeše wón: Kak ćežcy budźa bohaći do Božeho kralestwa přińć! ref((Mat. 19, 23. Mark. 10, 23.))</text:p>
      <text:p text:style-name="Preformatted_20_Text"/>
      <text:p text:style-name="Preformatted_20_Text">25. Přetož lóže je, zo kamel přez jehline wucho přeńdźe, dyžli zo bohaty do <text:soft-page-break/>Božeho kralestwa přińdźe.</text:p>
      <text:p text:style-name="Preformatted_20_Text"/>
      <text:p text:style-name="Preformatted_20_Text">26. Tuž dźachu ći, kiž to słyšachu: Štóha móže zbóžny być?</text:p>
      <text:p text:style-name="Preformatted_20_Text"/>
      <text:p text:style-name="P11">27. Wón pak dźeše: Štož pola čłowjekow je njemóžne, to je pola Boha móžne. ref((Hiob. 42, 2.))</text:p>
      <text:p text:style-name="Preformatted_20_Text"/>
      <text:p text:style-name="P11">28. Pětr pak dźeše: Hlaj, my smy wšitko wopušćili a smy za tobu šli. ref((Mat. 19, 27. Mark. 10, 28.))</text:p>
      <text:p text:style-name="Preformatted_20_Text"/>
      <text:p text:style-name="P11">29. Wón pak dźeše k nim: Zawěrnje, ja praju wam: Nichtó njeje, kiž dom wopušći abo staršich abo bratrow abo žonu abo dźěći, Božeho kralestwa dla, ref((5 Mójz. 33, 9.))</text:p>
      <text:p text:style-name="Preformatted_20_Text"/>
      <text:p text:style-name="Preformatted_20_Text">30. Kiž by teho zaso njedóstał w tymčasu wjele wjazy, aw tympšichodnym swěće wěčne žiwjenje. </text:p>
      <text:p text:style-name="Preformatted_20_Text"/>
      <text:p text:style-name="Preformatted_20_Text">%-----------------------------------------------------------</text:p>
      <text:p text:style-name="Preformatted_20_Text"/>
      <text:p text:style-name="Preformatted_20_Text"><text:span text:style-name="Absatz-Standardschriftart"><text:span text:style-name="T3">detail((Sćenje na njedźelu Eztomihi.))</text:span></text:span></text:p>
      <text:p text:style-name="Preformatted_20_Text"/>
      <text:p text:style-name="Preformatted_20_Text">%-----------------------------------------------------------</text:p>
      <text:p text:style-name="Preformatted_20_Text"/>
      <text:p text:style-name="Preformatted_20_Text">31. |Wón wza pak k sebi tych dwanaće a dźeše k nim: Hlaj, my dźemy horje do Jerusalema, a wšitko budźe dokonjane, štož pisane je přez profetow wot člozkeho syna;</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5.tif.large.jpg</text:span></text:span></text:p>
      <text:p text:style-name="Preformatted_20_Text">%-----------------------------------------------------------</text:p>
      <text:p text:style-name="Preformatted_20_Text"/>
      <text:p text:style-name="P11">32. Přetož wón budźe podaty póhanam a budźe wusměšeny a hanjeny a zapluwany, ref((Mat. 27,2.))</text:p>
      <text:p text:style-name="Preformatted_20_Text"/>
      <text:p text:style-name="Preformatted_20_Text">33. A woni budźa jeho krjudować a morić; a na třeći dźeń budźe wón zaso stanuć.</text:p>
      <text:p text:style-name="Preformatted_20_Text"/>
      <text:p text:style-name="Preformatted_20_Text">34. A woni ničo wot teho njezrozumichu, a ta ryč běše jim potajena, a njewědźachu, štož prajene bě.</text:p>
      <text:p text:style-name="Preformatted_20_Text"/>
      <text:p text:style-name="P11">35. Sta so pak, jako wón so k Jerichu přibližowaše, sedźeše jedyn slepy při puću a prošeše. ref((Mat. 20, 29. 30. Mark. 10, 46.))</text:p>
      <text:p text:style-name="Preformatted_20_Text"/>
      <text:p text:style-name="Preformatted_20_Text">36. Jako wón pak słyšeše tón lud, kotryž nimo dźěše, wobhoni so wot nich, što by to było.</text:p>
      <text:p text:style-name="Preformatted_20_Text"/>
      <text:p text:style-name="Preformatted_20_Text">37. Tuž zjewichu jemu, zo Jezus Nacarenski nimo dźe.</text:p>
      <text:p text:style-name="Preformatted_20_Text"/>
      <text:p text:style-name="Preformatted_20_Text">38. A wón zawoła a dźeše: Jezu, ty syno Dawidowy, smil so nade mnu!</text:p>
      <text:p text:style-name="Preformatted_20_Text"/>
      <text:p text:style-name="Preformatted_20_Text">39. Ći pak, kotřiž najprjedy dźěchu, swarjachu jeho, zo by mjelčał. Wón pak ćim bóle wołaše: Ty syno Dawidowy, smil so nade mnu!</text:p>
      <text:p text:style-name="Preformatted_20_Text"/>
      <text:p text:style-name="Preformatted_20_Text">40. Jezus pak wosta stejo a kazaše jeho k sebi přiwjesć. A hdyž wón so přibližowa, wopraša wón jeho,</text:p>
      <text:p text:style-name="Preformatted_20_Text"/>
      <text:p text:style-name="Preformatted_20_Text">41. A dźeše: Štoha chceš, zo bych tebi činił? Wón dźeše: Knježe, zo bych zaso widźił.</text:p>
      <text:p text:style-name="Preformatted_20_Text"/>
      <text:p text:style-name="P11">42. A Jezus dźeše k njemu: Budź zaso widźacy! Twoja wěra je će wustrowiła. ref((Mat. 9, 22.))</text:p>
      <text:p text:style-name="Preformatted_20_Text"/>
      <text:p text:style-name="Preformatted_20_Text">43. A hnydom widźeše wón zaso a dźěše za nim a chwaleše Boha. A wšitkón lud, kiž to widźeše, dawaše Bohu chwalbu.<text:span text:style-name="Absatz-Standardschriftart"><text:span text:style-name="T4">]</text:span></text:span></text:p>
      <text:p text:style-name="Preformatted_20_Text"/>
      <text:p text:style-name="Preformatted_20_Text"/>
      <text:p text:style-name="Preformatted_20_Text">%-----------------------------------------------------------</text:p>
      <text:p text:style-name="Preformatted_20_Text"/>
      <text:p text:style-name="P2">kapitl((Sćenje swjateho Lukaša))</text:p>
      <text:p text:style-name="P2"/>
      <text:p text:style-name="P2">staw((19. staw))</text:p>
      <text:p text:style-name="P2"/>
      <text:p text:style-name="Preformatted_20_Text"><text:span text:style-name="Absatz-Standardschriftart"><text:span text:style-name="T2">detail((Wo Cacheu, dowěrjenych puntach, Chrystusowym jědźenju do Jerusalema, zrudnym wěšćenju a wótrym poswarjenju.))</text:span></text:span></text:p>
      <text:p text:style-name="Preformatted_20_Text"/>
      <text:p text:style-name="Preformatted_20_Text">%-----------------------------------------------------------</text:p>
      <text:p text:style-name="Preformatted_20_Text"/>
      <text:p text:style-name="Preformatted_20_Text">1. A wón ćehnješe nutř a dźěše přez Jericho.</text:p>
      <text:p text:style-name="Preformatted_20_Text"/>
      <text:p text:style-name="Preformatted_20_Text">2. A hlaj, tam běše jedyn muž, z mjenom cacheus; tón bě wyši tych słonikow a bě bohaty;</text:p>
      <text:p text:style-name="Preformatted_20_Text"/>
      <text:p text:style-name="P11">3. A žadaše sebi Jezusa wohladać, štó by wón był, a njemóžeše před ludom; přetož wón běše mały wot paršony. ref((Jan. 12, 21.))</text:p>
      <text:p text:style-name="Preformatted_20_Text"/>
      <text:p text:style-name="Preformatted_20_Text">4. A wón běžeše prjedy a lězeše na lěsny figowy štom, zo by jeho widźił; přetož tam měješe nimo hić.</text:p>
      <text:p text:style-name="Preformatted_20_Text"/>
      <text:p text:style-name="Preformatted_20_Text">5. A jako Jezus tam přińdźe, pohlada wón horje a pytnu jeho a dźeše k njemu: <text:soft-page-break/>Cacheo, lěs ruče dele; přetož ja mam dźensa w twojim domje wostać.</text:p>
      <text:p text:style-name="Preformatted_20_Text"/>
      <text:p text:style-name="Preformatted_20_Text">6. A wón zlěze ruče dele a wza jeho z wjeselom horje.</text:p>
      <text:p text:style-name="Preformatted_20_Text"/>
      <text:p text:style-name="Preformatted_20_Text">7. Jako woni to widźichu, morkotachu wšitcy, zo pola hrěšnika na hospodu zańdźe.</text:p>
      <text:p text:style-name="Preformatted_20_Text"/>
      <text:p text:style-name="P11">8. Cacheus pak dźeše přistupiwši k temu Knjezej: Hlaj, Knježe, połojcu swojeho kubła dam ja chudym; a sym-li někoho zjebał, dam jo štyri króć zaso. ref((2 Mójz. 22, 1. Jez. 58, 6.))</text:p>
      <text:p text:style-name="Preformatted_20_Text"/>
      <text:p text:style-name="P11">9. Jezus dźeše k njemu: Dźensa je so tutemu domu zbože dostało, dokelž wón tež Abrahamowy syn je. ref((St. 13, 16.))</text:p>
      <text:p text:style-name="Preformatted_20_Text"/>
      <text:p text:style-name="P11">10. Přetož čłoski syn je přišoł, zo by pytał a zbóžne činił, štož zhubjene je. ref((Mat. 18, 11. St. 9, 13.))</text:p>
      <text:p text:style-name="Preformatted_20_Text"/>
      <text:p text:style-name="Preformatted_20_Text">11. Jako woni na to posłuchachu, powědaše wón dale přirunanje, teho dla, zo wón blisko při Jerusalemje běše, a jim so zdaše, zo kralestwo Bože so hnydom ma zjewić;</text:p>
      <text:p text:style-name="Preformatted_20_Text"/>
      <text:p text:style-name="P11">12. A wón dźeše: Jedyn knjejski woteńdźe do dalokeho kraja, zo by sebi kralestwo nutř wzał a potom zaso přišoł. ref((Mat. 25, 14. Mark. 13, 34.))</text:p>
      <text:p text:style-name="Preformatted_20_Text"/>
      <text:p text:style-name="Preformatted_20_Text">13. Wón zawoła pak dźesać swojich wotročkow a da jim dźesać puntow a dźeše k nim: Wikujće, hač zaso přińdu.</text:p>
      <text:p text:style-name="Preformatted_20_Text"/>
      <text:p text:style-name="P11">14. Jeho měšćenjo pak jeho hidźichu a pósłachu poselstwo za nim a dachu jemu powjedźić: My nochzemy, zo by tón nad nami knježił. ref((Jan. 1, 11.))</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6.tif.large.jpg</text:span></text:span></text:p>
      <text:p text:style-name="Preformatted_20_Text">%-----------------------------------------------------------</text:p>
      <text:p text:style-name="Preformatted_20_Text"/>
      <text:p text:style-name="Preformatted_20_Text">15. A sta so, zo wón zaso přińdźe, jako to kralestwo běše nutř wzał; tuž kazaše wón tych samych wotročkow k sebi zawołać, kotrymž wón te pjenjezy dał běše, zo by zhonił, što kóždy je nawikował.</text:p>
      <text:p text:style-name="Preformatted_20_Text"/>
      <text:p text:style-name="Preformatted_20_Text">16. Tuž přistupi tón prěni a dźeše: Knježe, twój punt je dźesać puntow nadobył.</text:p>
      <text:p text:style-name="Preformatted_20_Text"/>
      <text:p text:style-name="P11">17. A wón dźeše k njemu: Derje, dobry wotročko, dokelž sy na snadnišim swěrny był, dyrbiš ty móc měć na dźesać městach. ref((Mat. 25, 21. Luk. 16, 10.))</text:p>
      <text:p text:style-name="Preformatted_20_Text"/>
      <text:p text:style-name="Preformatted_20_Text">18. Tón druhi přińdźe tež a dźeše: Knježe, twój punt je pjeć puntow přinjesł.</text:p>
      <text:p text:style-name="Preformatted_20_Text"/>
      <text:p text:style-name="Preformatted_20_Text">19. A k temu dźeše wón tež: A ty dyrbiš być na pjeći městach.</text:p>
      <text:p text:style-name="Preformatted_20_Text"/>
      <text:p text:style-name="Preformatted_20_Text">20. Tež třeći přińdźe a dźeše: Knježe, hlaj, tudy je twój punt, kotryž ja sym schowany měł w rubišku;</text:p>
      <text:p text:style-name="Preformatted_20_Text"/>
      <text:p text:style-name="Preformatted_20_Text">21. Přetož ja so tebje bojach, dokelž ty twjerdy muž sy; ty wozmješ, štož njejsy połožił, a žnješ, štož njejsy rozsył.</text:p>
      <text:p text:style-name="Preformatted_20_Text"/>
      <text:p text:style-name="P11">22. Wón pak dźeše k njemu: S twojeho erta sudźu ja će, ty zły wotročko. Wjedźeše ty, zo ja twjerdy muž sym, bjeru, štož njejsym połožił, a žnu, štož njejsym rozsywał; ref((2 Sam. 1, 16.))</text:p>
      <text:p text:style-name="Preformatted_20_Text"/>
      <text:p text:style-name="Preformatted_20_Text">23. Čoho dla dha ty njejsy mojich pjenjez na přeměnjenje wudał? Dha bych ja přišedši z wužitkom je zaso brał.</text:p>
      <text:p text:style-name="Preformatted_20_Text"/>
      <text:p text:style-name="Preformatted_20_Text">24. A wón dźeše k tym, kotřiž pódla stejachu: Wzmiće tón punt wot njeho a dajće jón temu, kiž ma te dźesać puntow.</text:p>
      <text:p text:style-name="Preformatted_20_Text"/>
      <text:p text:style-name="Preformatted_20_Text">25. Woni pak dźachu k njemu: Knježe, wšak wón ma dźesać puntow.</text:p>
      <text:p text:style-name="Preformatted_20_Text"/>
      <text:p text:style-name="P11">26. Ale ja praju wam, zo kóždemu, kiž ma, budźe date; ale wot teho, kotryž nima, budźe tež to wzate, štož wón ma. ref((Mat. 13, 12. Luk. 8, 18.))</text:p>
      <text:p text:style-name="Preformatted_20_Text"/>
      <text:p text:style-name="Preformatted_20_Text">27. Tež tych samych mojich njepřećelow, kiž njechachu, zo bych ja nad nimi knježił, přiwjedźće sem a skóncujće jich přede mnu.</text:p>
      <text:p text:style-name="Preformatted_20_Text"/>
      <text:p text:style-name="P11">28. A hdyž wón to praješe, dźěše wón dale a ćehnješe horje do Jerusalema. ref((Mark. 10, 32.))</text:p>
      <text:p text:style-name="Preformatted_20_Text"/>
      <text:p text:style-name="P11">29. A sta so, jako wón so přibližowa k Bethfagu a k Bethanii a přińdźe k tej wolijowej horje, pósła wón swojich wučomnikow dweju, ref((Mat. 21, 1. Mark. 11, 1. Jan. 12, 12.))</text:p>
      <text:p text:style-name="Preformatted_20_Text"/>
      <text:p text:style-name="Preformatted_20_Text">30. A dźeše: Dźitaj do teho městka, kotrež prjedy waju leži; a hdyž nutř zańdźetaj, budźetaj wój wóslatko přiwjazane namakać, na kotrymž nihdy žadyn čłowjek njeje sedźał. Wotwježtaj to same a přiwjedźtaj jo ke mni.</text:p>
      <text:p text:style-name="Preformatted_20_Text"/>
      <text:p text:style-name="Preformatted_20_Text">31. A budźe-li waju štó prašeć, čoho dla jo wotwjazujetaj, rjekńtaj k njemu tak: Tón Knjez jo potrjeba.</text:p>
      <text:p text:style-name="Preformatted_20_Text"/>
      <text:p text:style-name="Preformatted_20_Text">32. A taj pósłanaj woteńdźeštaj a namakaštaj, kaž wón jimaj běše powědźił.</text:p>
      <text:p text:style-name="Preformatted_20_Text"/>
      <text:p text:style-name="Preformatted_20_Text">33. Jako wonaj pak to wóslatko wotwjazaštaj, dźachu jeho knježa k nimaj: Čoho dla wotwjazataj to wóslatko?</text:p>
      <text:p text:style-name="Preformatted_20_Text"/>
      <text:p text:style-name="Preformatted_20_Text">34. Tuž dźeštaj wonaj: Tón Knjez jeho trjeba.</text:p>
      <text:p text:style-name="Preformatted_20_Text"><text:soft-page-break/></text:p>
      <text:p text:style-name="Preformatted_20_Text">35. A wonaj přiwjedźeštaj to same k Jezusej a ćisnyštaj swoju drastu na to wóslatko a sadźištaj Jezusa na njo.</text:p>
      <text:p text:style-name="Preformatted_20_Text"/>
      <text:p text:style-name="Preformatted_20_Text">36. Jako wón pak jědźiše, přestrěchu woni swoju drastu na puć.</text:p>
      <text:p text:style-name="Preformatted_20_Text"/>
      <text:p text:style-name="Preformatted_20_Text">37. A hdyž wón so přibližeše a po tej wolijowej horje dele ćehnješe, poča cyła zhromadźizna jeho wučomnikow z wjesołosću Boha chwalić z wulkim hłosom za wšitke skutki, kotrež běchu widźili,</text:p>
      <text:p text:style-name="Preformatted_20_Text"/>
      <text:p text:style-name="P11">38. A dźachu: Chwaleny budź, kiž přińdźe, kral, w mjenje teho Knjeza! Měr budź na njebju a česć w tej wysokosći. ref((Jan. 12, 13. Luk. 2, 14.))</text:p>
      <text:p text:style-name="Preformatted_20_Text"/>
      <text:p text:style-name="Preformatted_20_Text">39. A někotři tych Farizejskich bjez ludźom dźachu k njemu: Mištrje, naswar wšak swojich wučomnikow.</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7.tif.large.jpg</text:span></text:span></text:p>
      <text:p text:style-name="Preformatted_20_Text">%-----------------------------------------------------------</text:p>
      <text:p text:style-name="Preformatted_20_Text"/>
      <text:p text:style-name="P11">40. Wón wotmołwi pak a dźeše k nim: Ja praju wam: Budźa-li ći mjelčeć, dha budźa te kamjenje wrěšćeć. ref((Hab. 2, 11.))</text:p>
      <text:p text:style-name="Preformatted_20_Text"/>
      <text:p text:style-name="Preformatted_20_Text">%-----------------------------------------------------------</text:p>
      <text:p text:style-name="Preformatted_20_Text"/>
      <text:p text:style-name="Preformatted_20_Text"><text:span text:style-name="Absatz-Standardschriftart"><text:span text:style-name="T3">detail((Sćenje na 10. njedźelu po swj. Trojicy.))</text:span></text:span></text:p>
      <text:p text:style-name="Preformatted_20_Text"/>
      <text:p text:style-name="Preformatted_20_Text">%-----------------------------------------------------------</text:p>
      <text:p text:style-name="Preformatted_20_Text"/>
      <text:p text:style-name="P11">41. [A jako so wón přibliža, pohlada wón na to město a płakaše na njo, ref((2 Kral. 8, 11.))</text:p>
      <text:p text:style-name="Preformatted_20_Text"/>
      <text:p text:style-name="P11">42. A dźeše: Hdy by wšak ty wjedźiło, dha by ty tež wopomniło w tym swojim času, što so k twojemu měrej hodźi. Ale nětk je před twojimaj wočomaj potajene. ref((5 Mójz. 32, 29.))</text:p>
      <text:p text:style-name="Preformatted_20_Text"/>
      <text:p text:style-name="Preformatted_20_Text">43. Přetož čas budźe přińć na tebje, zo twoji njepřećeljo budźa tebje a twoje dźěći w tebi ze šansu wobzanknuć, tebje woblehnyć a na wšěch stronach će tyšić;</text:p>
      <text:p text:style-name="Preformatted_20_Text"/>
      <text:p text:style-name="P11">44. A budźa tebje zemi zrunać a žadyn kamjeń na kamjenju njewostajić, teho dla, zo ty njejsy póznało tón čas, w kotrymž ty sy doma pytane. ref((1 Kral. 9, 7. Jer. 26, 18. Mich. 3, 12. Mat. 24, 1 Mark. 13, 2.))</text:p>
      <text:p text:style-name="Preformatted_20_Text"/>
      <text:p text:style-name="P11">45. A wón zańdźe do templa a poča won honić tych, kiž w tym samym předawachu a kupowachu, ref((Mat. 21, 12. Mark. 11, 17.))</text:p>
      <text:p text:style-name="Preformatted_20_Text"/>
      <text:p text:style-name="P11">46. A dźeše k nim: Pisane steji: Mój dom je dom teje modlitwy; wy pak sće jón sčinili k mordarskej jamje. ref((Jez. 56, 7. Jer. 7, 11.))</text:p>
      <text:p text:style-name="Preformatted_20_Text"/>
      <text:p text:style-name="Preformatted_20_Text">47. A wón wučeše wšědnje w templu. Ale ći wyši měšnicy a pismawučeni a ći wosebniši bjez ludom pytachu, zo bychu jeho skóncowali;</text:p>
      <text:p text:style-name="Preformatted_20_Text"/>
      <text:p text:style-name="Preformatted_20_Text">48. A njenamakachu, kak to bychu činili; přetož wšitkón lud wisaše na nim a posłuchaše jeho.<text:span text:style-name="Absatz-Standardschriftart"><text:span text:style-name="T4">]</text:span></text:span></text:p>
      <text:p text:style-name="Preformatted_20_Text"/>
      <text:p text:style-name="Preformatted_20_Text"/>
      <text:p text:style-name="Preformatted_20_Text">%-----------------------------------------------------------</text:p>
      <text:p text:style-name="Preformatted_20_Text"/>
      <text:p text:style-name="P2">kapitl((Sćenje swjateho Lukaša))</text:p>
      <text:p text:style-name="P2"/>
      <text:p text:style-name="P2">staw((20. staw))</text:p>
      <text:p text:style-name="P2"/>
      <text:p text:style-name="Preformatted_20_Text"><text:span text:style-name="Absatz-Standardschriftart"><text:span text:style-name="T2">detail((Chrystusowe rozryčenje wo swojej paršonje a swojim hamće, wo dańskim krošu a morwych horjestaću.))</text:span></text:span></text:p>
      <text:p text:style-name="Preformatted_20_Text"/>
      <text:p text:style-name="Preformatted_20_Text">%-----------------------------------------------------------</text:p>
      <text:p text:style-name="Preformatted_20_Text"/>
      <text:p text:style-name="P11">1. A sta so tych dnjow jedyn, zo wón tón lud wučeše w templu a prědowaše to ewangelion; tuž přistupichu k njemu wyši měšnicy a pismawučeni ze staršimi, ref((Mat. 21, 23. Mark. 11, 27.))</text:p>
      <text:p text:style-name="Preformatted_20_Text"/>
      <text:p text:style-name="P11">2. A ryčachu k njemu a dźachu: Powjes nam, z kajkej mozu činiš ty to? Abo štó je tebi tu móc dał? ref((Jap. zk. 4, 7.))</text:p>
      <text:p text:style-name="Preformatted_20_Text"/>
      <text:p text:style-name="Preformatted_20_Text">3. Wón pak wotmołwi a dźeše k nim: A ja chcu was tež jene słowo woprašeć, a powěsće to mi:</text:p>
      <text:p text:style-name="Preformatted_20_Text"/>
      <text:p text:style-name="Preformatted_20_Text"><text:soft-page-break/>4. Ta křćenica Janowa, běše wona z njebjes, abo wot čłowjekow?</text:p>
      <text:p text:style-name="Preformatted_20_Text"/>
      <text:p text:style-name="Preformatted_20_Text">5. Woni sebi pak pomyslichu a dźachu: Rjeknjemy my, z njebjes, dha budźe wón prajić: Čoho dla dha wy njejsće jemu wěrili?</text:p>
      <text:p text:style-name="Preformatted_20_Text"/>
      <text:p text:style-name="Preformatted_20_Text">6. Prajimy my pak, zo je była wot čłowjekow, dha budźe nas wšitkón lud kamjenjować; přetož woni cyle za to dźerža, zo Jan je profeta.</text:p>
      <text:p text:style-name="Preformatted_20_Text"/>
      <text:p text:style-name="Preformatted_20_Text">7. A woni wotmołwichu, zo njewjedźa, z wotkal wona je.</text:p>
      <text:p text:style-name="Preformatted_20_Text"/>
      <text:p text:style-name="Preformatted_20_Text">8. A Jezus dźeše k nim: Dha ja wam tež njepowěm, z kajkej mozu to činju. </text:p>
      <text:p text:style-name="Preformatted_20_Text"/>
      <text:p text:style-name="Preformatted_20_Text">%-----------------------------------------------------------</text:p>
      <text:p text:style-name="Preformatted_20_Text"/>
      <text:p text:style-name="Preformatted_20_Text"><text:span text:style-name="Absatz-Standardschriftart"><text:span text:style-name="T3">detail((Sćenje na njedźelu Oculi.))</text:span></text:span></text:p>
      <text:p text:style-name="Preformatted_20_Text"/>
      <text:p text:style-name="Preformatted_20_Text">%-----------------------------------------------------------</text:p>
      <text:p text:style-name="Preformatted_20_Text"/>
      <text:p text:style-name="P11">9. [Wón pak poča ludu powjedać tajke přirunanje: Jedyn čłowjek płodźeše sebi winicu a přenaja ju winicarjam, a wón woteńdźe preč přez polo na dołhi čas. ref((Ps. 80, 9. Jez. 5, 1. Mat.21, 33. Mark.12,1.))</text:p>
      <text:p text:style-name="Preformatted_20_Text"/>
      <text:p text:style-name="P11">10. A w swojim času pósła wón wotročka k tym winicarjam, zo bychu jemu dali wot wužitka teje winicy. Ći winicarjo pak bijachu jeho a pušćichu jeho prócneho wot sebje. ref((2 Kron. 36, 15. 16.))</text:p>
      <text:p text:style-name="Preformatted_20_Text"/>
      <text:p text:style-name="P11">11. A dale pósła wón hišće druheho wotročka; woni pak nabichu teho tež a hanjachu jeho a pušćichu jeho prócneho wot sebje. ref((Mat. 22, 6.))</text:p>
      <text:p text:style-name="Preformatted_20_Text"/>
      <text:p text:style-name="Preformatted_20_Text">12. A wyše teho pósła wón hišče třećeho; woni pak zranichu teho sameho tež a wustorčichu jeho won.</text:p>
      <text:p text:style-name="Preformatted_20_Text"/>
      <text:p text:style-name="Preformatted_20_Text">13. Tuž dźeše tón knjez teje winicy: Što dyrbju činić? Ja chcu swojeho lubeho syna pósłać; snadź, hdyž teho sameho widźa, woni so budźa ztrachow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8.tif.large.jpg</text:span></text:span></text:p>
      <text:p text:style-name="Preformatted_20_Text">%-----------------------------------------------------------</text:p>
      <text:p text:style-name="Preformatted_20_Text"/>
      <text:p text:style-name="P11">14. Jako pak winicarjo teho syna widźichu, rozryčachu woni so bjez sobu a dźachu: Tón je tón herba; pójće, chcemy jeho zabić, zo by to herbstwo naše było. ref((Ps. 2, 8.))</text:p>
      <text:p text:style-name="Preformatted_20_Text"/>
      <text:p text:style-name="Preformatted_20_Text">15. A wustorčichu jeho z winicy won a zabichu jeho. Što teho dla budźe tón knjez teje winicy tym samym činić?</text:p>
      <text:p text:style-name="Preformatted_20_Text"/>
      <text:p text:style-name="Preformatted_20_Text">16. Wón budźe přińć a budźe tych samych winicarjow skóncować a swoju winicu druhim dać. Jako woni to słyšachu, dźachu woni: Bóh to njedaj!</text:p>
      <text:p text:style-name="Preformatted_20_Text"/>
      <text:p text:style-name="P11">17. Wón pak pohlada na nich a dźeše: Što je teho dla to, štož pisane steji: Tón samy kamjeń, kotryž su ćěslojo zaćisli, tón je so róžkny kamjeń sčinił? ref((Ps. 118, 22. Mat. 21, 42. Jap. zk. 4, 11. 1 Pětr. 2, 7.))</text:p>
      <text:p text:style-name="Preformatted_20_Text"/>
      <text:p text:style-name="Preformatted_20_Text">18. Kóždy, kiž na tón kamjeń panje, rozrazy so; na kohož pak wón panje, teho budźe wón rozmjasć.</text:p>
      <text:p text:style-name="Preformatted_20_Text"/>
      <text:p text:style-name="P11">19. A wyši měšnicy a pismawučeni stejachu za tym, kak bychu rucy w tej samej štundźe na njeho połožili; ale teho luda so bojachu; přetož woni zrozumichu, zo wón na nich to přirunanje běše rěčał. ref((St. 19, 48.))</text:p>
      <text:p text:style-name="Preformatted_20_Text"/>
      <text:p text:style-name="P11">20. Teho dla kedźbowachu woni na njeho a pósłachu łakarjow won, kiž dyrbjachu so za prawych wudawać, zo bychu jeho na jeho rěči zasłapali a tak jeho podali wyšnosći a do bohotoweje mocy.<text:span text:style-name="Absatz-Standardschriftart"><text:span text:style-name="T4">]</text:span></text:span> ref((Mat. 22, 15. Mark. 12, 13.))</text:p>
      <text:p text:style-name="Preformatted_20_Text"/>
      <text:p text:style-name="P11">21. A ći woprašachu jeho a dźachu: Mištrje, my wěmy, zo ty prawje ryčiš a wučiš a nimaš nikoho kedźbu, ale wučiš tón puć Boži w prawdźe; ref((Mat. 22, 16.))</text:p>
      <text:p text:style-name="Preformatted_20_Text"/>
      <text:p text:style-name="Preformatted_20_Text">22. Je prawje, zo my chěžorej dawki dawamy, abo nic?</text:p>
      <text:p text:style-name="Preformatted_20_Text"/>
      <text:p text:style-name="Preformatted_20_Text">23. Wón pak zrozumi jich lesnosć a dźešek nim: Što mje spytujeće?</text:p>
      <text:p text:style-name="Preformatted_20_Text"/>
      <text:p text:style-name="Preformatted_20_Text">24. Pokažće mi kroš; čeji wobraz a napismo ma wón? Woni pak wotmołwichu a dźachu: Teho kejžora.</text:p>
      <text:p text:style-name="Preformatted_20_Text"/>
      <text:p text:style-name="P11">25. Tuž dźeše wón k nim: Dha dajće chěžorej, štož je chěžorowe, a Bohu, štož je Bože. ref((Rom. 13, 7.))</text:p>
      <text:p text:style-name="Preformatted_20_Text"/>
      <text:p text:style-name="Preformatted_20_Text">26. A woni njemóžachu jeho na žanym słowje zasłapać před ludom; ale dźiwachu so jeho wotmołwjenja a mjelknychu.</text:p>
      <text:p text:style-name="Preformatted_20_Text"/>
      <text:p text:style-name="Preformatted_20_Text">27. Přistupichu pak někotři tych Sadduzejzkich (kotřiž praja, zo njeje žane horjestawanje)a prašachu jeho,</text:p>
      <text:p text:style-name="Preformatted_20_Text"/>
      <text:p text:style-name="P11">28. A dźachu: Mištrje, Mójzas je nam napisał: Hdy by komu bratr wumrěł bjez dźěći, zo by jeho bratr tu žonu wzał a swojemu bratrej symjo zbudźił. ref((1 Mójz. 38, 8. 5 Mójz. 25, 5. Mat. 22, 24. Mark. 12, 19.))</text:p>
      <text:p text:style-name="Preformatted_20_Text"/>
      <text:p text:style-name="Preformatted_20_Text">29. Sedmjo bratřa pak běchu, a prěni wza sebi žonu a wumrě bjez dźěći.</text:p>
      <text:p text:style-name="Preformatted_20_Text"/>
      <text:p text:style-name="Preformatted_20_Text">30. A tuž wza tón druhi tu žonu a tón wumrě tež bjez dźěći.</text:p>
      <text:p text:style-name="Preformatted_20_Text"/>
      <text:p text:style-name="Preformatted_20_Text">31. Tež tón třeći wza ju. Teje runosće tež ći druzy wot tych sydom, a zemrjechu a njewostajichu žanych dźěći.</text:p>
      <text:p text:style-name="Preformatted_20_Text"/>
      <text:p text:style-name="Preformatted_20_Text">32. Naposledk po wšěch wumrě tež ta žona.</text:p>
      <text:p text:style-name="Preformatted_20_Text"/>
      <text:p text:style-name="Preformatted_20_Text"><text:soft-page-break/>33. W horjestawanju teho dla, kotreho bjez tymi žona budźe wona? Přetož wšitcy sedmjo su ju za mandźelsku měli.</text:p>
      <text:p text:style-name="Preformatted_20_Text"/>
      <text:p text:style-name="Preformatted_20_Text">34. A Jezus wotmołwi a dźeše k nim: Dźěći teho swěta woženja a wudawaja so;</text:p>
      <text:p text:style-name="Preformatted_20_Text"/>
      <text:p text:style-name="Preformatted_20_Text">35. Kotřiž pak dostojni budźa, tón tamny swět dostać a to horjestawanje wot morwych, ći njebudźa so ani ženić ani wudawać;</text:p>
      <text:p text:style-name="Preformatted_20_Text"/>
      <text:p text:style-name="P11">36. Přetož woni dale wjazy njemóža wumrjeć; přetož woni su jandźelam runi a su Bože dźěći, kotřiž su dźěći teho horjestawanja. ref((Mat. 22, 30.))</text:p>
      <text:p text:style-name="Preformatted_20_Text"/>
      <text:p text:style-name="P11">37. So pak morwi horjestawaju, to tež Mójzas wobswědči při tym lěsu, hdyž wón rjeknje: Tón Knjez je Bóh Abrahama a Bóh Izaaka a Bóh Jakuba. ref((2 Mójz. 3, 6.))</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9.tif.large.jpg</text:span></text:span></text:p>
      <text:p text:style-name="Preformatted_20_Text">%-----------------------------------------------------------</text:p>
      <text:p text:style-name="Preformatted_20_Text"/>
      <text:p text:style-name="Preformatted_20_Text">38. Bóh pak njeje tych morwych, ale tych žiwych Bóh; přetož jemu su wšitcy žiwi.</text:p>
      <text:p text:style-name="Preformatted_20_Text"/>
      <text:p text:style-name="Preformatted_20_Text">39. Tuž wotmołwichu někotři tych pismawučenych a dźachu: Mištrje, ty sy derje rěčał.</text:p>
      <text:p text:style-name="Preformatted_20_Text"/>
      <text:p text:style-name="Preformatted_20_Text">40. A woni jeho dale njesmědźachu woprašeć.</text:p>
      <text:p text:style-name="Preformatted_20_Text"/>
      <text:p text:style-name="P11">41. Wón dźeše pak k nim: Kak praja woni, zo Chrystus je Dawidowy syn? ref((Mat. 22, 42. Mark. 12, 35.))</text:p>
      <text:p text:style-name="Preformatted_20_Text"/>
      <text:p text:style-name="P11">42. Přetož Dawid sam praji w psalmowych knihach: Tón Knjez je prajił k mojemu Knjezej: Syn so k mojej prawicy, ref((Ps. 110, 1. Mat. 22, 44.))</text:p>
      <text:p text:style-name="Preformatted_20_Text"/>
      <text:p text:style-name="Preformatted_20_Text">43. Hač ja połožu twojich njepřećelow k podnóžkej twojich nohow.</text:p>
      <text:p text:style-name="Preformatted_20_Text"/>
      <text:p text:style-name="Preformatted_20_Text">44. Teho dla, hdyž Dawid mjenuje jeho swojeho Knjeza, kak dha wón je jeho Syn?</text:p>
      <text:p text:style-name="Preformatted_20_Text"/>
      <text:p text:style-name="Preformatted_20_Text">45. Jako pak cyły lud posłuchaše, dźeše wón k swojim wučomnikam:</text:p>
      <text:p text:style-name="Preformatted_20_Text"/>
      <text:p text:style-name="P11">46. Hladajće so pismawučenych, kotřiž chcedźa chodźić w dołhich drastach a dadźa so radźi postrowić na torhošćach a sydaju radźi wysoko w šulach a za blidom; ref((Mat. 23, 3.))</text:p>
      <text:p text:style-name="Preformatted_20_Text"/>
      <text:p text:style-name="P11">47. Woni zežeru wudowam jich domy a wudawaju so z dołhimi modlitwami. Ći sami budźa ćim ćežše satamanstwo dostać. ref((Mat. 23, 14.))</text:p>
      <text:p text:style-name="Preformatted_20_Text"/>
      <text:p text:style-name="Preformatted_20_Text"/>
      <text:p text:style-name="Preformatted_20_Text">%-----------------------------------------------------------</text:p>
      <text:p text:style-name="Preformatted_20_Text"/>
      <text:p text:style-name="P2">kapitl((Sćenje swjateho Lukaša))</text:p>
      <text:p text:style-name="P2"/>
      <text:p text:style-name="P2">staw((21. staw))</text:p>
      <text:p text:style-name="P2"/>
      <text:p text:style-name="Preformatted_20_Text"><text:span text:style-name="Absatz-Standardschriftart"><text:span text:style-name="T2">detail((Wo wudowy jałmožinje, zahubjenju Jerusalemskim a kóncu swěta.))</text:span></text:span></text:p>
      <text:p text:style-name="Preformatted_20_Text"/>
      <text:p text:style-name="Preformatted_20_Text">%-----------------------------------------------------------</text:p>
      <text:p text:style-name="Preformatted_20_Text"/>
      <text:p text:style-name="P11">1. Wón pak pohlada horje a přihladowaše, kak bohaći swoje dary do Božeho kašća składowachu. ref((Mark. 12, 41.))</text:p>
      <text:p text:style-name="Preformatted_20_Text"/>
      <text:p text:style-name="Preformatted_20_Text">2. Wón pak tež wuhlada jenu chudu wudowu, kotraž tam dwě šerpatcy połoži.</text:p>
      <text:p text:style-name="Preformatted_20_Text"/>
      <text:p text:style-name="Preformatted_20_Text">3. Tuž dźeše wón: Woprawdźe, ja praju wam, zo tuta chuda wudowa je wjazy złožiła, dyžli woni wšitcy.</text:p>
      <text:p text:style-name="Preformatted_20_Text"/>
      <text:p text:style-name="Preformatted_20_Text">4. Přetož woni su z teho, štož jim je zbytne, składowali k Božemu woporu; ta je pak ze swojeje chudoby wšitku swoju žiwnosć, kotruž měješe, nutř połožiła.</text:p>
      <text:p text:style-name="Preformatted_20_Text"/>
      <text:p text:style-name="P11">5. A jako někotři ryčachu wot templa, zo běše z pěknymi kamjenjemi a z wopomnikami rjenje wuhotowany, dźeše wón: ref((Mat. 24, 1. Mark. 13, 1. 2.))</text:p>
      <text:p text:style-name="Preformatted_20_Text"/>
      <text:p text:style-name="P11">6. Na to wy hladaće? Čas budźe přińć, w kotrymž wot teho wšeho nic kamjeń na kamjenju wostać njebudźe, kotryž by njebył rozłamany. ref((St. 19, 44. Jer. 26, 18. Mich. 3, 12.))</text:p>
      <text:p text:style-name="Preformatted_20_Text"/>
      <text:p text:style-name="Preformatted_20_Text">7. Woni prašachu jeho pak a dźachu: Mištrje, hdy dha to budźe? A kajki zejch budźe, hdyž so to budźe stać?</text:p>
      <text:p text:style-name="Preformatted_20_Text"><text:soft-page-break/></text:p>
      <text:p text:style-name="P11">8. Wón pak dźeše: Hladajće so, zo byšće njebyli zawjedźeni. Přetož wjele jich budźe přińć w mojim mjenje a budźa prajić: Ja sym Chrystus, a tón čas je so přibližał. Njechodźće teho dla za nimi. ref((Mark. 13, 22.))</text:p>
      <text:p text:style-name="Preformatted_20_Text"/>
      <text:p text:style-name="Preformatted_20_Text">9. Hdyž pak budźeće słyšeć wot wójnow a wot zestawanjow, njestrachujće so: přetož to ma so prjedy stać; ale kónc njeje hišće hnydom.</text:p>
      <text:p text:style-name="Preformatted_20_Text"/>
      <text:p text:style-name="Preformatted_20_Text">10. Tehdy dźeše wón dale k nim: Lud budźe přećiwo ludu postanyć a kralestwo přećiwo kralestwu.</text:p>
      <text:p text:style-name="Preformatted_20_Text"/>
      <text:p text:style-name="Preformatted_20_Text">11. A wulke zemjerženja budźa tam a sem, a hłody a mór; tež budźa strachi a wulke zejchi z njebjes so stać.</text:p>
      <text:p text:style-name="Preformatted_20_Text"/>
      <text:p text:style-name="P11">12. Ale přede wšitkim tym budźa woni swojej rucy na was połožić a was přesćěhać, a budźa was do swojich šulow a jastwow podać a před kralow a před knježich wodźić mojeho mjena dla; ref((Mat. 24, 9. Mark. 13, 9.))</text:p>
      <text:p text:style-name="Preformatted_20_Text"/>
      <text:p text:style-name="Preformatted_20_Text">13. To pak budźe so wam stać na to swědčenje.</text:p>
      <text:p text:style-name="Preformatted_20_Text"/>
      <text:p text:style-name="Preformatted_20_Text">14. Wzmiće dha teho dla k wutrobje, zo byšće so před časom njestarali, kak byšće so zamołwili.</text:p>
      <text:p text:style-name="Preformatted_20_Text"/>
      <text:p text:style-name="Preformatted_20_Text">15. Přetož ja chcu wam rt a mudrosć dać, kotrejž njebudźa móc přećiwo rěčeć, ani so pšećiwić wšitcy waši pšećiwniz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0.tif.large.jpg</text:span></text:span></text:p>
      <text:p text:style-name="Preformatted_20_Text">%-----------------------------------------------------------</text:p>
      <text:p text:style-name="Preformatted_20_Text"/>
      <text:p text:style-name="P11">16. Wy budźeće pak tež podaći wot staršich a wot bratrow, wot přirodnych a wot přećelow; a woni budźa někotrych wot was morić. ref((Mich. 7, 6. Jap. zk. 7, 58.))</text:p>
      <text:p text:style-name="Preformatted_20_Text"/>
      <text:p text:style-name="P11">17. A wy budźeće wot kóždeho hidźeni mojeho mjena dla. ref((Mat. 10, 22.))</text:p>
      <text:p text:style-name="Preformatted_20_Text"/>
      <text:p text:style-name="P11">18. Ale ani włós z wašeje hłowy njedyrbi wam kónc wzać. ref((St. 12, 7. Mat. 10, 30.))</text:p>
      <text:p text:style-name="Preformatted_20_Text"/>
      <text:p text:style-name="P11">19. Wobsyńće waše duše z wašej sćerpliwosću. ref((2 Kron. 15, 7.))</text:p>
      <text:p text:style-name="Preformatted_20_Text"/>
      <text:p text:style-name="P11">20. Hdyž wy pak budźeće widźeć Jerusalem woblehnjene wot wójska, tehdy póznajće, zo so je přibližało jeho skaženje. ref((Mat. 24, 15. Mark. 13, 14.))</text:p>
      <text:p text:style-name="Preformatted_20_Text"/>
      <text:p text:style-name="Preformatted_20_Text">21. Kotřiž tehdy su w židowskej zemi, ći njech ćeknu k horam; a kotřiž su srjedźa teje sameje, njech wuběhnu won; a kotřiž na polach su, ći njech njechodźa do njeje;</text:p>
      <text:p text:style-name="Preformatted_20_Text"/>
      <text:p text:style-name="Preformatted_20_Text">22. Přetož to su te dny teho wjećenja, zo by dopjelnjene było wšitko, štož pisane je.</text:p>
      <text:p text:style-name="Preformatted_20_Text"/>
      <text:p text:style-name="Preformatted_20_Text">23. Běda pak samodruhim a ćěšnym w tych samych dnjach; přetož wulka nuza budźe na zemi a hněw na tym ludu.</text:p>
      <text:p text:style-name="Preformatted_20_Text"/>
      <text:p text:style-name="P11">24. A budźa padać wot wótreho mječa a jeći wodźeni bjez wšitkich ludźi; a Jerusalem budźe rozteptane wot pohanow, hač pohanow čas je dopjelnjeny. ref((Rom. 11, 25.))</text:p>
      <text:p text:style-name="Preformatted_20_Text"/>
      <text:p text:style-name="Preformatted_20_Text">%-----------------------------------------------------------</text:p>
      <text:p text:style-name="Preformatted_20_Text"/>
      <text:p text:style-name="Preformatted_20_Text"><text:span text:style-name="Absatz-Standardschriftart"><text:span text:style-name="T3">detail((Sćenje na 2. njedźelu adwenta.))</text:span></text:span></text:p>
      <text:p text:style-name="Preformatted_20_Text"/>
      <text:p text:style-name="Preformatted_20_Text">%-----------------------------------------------------------</text:p>
      <text:p text:style-name="Preformatted_20_Text"/>
      <text:p text:style-name="P11">25. A zejchi budźa na słóncu a na měsacu a na hwězdach; a na zemi budźe so ludźom styskać a njebudźa wjedźić, što činić; a morjo a žołmy budźa šumić; ref((Jez. 13, 10. Mat. 24, 9.))</text:p>
      <text:p text:style-name="Preformatted_20_Text"/>
      <text:p text:style-name="Preformatted_20_Text">26. A ludźom budźe so zeznać před strachotu a wočakowanjom tych wěcow, kiž na zemju přińć dyrbja; přetož tež njebjesow mocy budźa so hnuć.</text:p>
      <text:p text:style-name="Preformatted_20_Text"/>
      <text:p text:style-name="P11">27. A tehdy budźa widźeć člorózkeho syna přińdźo w mróčeli z wulkej mozu a krasnosću. ref((Dan. 7, 13.))</text:p>
      <text:p text:style-name="Preformatted_20_Text"/>
      <text:p text:style-name="P11">28. Hdyž so pak to wšitko budźe započeć, dha hladajće horje a pozběhńće swoje hłowy, teho dla, zo so waše wumoženje přibližuje. ref((Jez. 40, 26. Rom. 8, 21. 23.))</text:p>
      <text:p text:style-name="Preformatted_20_Text"/>
      <text:p text:style-name="P11">29. A wón praješe jim přirunanje: Pohladajće na figowc a na wšitke štomy; ref((Mat. 24, 32.))</text:p>
      <text:p text:style-name="Preformatted_20_Text"/>
      <text:p text:style-name="Preformatted_20_Text">30. Hdyž so nětk pukaju, dha to widźo sami wot sebje wěsće, zo nětk lětny čas blisko je.</text:p>
      <text:p text:style-name="Preformatted_20_Text"/>
      <text:p text:style-name="Preformatted_20_Text">31. Tak tež wy, hdyž widźeć budźeće te wěcy so započeć, dha wěsće, zo Bože kralestwo blisko je.</text:p>
      <text:p text:style-name="Preformatted_20_Text"/>
      <text:p text:style-name="Preformatted_20_Text"><text:soft-page-break/>32. Zawěrnje, ja praju wam, zo ta šlachta njebudźe zańć, hač so to wšitko stanje.</text:p>
      <text:p text:style-name="Preformatted_20_Text"/>
      <text:p text:style-name="P11">33. Njebjo a zemja budźetej zahinyć, ale moje słowa njebudźa zahinyć. ref((St. 16, 17. Ps. 102, 27. Jez. 51, 6. Mat. 5, 18.))</text:p>
      <text:p text:style-name="Preformatted_20_Text"/>
      <text:p text:style-name="P11">34. Hladajće so pak, zo waše wutroby njebudźa wobćežene z wobžranztwom, z wopiłstwom a ze starosćemi teje žiwnosće, a tón dźeń was njepřechwatał; ref((Rom. 15, 13. Eph. 5, 18.))</text:p>
      <text:p text:style-name="Preformatted_20_Text"/>
      <text:p text:style-name="P11">35. Přetož runje jako powlečena syć budźe wón přińć na wšěch, kiž na zemi bydla. ref((1 Thes. 5, 3.))</text:p>
      <text:p text:style-name="Preformatted_20_Text"/>
      <text:p text:style-name="Preformatted_20_Text">36. Teho dla wachujće kóždy čas a modlće so, zo byšće dostojni byli ćeknyć temu wšitkemu, štož so podać budźe, a wobstać před čłoróskim synom.<text:span text:style-name="Absatz-Standardschriftart"><text:span text:style-name="T4">]</text:span></text:span></text:p>
      <text:p text:style-name="Preformatted_20_Text"/>
      <text:p text:style-name="Preformatted_20_Text">37. Wón wučeše pak wodnjo w templu; ale w nocy chodźeše wón won a přebywaše na wolijowej horje.</text:p>
      <text:p text:style-name="Preformatted_20_Text"/>
      <text:p text:style-name="Preformatted_20_Text">38. A wšitkón lud přichadźowaše k njemu rano w templu, zo by jeho posłucha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1.tif.large.jpg</text:span></text:span></text:p>
      <text:p text:style-name="Preformatted_20_Text">%-----------------------------------------------------------</text:p>
      <text:p text:style-name="Preformatted_20_Text"/>
      <text:p text:style-name="Preformatted_20_Text"/>
      <text:p text:style-name="Preformatted_20_Text">%-----------------------------------------------------------</text:p>
      <text:p text:style-name="Preformatted_20_Text"/>
      <text:p text:style-name="P2">kapitl((Sćenje swjateho Lukaša))</text:p>
      <text:p text:style-name="P2"/>
      <text:p text:style-name="P2">staw((22. staw))</text:p>
      <text:p text:style-name="P2"/>
      <text:p text:style-name="Preformatted_20_Text"><text:span text:style-name="Absatz-Standardschriftart"><text:span text:style-name="T2">detail((Wo Judašu, přeradniku, jutrownym jehnjeću a wječeri, wučomnikow lakomstwje po prózdnej česći, Chrystusowym ćerpjenju w zahrodźe a před Kajphasom; Pětrowy hrěšny pad.))</text:span></text:span></text:p>
      <text:p text:style-name="Preformatted_20_Text"/>
      <text:p text:style-name="Preformatted_20_Text">%-----------------------------------------------------------</text:p>
      <text:p text:style-name="Preformatted_20_Text"/>
      <text:p text:style-name="P12">1. Wón so pak přibližowaše tón róčny čas tych słódkich chlěbow, jutry mjenowany. ref((Mat. 26, 2. Mark. 14, 1. Jan. 13, 1.))</text:p>
      <text:p text:style-name="Preformatted_20_Text"/>
      <text:p text:style-name="P12">2. A wyši měšnicy a pismawučeni pytachu, kak bychu jeho skóncowali; přetož woni so luba bojachu. ref((Jan. 11, 47.))</text:p>
      <text:p text:style-name="Preformatted_20_Text"/>
      <text:p text:style-name="P12">3. Tón zatan pak běše stupił do Judaša, kotrehož mjeno je Jšarioth, kiž jedyn wot tych dwanaće běše. ref((Mat. 26, 14. Mark. 14, 10.))</text:p>
      <text:p text:style-name="Preformatted_20_Text"/>
      <text:p text:style-name="Preformatted_20_Text">4. A wón woteńdźe a rěčeše z wyšimi měšnikami a z hejtmanami, kak by jeho jim podał.</text:p>
      <text:p text:style-name="Preformatted_20_Text"/>
      <text:p text:style-name="Preformatted_20_Text">5. A ći so zwjeselichu a slubichu jemu pjenjezy dać.</text:p>
      <text:p text:style-name="Preformatted_20_Text"/>
      <text:p text:style-name="Preformatted_20_Text">6. A wón přirjeknu so a hladaše sprawneho časa, zo by jeho jim podał bjez hawtowanja.</text:p>
      <text:p text:style-name="Preformatted_20_Text"/>
      <text:p text:style-name="P12">7. Přińdźe pak dźeń tych słódkich chlěbow, na kotrymž so jutrowne jehnjo woprowaše. ref((Mat. 26, 17. Mark. 14, 12.))</text:p>
      <text:p text:style-name="Preformatted_20_Text"/>
      <text:p text:style-name="Preformatted_20_Text">8. Tuž pósła wón Pětra a Jana a dźeše: Dźitaj a přihotujtaj nam to jutrowne jehnjo, zo bychmy to same jědli.</text:p>
      <text:p text:style-name="Preformatted_20_Text"/>
      <text:p text:style-name="Preformatted_20_Text">9. Wonaj pak dźeštaj k njemu: Hdźe chceš, zo bychmój to same přihotowałaj?</text:p>
      <text:p text:style-name="Preformatted_20_Text"/>
      <text:p text:style-name="Preformatted_20_Text">10. Wón dźeše k nimaj: Hlaj, hdyž do města přińdźetaj, budźe waju čłowjek zetkać, tón njese wódny karan; dźitaj za nim do teho doma, hdźež wón nutř dźe,</text:p>
      <text:p text:style-name="Preformatted_20_Text"/>
      <text:p text:style-name="Preformatted_20_Text">11. A rjekńtaj k hospodarjej teho doma: Mištr da ći prajić: Hdźe je ta hospoda, hdźež ja móžu jutrowne jehnjo jěsć z mojimi wučomnikami?</text:p>
      <text:p text:style-name="Preformatted_20_Text"/>
      <text:p text:style-name="Preformatted_20_Text">12. A wón budźe wamaj wulku łubju, kotraž z kamjenjemi wusadźena je, pokazać; tam jo přihotujtaj.</text:p>
      <text:p text:style-name="Preformatted_20_Text"/>
      <text:p text:style-name="P12">13. Wonaj dźěštaj a namakaštaj, kaž wón jimaj běše prajił, a přihotowaštaj to jutrowne jehnjo. ref((St. 19, 32.))</text:p>
      <text:p text:style-name="Preformatted_20_Text"/>
      <text:p text:style-name="Preformatted_20_Text">%-----------------------------------------------------------</text:p>
      <text:p text:style-name="Preformatted_20_Text"/>
      <text:p text:style-name="Preformatted_20_Text"><text:span text:style-name="Absatz-Standardschriftart"><text:span text:style-name="T3">detail((Tekst na zeleny štwórtk. IV.))</text:span></text:span></text:p>
      <text:p text:style-name="Preformatted_20_Text"/>
      <text:p text:style-name="Preformatted_20_Text">%-----------------------------------------------------------</text:p>
      <text:p text:style-name="Preformatted_20_Text"/>
      <text:p text:style-name="P12">14. <text:span text:style-name="Absatz-Standardschriftart"><text:span text:style-name="T4">[</text:span></text:span>A jako ta štunda přińdźe, synu wón so k blidu, a ći dwanaćo japoštoli z <text:soft-page-break/>nim. ref((Mat. 26, 20.))</text:p>
      <text:p text:style-name="Preformatted_20_Text"/>
      <text:p text:style-name="Preformatted_20_Text">15. A wón dźeše k nim: Ja sym z wutrobu sebi žadał, zo bych to jutrowne jehnjo z wami pojědł, prjedy dyžli ja ćerpju;</text:p>
      <text:p text:style-name="Preformatted_20_Text"/>
      <text:p text:style-name="P12">16. Přetož ja praju wam, zo dale wot njeho jěsć njebudu, hač dopjelnjene budźe w Božim kralestwje. ref((Mat. 26, 29.))</text:p>
      <text:p text:style-name="Preformatted_20_Text"/>
      <text:p text:style-name="Preformatted_20_Text">17. A wón wza kelich, dźakowaše so a dźeše: Wzmiće tón a dźělće jón bjez sobu;</text:p>
      <text:p text:style-name="Preformatted_20_Text"/>
      <text:p text:style-name="P12">18. Přetož ja praju wam: Ja njebudu wjazy pić wot teho płoda winoweho pjeńka, hač Bože kralestwo přińdźe. ref((Mat. 26, 29.))</text:p>
      <text:p text:style-name="Preformatted_20_Text"/>
      <text:p text:style-name="P12">19. A wón wza tón chlěb, dźakowaše so a łamaše a da jón jim a dźeše: To je moje ćěło, kotrež budźe za was date; to čińće k mojemu wopomnjenju. ref((Mat. 26, 26. Mark. 14, 22. 1 Kor. 11, 23.))</text:p>
      <text:p text:style-name="Preformatted_20_Text"/>
      <text:p text:style-name="Preformatted_20_Text">20. Teho runja wza wón tež tón kelich po tej wječeri a dźeše: Tón kelich je tón nowy zakoń w mojej krej, kotraž za was přelata budźe.<text:span text:style-name="Absatz-Standardschriftart"><text:span text:style-name="T4">]</text:span></text:span></text:p>
      <text:p text:style-name="Preformatted_20_Text"/>
      <text:p text:style-name="Preformatted_20_Text">21. Ale hlaj, ruka mojeho přeradnika je zo mnu za blidom.</text:p>
      <text:p text:style-name="Preformatted_20_Text"/>
      <text:p text:style-name="Preformatted_20_Text">22. Čłowski syn derje tam dźe, kaž je wobzanknjene; ale běda temu čłowjekej, přez kotrehož wón přeradźeny budźe.</text:p>
      <text:p text:style-name="Preformatted_20_Text"/>
      <text:p text:style-name="Preformatted_20_Text">23. A woni počachu so sami bjez sobu prašeć, kotry by tež bjez nimi był, kiž to činić budźe</text:p>
      <text:p text:style-name="Preformatted_20_Text"/>
      <text:p text:style-name="P12">24. Zwada so pak tež zběhnu bjez nimi, kotry bjez nimi dyrbjał za najwjetšeho dźeržany być. ref((Mark. 9, 34.))</text:p>
      <text:p text:style-name="Preformatted_20_Text"/>
      <text:p text:style-name="P12">25. Wón pak dźeše k nim: Ći swětni kralojo knježa, a tym mócnym rěkaju miłosćiwi knježa; ref((Mat. 20, 25. Mark. 10, 42.))</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2.tif.large.jpg</text:span></text:span></text:p>
      <text:p text:style-name="Preformatted_20_Text">%-----------------------------------------------------------</text:p>
      <text:p text:style-name="Preformatted_20_Text"/>
      <text:p text:style-name="P12">26. Wam pak nic tak; ale tón wjetši bjez wami dyrbi być jako młódši, a tón wosebniši jako słužomnik. ref((1 Pětr. 5, 3. 5. 6.))</text:p>
      <text:p text:style-name="Preformatted_20_Text"/>
      <text:p text:style-name="P12">27. Přetož kotry je wjetši? Tón, kiž za blidom sedźi, abo tón, kiž słuži? Njeje temu tak, zo tón, kiž za blidom sedźi? Ja pak sym srjedźa bjez wami jako słužomnik. ref((Mat. 20, 28. Jan. 13, 14. Phil. 2, 7.))</text:p>
      <text:p text:style-name="Preformatted_20_Text"/>
      <text:p text:style-name="P12">28. Wy pak sće wobstajni při mni wostali w mojich spytowanjach; ref((St. 18, 28.))</text:p>
      <text:p text:style-name="Preformatted_20_Text"/>
      <text:p text:style-name="P12">29. A ja chcu wam kralestwo wotkazać, kaž mi mój Wótc wotkazał je; ref((St. 12, 82.))</text:p>
      <text:p text:style-name="Preformatted_20_Text"/>
      <text:p text:style-name="P12">30. So budźeće jěsć a pić za mojim blidom w mojim kralestwje a sedźić na stołach a sudźić te dwanaće Israelske šlachty. ref((Mat. 19, 28.))</text:p>
      <text:p text:style-name="Preformatted_20_Text"/>
      <text:p text:style-name="P12">31. Tón Knjez tež dźeše: Šimanje, Šimanje, hlaj, zatanas je was požadał, zo by was mohł sać jako pšeńcu; ref((1 Pětr. 5, 8.))</text:p>
      <text:p text:style-name="Preformatted_20_Text"/>
      <text:p text:style-name="P12">32. Ale ja sym prosył za tebje, zo by twoja wěra njepřestała; a hdyž ty so něhdy nakazaš, dha posylń swojich bratrow. ref((Jan. 17; 20: Ps 51, 15.))</text:p>
      <text:p text:style-name="Preformatted_20_Text"/>
      <text:p text:style-name="Preformatted_20_Text">33. Wón pak dźeše k njemu: Knježe, ja sym hotowy z tobu do jastwa a do smjerće hić.</text:p>
      <text:p text:style-name="Preformatted_20_Text"/>
      <text:p text:style-name="P12">34. Wón pak dźeše: Pětrje, ja ći praju, kapon dźensa njebudźe zaspěwać, hač ty prjedy tři króć zaprěł sy, zo mje njeznaješ. ref((Mat. 26, 34. Mark. 14, 30. Jan. 13, 38.))</text:p>
      <text:p text:style-name="Preformatted_20_Text"/>
      <text:p text:style-name="P12">35. Wón tež dźeše k nim: Tak často, jako sym ja was pósłał bjez móšnje, bjez wačoka a bjez črijow, sće wy tež hdy nuzu měli? Woni dźachu: Nihdy žanu. ref((Ps.23, 1. Ps. 33, 19. Ps. 34, 10. Mat. 10, 9.))</text:p>
      <text:p text:style-name="Preformatted_20_Text"/>
      <text:p text:style-name="Preformatted_20_Text">36. Tuž dźeše wón k nim: Ale nětk, štóž móšeń ma, tón wzmi tu samu, teho runja tež wačok. A štóž nima, njech předa swoju drastu a kup sebi mječ.</text:p>
      <text:p text:style-name="Preformatted_20_Text"/>
      <text:p text:style-name="P12">37. Přetož ja praju wam, zo so hišće na mni dyrbi dokonjeć, štož pisane steji: Wón je bjez złóstnikow rachnowany. Přetož štož wote mnje pisane je, to ma kónc. ref((Jez. 53, 13.))</text:p>
      <text:p text:style-name="Preformatted_20_Text"/>
      <text:p text:style-name="Preformatted_20_Text">38. Woni pak dźachu: Knježe, hlaj, tu staj dwaj mječej.</text:p>
      <text:p text:style-name="Preformatted_20_Text"/>
      <text:p text:style-name="P12">39. Wón pak dźeše k nim: Dosć je. A wón dźěše won po swojim wašnju na wolijowu horu. A jeho wučomnicy dźěchu za nim. ref((Mat. 26, 30. Mark. 14, 26. Jan. 18, 1.))</text:p>
      <text:p text:style-name="Preformatted_20_Text"/>
      <text:p text:style-name="Preformatted_20_Text">40. A hdyž wón tam přińdźe, dźeše wón k nim: Modlće so, zo byšće do spytowanja njepanyli.</text:p>
      <text:p text:style-name="Preformatted_20_Text"/>
      <text:p text:style-name="P12">41. A wón so wot nich wottorže, tak daloko, jako něhdźe jedyn z kamjenjom doćisnje, a poklaknu na kolena, modleše so ref((Mat. 26, 39.))</text:p>
      <text:p text:style-name="Preformatted_20_Text"/>
      <text:p text:style-name="Preformatted_20_Text">42. A dźeše: Wótče, chceš-li, dha wzmi tón kelich wote mnje; nic pak moja wola, ale twoja wola so stań.</text:p>
      <text:p text:style-name="Preformatted_20_Text"/>
      <text:p text:style-name="Preformatted_20_Text">43. A jandźel z njebjes zjewi so jemu a posylni jeho.</text:p>
      <text:p text:style-name="Preformatted_20_Text"/>
      <text:p text:style-name="Preformatted_20_Text"><text:soft-page-break/>44. A jako wón so ze smjerću bědźeše, modleše wón so nutrnišo. A jeho pót bě jako krawne krjepki, te padachu dele na zemju.</text:p>
      <text:p text:style-name="Preformatted_20_Text"/>
      <text:p text:style-name="Preformatted_20_Text">45. A stanywši wot modlitwy přińdźe wón k swojim wučomnikam a namaka jich spicy zrudoby dla;</text:p>
      <text:p text:style-name="Preformatted_20_Text"/>
      <text:p text:style-name="Preformatted_20_Text">46. A dźeše k nim: Što spiće? Stańće a modlće so, zo do spytowanja njepanjeće.</text:p>
      <text:p text:style-name="Preformatted_20_Text"/>
      <text:p text:style-name="P12">47. A jako wón hišće rěčeše, hlaj, tuž přińdźe črjóda, a jedyn wot tych dwanaće, mjenowany Judaš, dźěše prjedy nich a přibliža so k Jezusej, zo by jeho wokošał. ref((Mat. 26, 47. Mark. 14, 413. Jan. 18, 3.))</text:p>
      <text:p text:style-name="Preformatted_20_Text"/>
      <text:p text:style-name="Preformatted_20_Text">48. Jezus pak dźeše k njemu: Judašo, přeradźiš ty člorózkeho syna z wokošenjom?</text:p>
      <text:p text:style-name="Preformatted_20_Text"/>
      <text:p text:style-name="Preformatted_20_Text">49. Jako pak to widźichu ći, kiž wokoło njeho běchu, što to być zechcyše, dźachu woni k njemu: Knježe, dyrbimy my z mječom do nich rub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3.tif.large.jpg</text:span></text:span></text:p>
      <text:p text:style-name="Preformatted_20_Text">%-----------------------------------------------------------</text:p>
      <text:p text:style-name="Preformatted_20_Text"/>
      <text:p text:style-name="P12">50. A jedyn wot nich rubnu wyšeho měšnika wotročka a wotća jemu jeho prawe wucho. ref((Mat. 26, 51. Mark. 14, 47. Jan. 18, 10.))</text:p>
      <text:p text:style-name="Preformatted_20_Text"/>
      <text:p text:style-name="Preformatted_20_Text">51. Jezus pak wotmołwi a dźeše: Njech jeno woni tak nětk činja. A wón so jeho wucha dótknu a zahoji jeho.</text:p>
      <text:p text:style-name="Preformatted_20_Text"/>
      <text:p text:style-name="P12">52. Jezus pak dźeše k wyšim měšnikam a k hejtmanam teho templa a k staršim, kiž na njeho přišli běchu: Wy sće jako na mordarja z mječemi a ze žerdźemi wušli; ref((Mat. 26, 55. Mark. 14, 48.))</text:p>
      <text:p text:style-name="Preformatted_20_Text"/>
      <text:p text:style-name="P12">53. Ja sym wšědnje pola was w templu był, a wy njejsće žaneje ruki na mnje załožili; ale to je ta waša štunda a ta móc teje ćěmnosće. ref((Jan. 7, 30. St. 8, 20.))</text:p>
      <text:p text:style-name="Preformatted_20_Text"/>
      <text:p text:style-name="P12">54. Woni jeho pak zapřijachu a wjedźechu jeho a přiwjedźechu jeho do wyšeho měšnika chěže. Pětr pak dźěše nazdala za nim. ref((Mat. 26, 57. 58. Mark. 14, 53. Jan. 18, 13.))</text:p>
      <text:p text:style-name="Preformatted_20_Text"/>
      <text:p text:style-name="P12">55. A jako pak běchu woheń zaswěćili srjedźa w hrodźe a so wokoło zesydali, synu so Pětr tež bjez nich. ref((Mat. 26, 69.))</text:p>
      <text:p text:style-name="Preformatted_20_Text"/>
      <text:p text:style-name="Preformatted_20_Text">56. Tuž wuhlada jeho sedźo jena dźowka při swětłym a pohlada runje na njeho a dźeše: A tón běše tež z nim.</text:p>
      <text:p text:style-name="Preformatted_20_Text"/>
      <text:p text:style-name="Preformatted_20_Text">57. Wón pak jeho zaprě a dźeše: Zónska, ja jeho njeznaju.</text:p>
      <text:p text:style-name="Preformatted_20_Text"/>
      <text:p text:style-name="Preformatted_20_Text">58. A po małej chwili wuhlada jeho druhi a dźeše: Ty sy tež tych samych jedyn. Pětr pak dźeše: Čłowječe, ja njejsym.</text:p>
      <text:p text:style-name="Preformatted_20_Text"/>
      <text:p text:style-name="Preformatted_20_Text">59. A po małej chwili, po jenej štundźe, wobtwjerdźi to někajki druhi a dźeše: Zawěrnje, tón běše tež z nim; přetož wón je tež Galilejski.</text:p>
      <text:p text:style-name="Preformatted_20_Text"/>
      <text:p text:style-name="P12">60. Pětr pak dźeše: Čłowječe, ja njewěm, što ty prajiš. A hnydom, hdyž wón hišće rěčeše, zaspěwa kapon. ref((Mat. 26, 74.))</text:p>
      <text:p text:style-name="Preformatted_20_Text"/>
      <text:p text:style-name="P12">61. A tón Knjez so wobroći a pohlada na Pětra. A Pětr so dopomni teho Knjeza słowa, jako wón k njemu běše prajił: Prjedy dyžli kapon zaspěwa, budźeš ty mje tři króć zaprěć. ref((Mat. 26, 34. 75. Mark. 14, 30. 72. Jan. 13, 38.))</text:p>
      <text:p text:style-name="Preformatted_20_Text"/>
      <text:p text:style-name="Preformatted_20_Text">62. A Pětr płakaše žałostnje, ducy won.</text:p>
      <text:p text:style-name="Preformatted_20_Text"/>
      <text:p text:style-name="P12">63. Ći mucy pak, kiž Jezusa dźeržachu, přešpotowachu a bijachu jeho; ref((Jez. 50, 6.))</text:p>
      <text:p text:style-name="Preformatted_20_Text"/>
      <text:p text:style-name="Preformatted_20_Text">64. A přikrywši jeho bijachu jeho do wobliča a prašachu jeho a dźachu: Hódaj, štó je, kiž će dyri?</text:p>
      <text:p text:style-name="Preformatted_20_Text"/>
      <text:p text:style-name="Preformatted_20_Text">65. A wšelke druhe hanjenja ryčachu woni přećiwo njemu.</text:p>
      <text:p text:style-name="Preformatted_20_Text"/>
      <text:p text:style-name="P12">66. A hdyž dźeń bě, zeńdźechu so starši teho luda, wyši měšnicy a pismawučeni; a wjedźechu jeho před swoju radu, ref((Mat. 27, 1. Mark. 15, 1. Jan. 18, 28.))</text:p>
      <text:p text:style-name="Preformatted_20_Text"/>
      <text:p text:style-name="P12">67. A dźachu: Sy ty Chrystus? powjes nam. Wón dźeše pak k nim: Powěm ja wam runje, wy jo wšak njewěriće; ref((Mat. 26, 63.))</text:p>
      <text:p text:style-name="Preformatted_20_Text"/>
      <text:p text:style-name="Preformatted_20_Text">68. Prašam pak ja was, dha wy mi njewotmołwiće ani mje tež njepušćiće.</text:p>
      <text:p text:style-name="Preformatted_20_Text"/>
      <text:p text:style-name="P12"><text:soft-page-break/>69. Teho dla wot nětk budźe člorózki syn sedźić k prawicy teje mocy Božeje. ref((Mat. 24, 30. Mark. 14, 62.))</text:p>
      <text:p text:style-name="Preformatted_20_Text"/>
      <text:p text:style-name="Preformatted_20_Text">70. Tuž dźachu woni wšitcy: Sy dha ty tón Syn Boži? Wón pak dźeše k tym samym: Wy jo prajiće; přetož ja sym.</text:p>
      <text:p text:style-name="Preformatted_20_Text"/>
      <text:p text:style-name="Preformatted_20_Text">71. Tuž dźachu woni: Što wjazy swědčenja potrjebamy? My smy jo sami z jeho erta słyšeli.</text:p>
      <text:p text:style-name="Preformatted_20_Text"/>
      <text:p text:style-name="Preformatted_20_Text"/>
      <text:p text:style-name="Preformatted_20_Text">%-----------------------------------------------------------</text:p>
      <text:p text:style-name="Preformatted_20_Text"/>
      <text:p text:style-name="P2">kapitl((Sćenje swjateho Lukaša))</text:p>
      <text:p text:style-name="P2"/>
      <text:p text:style-name="P2">staw((23. staw))</text:p>
      <text:p text:style-name="P2"/>
      <text:p text:style-name="Preformatted_20_Text"><text:span text:style-name="Absatz-Standardschriftart"><text:span text:style-name="T2">detail((Chrystusowe ćerpjenje před Pilatusom; jeho křižowanje, smjerć a pohrjebanje.))</text:span></text:span></text:p>
      <text:p text:style-name="Preformatted_20_Text"/>
      <text:p text:style-name="Preformatted_20_Text">%-----------------------------------------------------------</text:p>
      <text:p text:style-name="Preformatted_20_Text"/>
      <text:p text:style-name="P12">1. A cyła jich zhromadźizna postanu a wjedźeše jeho před Pilata; ref((Mat. 27, 2.))</text:p>
      <text:p text:style-name="Preformatted_20_Text"/>
      <text:p text:style-name="P12">2. Woni počachu pak jeho wobskoržić a dźachu: Na tym my namakamy, zo wón lud zawjedźe a zakazuje, danje chěžorej dawać, a praji, zo wón je Chrystus, tón kral. ref((St. 20, 25.))</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4.tif.large.jpg</text:span></text:span></text:p>
      <text:p text:style-name="Preformatted_20_Text">%-----------------------------------------------------------</text:p>
      <text:p text:style-name="Preformatted_20_Text"/>
      <text:p text:style-name="P12">3. Pilatus pak jeho wopraša a dźeše: Sy ty tych židow kral? Wón wotmołwi jemu a dźeše: Ty jo prajiš. ref((Mat. 27, 11. Mark. 15, 2. Jan. 18, 33.))</text:p>
      <text:p text:style-name="Preformatted_20_Text"/>
      <text:p text:style-name="Preformatted_20_Text">4. Pilatus pak dźeše k wyšim měšnikam a k ludu: Ja žaneje winy njenamakam na tym čłowjeku.</text:p>
      <text:p text:style-name="Preformatted_20_Text"/>
      <text:p text:style-name="Preformatted_20_Text">5. Woni pak ćim bóle wołachu a dźachu: Wón je lud zaměšał, wučiwši tam a sem po wšěm Židowskim kraju, a je w Galilejskej spočał hač sem.</text:p>
      <text:p text:style-name="Preformatted_20_Text"/>
      <text:p text:style-name="Preformatted_20_Text">6. Jako pak Pilatus wot Galilejskeje słyšeše, prašeše wón, hač tón čłowjek Galilejski je;</text:p>
      <text:p text:style-name="Preformatted_20_Text"/>
      <text:p text:style-name="P12">7. A jako wón zrozumi, zo wón pod Herodašowej wyšnosću běše, pósła wón jeho k Herodašej, kotryž tež w tych samych dnjach we Jerusalemje běše. ref((St. 3, 1.))</text:p>
      <text:p text:style-name="Preformatted_20_Text"/>
      <text:p text:style-name="P12">8. Jako pak Herodas Jezusa wuhlada, zwjeseli wón so jara; přetož wón by jeho dawno rad widźił, dokelž wjele wot njeho słyšał běše, a nadźiješe so, zo budźe někajki dźiw wot njeho wohladać. ref((St. 9, 9.))</text:p>
      <text:p text:style-name="Preformatted_20_Text"/>
      <text:p text:style-name="Preformatted_20_Text">9. A prašeše jeho wšelke; wón pak jemu ničo njewotmołwi.</text:p>
      <text:p text:style-name="Preformatted_20_Text"/>
      <text:p text:style-name="Preformatted_20_Text">10. Ći wyši měšnicy pak a pismawučeni stejachu a wobskoržowachu jeho twjerdźe.</text:p>
      <text:p text:style-name="Preformatted_20_Text"/>
      <text:p text:style-name="Preformatted_20_Text">11. Ale Herodas ze swojimi wojakami jeho zaspi a měješe jeho za směch a wobleče jeho běłu drastu a pósła jeho zaso k Pilatej.</text:p>
      <text:p text:style-name="Preformatted_20_Text"/>
      <text:p text:style-name="Preformatted_20_Text">12. A na tón dźeń buštaj Pilatus a Herodas zaso přećelej bjez sobu; přetož prjedy běštaj wonaj njepřećelej na so.</text:p>
      <text:p text:style-name="Preformatted_20_Text"/>
      <text:p text:style-name="Preformatted_20_Text">13. Pilatus pak zawoła tych wyšich měšnikow a druhich wyšich a lud hromadu,</text:p>
      <text:p text:style-name="Preformatted_20_Text"/>
      <text:p text:style-name="P12">14. A dźeše k nim: Wy sće teho čłowjeka ke mni přiwjedli, jako by wón lud wotwróćał. A hlaj, ja sym jeho před wami přesłyšał a njenamakam na tym čłowjeku teje winy žaneje, kotruž wy jemu dawaće; ref((Mat. 27, 23. Mark. 15, 14. Jan. 18, 38.))</text:p>
      <text:p text:style-name="Preformatted_20_Text"/>
      <text:p text:style-name="Preformatted_20_Text">15. Ani tež Herodas; přetož ja sym was k njemu pósłał; a hlaj, ničo njeje jemu dowjedźene, štož by smjerće winowate było.</text:p>
      <text:p text:style-name="Preformatted_20_Text"/>
      <text:p text:style-name="Preformatted_20_Text">16. Teho dla chcu jeho khoztać a pušćić.</text:p>
      <text:p text:style-name="Preformatted_20_Text"/>
      <text:p text:style-name="Preformatted_20_Text">17. Na róčny čas pak dyrbješe wón jim jeneho jateho po wašnju pušćić.</text:p>
      <text:p text:style-name="Preformatted_20_Text"/>
      <text:p text:style-name="P12">18. Tuž zawoła cyła zhromadźizna a dźeše: Preč z tym a pušćnam Barabbasa. ref((Mat. 27, 22. 23.))</text:p>
      <text:p text:style-name="Preformatted_20_Text"/>
      <text:p text:style-name="Preformatted_20_Text">19. (Kotryž běše někajkeje zwady a mordarstwa dla, kiž so w měsće stało běše, do jastwa ćisnjeny.)</text:p>
      <text:p text:style-name="Preformatted_20_Text"/>
      <text:p text:style-name="Preformatted_20_Text">20. Tuž rěčeše Pilatus zaso k nim a chcyše Jezusa pušćić.</text:p>
      <text:p text:style-name="Preformatted_20_Text"/>
      <text:p text:style-name="Preformatted_20_Text">21. Woni wotmołwichu pak a dźachu: Křižuj, křižuj jeho!</text:p>
      <text:p text:style-name="Preformatted_20_Text"/>
      <text:p text:style-name="Preformatted_20_Text">22. Wón pak k třećemu dźeše k nim: Što pak je tón złeho činił? Ja žaneje winy teje smjerće na nim njenamakam; teho dla chcu jeho khoztać a pušćić.</text:p>
      <text:p text:style-name="Preformatted_20_Text"/>
      <text:p text:style-name="P12">23. Ale woni z wulkim wołanjom na nim ležachu, žadajcy, zo by křižowany był. A <text:soft-page-break/>jich a tych wyšich měšnikow wołanje rozsylni so a přemóže. ref((Jan. 19, 12.))</text:p>
      <text:p text:style-name="Preformatted_20_Text"/>
      <text:p text:style-name="Preformatted_20_Text">24. Tuž wotsudźi Pilatus, zo by so po jich próstwje stało;</text:p>
      <text:p text:style-name="Preformatted_20_Text"/>
      <text:p text:style-name="P12">25. A pušći jim teho, kotryž zběžka a mordarstwa dla bě do jastwa ćisnjeny, pře kotrehož woni prošachu; ale Jezusa poda wón jich woli. ref((Mat. 27, 26.))</text:p>
      <text:p text:style-name="Preformatted_20_Text"/>
      <text:p text:style-name="P12">26. Jako woni jeho pak won wjedźechu, zapřijachu woni jeneho, Šimana Cirenskeho, kotryž z pola přińdźe, a połožichu tón křiž na njeho, zo by jón za Jezusom njesł. ref((Mat. 27, 32. Mark. 15, 21. Jan. 19, 17.))</text:p>
      <text:p text:style-name="Preformatted_20_Text"/>
      <text:p text:style-name="Preformatted_20_Text">27. Sa nim pak dźěše wulka črjóda ludźi a žónskich, kotrež jeho žarowachu a wopłakowachu.</text:p>
      <text:p text:style-name="Preformatted_20_Text"/>
      <text:p text:style-name="Preformatted_20_Text">28. Jezus pak so wobroći k nim a dźeše: Wy dźowki z Jerusalema, njepłačće pře mnje, ale płačće same na so a na swoje dźěć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5.tif.large.jpg</text:span></text:span></text:p>
      <text:p text:style-name="Preformatted_20_Text">%-----------------------------------------------------------</text:p>
      <text:p text:style-name="Preformatted_20_Text"/>
      <text:p text:style-name="P12">29. Přetož hlaj, čas budźe přińć, w kotrymž budźe prajene: Zbóžne su te njepłódne a te žiwoty, kiž njejsu ćěšiłe. ref((Jez. 54, 1. Mat. 24, 19.))</text:p>
      <text:p text:style-name="Preformatted_20_Text"/>
      <text:p text:style-name="P12">30. Tehdy budźa počinać prajić k horam: Padajće na nas! a k hórkam: Přikrywajće nas! ref((Jez. 2, 19. Hoz. 10, 8. Zjew. 6, 16. St. 9, 6.))</text:p>
      <text:p text:style-name="Preformatted_20_Text"/>
      <text:p text:style-name="P12">31. Přetož hdyž so to stanje na syrym drjewje, što dha na suchim budźe? ref((1 Pětr. 4, 17.))</text:p>
      <text:p text:style-name="Preformatted_20_Text"/>
      <text:p text:style-name="P12">32. Buštaj pak tež druhaj dwaj złóstnikaj wuwjedźenaj, zo byštaj z nim skóncowanaj byłaj. ref((Jez. 53, 13. Jan. 19, 18.))</text:p>
      <text:p text:style-name="Preformatted_20_Text"/>
      <text:p text:style-name="Preformatted_20_Text">%-----------------------------------------------------------</text:p>
      <text:p text:style-name="Preformatted_20_Text"/>
      <text:p text:style-name="Preformatted_20_Text"><text:span text:style-name="Absatz-Standardschriftart"><text:span text:style-name="T3">detail((Sćenje na ćichi pjatk.))</text:span></text:span></text:p>
      <text:p text:style-name="Preformatted_20_Text"/>
      <text:p text:style-name="Preformatted_20_Text">%-----------------------------------------------------------</text:p>
      <text:p text:style-name="Preformatted_20_Text"/>
      <text:p text:style-name="P12">33. <text:span text:style-name="Absatz-Standardschriftart"><text:span text:style-name="T4">[</text:span></text:span>A jako pak přińdźechu na to město, kotremuž rěkaju nopowišćo, křižowachu woni jeho tam a teju złóstnikow z nim, jeneho k prawicy a druheho k lěwicy. ref((Mat. 27, 33. Mark. 15, 22.))</text:p>
      <text:p text:style-name="Preformatted_20_Text"/>
      <text:p text:style-name="P12">34. Jezus pak dźeše: Wótče, wodaj jim; přetož woni njewjedźa, što činja. Woni pak rozdźělichu jeho drastu a ćiskachu lós wo nju. ref((Ps. 22, 19. Mat. 27, 35. Mark. 15, 24. Jan. 19, 24.))</text:p>
      <text:p text:style-name="Preformatted_20_Text"/>
      <text:p text:style-name="P12">35. A lud steješe a přihladowaše. Ći wyši pak tež z nimi zaničowachu jeho a dźachu: Druhim je wón pomhał, njech sebi sam pomha, jeli zo wón je tón Chrystus, tón wuzwoleny Boži. ref((Mat. 27, 42.))</text:p>
      <text:p text:style-name="Preformatted_20_Text"/>
      <text:p text:style-name="Preformatted_20_Text">36. Tež ći wojerscy wotročcy zaničowachu jeho, přistupichu k njemu a podachu jemu kisało,</text:p>
      <text:p text:style-name="Preformatted_20_Text"/>
      <text:p text:style-name="Preformatted_20_Text">37. A dźachu: Syli ty tón židowski kral, dha pomhaj sam sebi.</text:p>
      <text:p text:style-name="Preformatted_20_Text"/>
      <text:p text:style-name="P12">38. Tež běše nad nim pismo napisane z grichiskimi a z łaćonskimi a z hebrejskimi pismikami: Tutón je tón židowski kral. ref((Mat. 27, 37.))</text:p>
      <text:p text:style-name="Preformatted_20_Text"/>
      <text:p text:style-name="Preformatted_20_Text">39. A jedyn teju złóstnikow, kiž z nim wisaštaj, hanješe jeho a dźeše: Syli ty Chrystus, dha pomhaj sebi a namaj.</text:p>
      <text:p text:style-name="Preformatted_20_Text"/>
      <text:p text:style-name="Preformatted_20_Text">40. Tuž wotmołwi tón druhi, poswari jeho a dźeše: A ty so tež njebojiš před Bohom, kiž ty wšak w runym satamanstwje sy?</text:p>
      <text:p text:style-name="Preformatted_20_Text"/>
      <text:p text:style-name="Preformatted_20_Text">41. A mój wšak smój po prawym w tym samym,; přetož namaj so prawje dóstanje, štož z našimi skutkami smój zasłužiłaj. Tón pak ničo njezdobneho njeje činił.</text:p>
      <text:p text:style-name="Preformatted_20_Text"/>
      <text:p text:style-name="P12">42. A dźeše k Jezusej: Knježe, spomń na mnje, hdyž do swojeho kralestwa přińdźeš. ref((Mat. 16, 28.))</text:p>
      <text:p text:style-name="Preformatted_20_Text"/>
      <text:p text:style-name="Preformatted_20_Text">43. A Jezus dźeše k njemu: Zawěrnje, ja praju ći: Dźensa budźeš ty zo mnu w paradizu.</text:p>
      <text:p text:style-name="Preformatted_20_Text"/>
      <text:p text:style-name="P12">44. Běše pak wokoło šesteje štundy, a bu ćma po wšej zemi hač do dźewjateje štundy. ref((Mat. 27, 45. Mark. 15, 33.))</text:p>
      <text:p text:style-name="Preformatted_20_Text"/>
      <text:p text:style-name="Preformatted_20_Text">45. A słónco so zaćmi a zawješk teho templa rostorže so na poł.</text:p>
      <text:p text:style-name="Preformatted_20_Text"><text:soft-page-break/></text:p>
      <text:p text:style-name="P12">46. A Jezus zawoła z wulkim hłosom a dźeše: Wótče, ja poruču swoju dušu do twojeju rukow. A jako wón to běše wurjeknuł, da wón swojeho ducha wot so. ref((Mat. 27, 50. Ps. 31, 6.))</text:p>
      <text:p text:style-name="Preformatted_20_Text"/>
      <text:p text:style-name="Preformatted_20_Text">47. Jako pak hejtman to widźeše, štož so sta, chwaleše wón Boha a dźeše: Zawěsće, tón čłowjek je prawy był.</text:p>
      <text:p text:style-name="Preformatted_20_Text"/>
      <text:p text:style-name="Preformatted_20_Text">48. A wšitcy ludźo, kiž pódla běchu a přihladowachu, jako widźichu, štož so sta, dyrichu na swoju wutrobu a wróćichu so.<text:span text:style-name="Absatz-Standardschriftart"><text:span text:style-name="T4">]</text:span></text:span></text:p>
      <text:p text:style-name="Preformatted_20_Text"/>
      <text:p text:style-name="Preformatted_20_Text">49. Jeho znajomni pak wšitcy stejachu nazdala a te žónske, kotrež běchu za nim z Galilejskeje šłe, hladawši to wšitko widźichu.</text:p>
      <text:p text:style-name="Preformatted_20_Text"/>
      <text:p text:style-name="P12">50. A hlaj, muž, z mjenom Jozef, radny knjez, kiž běše dobry a bohabojazny muž, ref((Mat. 27, 57. Mark. 15, 43. Jan. 19, 38.))</text:p>
      <text:p text:style-name="Preformatted_20_Text"/>
      <text:p text:style-name="P12">51. Tón njeběše zwolił do jich rady a skutka, běše z Arimathije, ze židowskeho města, kiž tež na Bože kralestwo wočakowaše; ref((St. 2, 25. 38.))</text:p>
      <text:p text:style-name="Preformatted_20_Text"/>
      <text:p text:style-name="Preformatted_20_Text">52. Tón přišedši k Pilatej prošeše pře to ćěło Jezusow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6.tif.large.jpg</text:span></text:span></text:p>
      <text:p text:style-name="Preformatted_20_Text">%-----------------------------------------------------------</text:p>
      <text:p text:style-name="Preformatted_20_Text"/>
      <text:p text:style-name="Preformatted_20_Text">53. A wón wza jo dele, zawali to same do čisteho płatu a połoži jo do wurubaneho rowa, w kotrymž hišće nihdy nichtó njeběše ležał.</text:p>
      <text:p text:style-name="Preformatted_20_Text"/>
      <text:p text:style-name="P12">54. A běše dźeń teho přihotowanja, a sabat nastawaše. ref((Mat. 27, 62.))</text:p>
      <text:p text:style-name="Preformatted_20_Text"/>
      <text:p text:style-name="P12">55. Te žónske pak přińdźechu za nim, kotrež běchu za nim šłe z Galilejskeje, a wobhladowachu row a kak jeho ćěło połožene bu. ref((St. 8, 2.))</text:p>
      <text:p text:style-name="Preformatted_20_Text"/>
      <text:p text:style-name="P12">56. Wone so pak wróćichu a přihotowachu te wonjace wěcy a žałby. Apšes sabat wone wotpočowachu po přikazni. ref((2 Mójz. 20, 10.))</text:p>
      <text:p text:style-name="Preformatted_20_Text"/>
      <text:p text:style-name="Preformatted_20_Text"/>
      <text:p text:style-name="Preformatted_20_Text">%-----------------------------------------------------------</text:p>
      <text:p text:style-name="Preformatted_20_Text"/>
      <text:p text:style-name="P2">kapitl((Sćenje swjateho Lukaša))</text:p>
      <text:p text:style-name="P2"/>
      <text:p text:style-name="P2">staw((24. staw))</text:p>
      <text:p text:style-name="P2"/>
      <text:p text:style-name="P2">detail((Chrystusowe horjestaće a knjebjuztpiće.))</text:p>
      <text:p text:style-name="P2"/>
      <text:p text:style-name="Preformatted_20_Text"><text:span text:style-name="Absatz-Standardschriftart"><text:span text:style-name="T2">detail((Tekst na jutrowničku. IV.))</text:span></text:span></text:p>
      <text:p text:style-name="Preformatted_20_Text"/>
      <text:p text:style-name="Preformatted_20_Text">%-----------------------------------------------------------</text:p>
      <text:p text:style-name="Preformatted_20_Text"/>
      <text:p text:style-name="P12">1. <text:span text:style-name="Absatz-Standardschriftart"><text:span text:style-name="T4">[</text:span></text:span>Ale prěni dźeń po sabaće jara rano přińdźechu wone k rowu a njesechu te wonjace wěcy, kotrež běchu přihotowałe, a tež běchu někotre druhe z nimi. ref((Mat. 28, 1. Mark. 16, 1. Jan. 20, 1.))</text:p>
      <text:p text:style-name="Preformatted_20_Text"/>
      <text:p text:style-name="Preformatted_20_Text">2. Namakachu pak kamjeń wotwaleny wot rowa;</text:p>
      <text:p text:style-name="Preformatted_20_Text"/>
      <text:p text:style-name="Preformatted_20_Text">3. Tuž zańdźechu wone nutř a njenamakachu teho Knjeza Jezusa ćěło.</text:p>
      <text:p text:style-name="Preformatted_20_Text"/>
      <text:p text:style-name="P12">4. A sta so, jako wo to same we wulkej starosći běchu, hlaj, dha nahle přistupištaj dwaj muskaj k nim we jasnych drastach. ref((Jan. 20, 12. Jap. zk. 1, 10.))</text:p>
      <text:p text:style-name="Preformatted_20_Text"/>
      <text:p text:style-name="Preformatted_20_Text">5. A wone so stróžichu a pochilichu swoje wobličo k zemi. Tuž dźeštaj wonaj k nim: Što pytaće wy žiweho pola morwych?</text:p>
      <text:p text:style-name="Preformatted_20_Text"/>
      <text:p text:style-name="Preformatted_20_Text">6. Wón tu njeje, ale je stanył. Dopomńće so teho, kak wam praješe, jako wón hišće w Galilejskej běše,</text:p>
      <text:p text:style-name="Preformatted_20_Text"/>
      <text:p text:style-name="P12">7. A dźeše: Čłoróski syn dyrbi do rukow tych hrěšnikow podaty a křižowany być, a na třeći dźeń budźe wón horjestanuć. ref((Mat. 17, 22.))</text:p>
      <text:p text:style-name="Preformatted_20_Text"/>
      <text:p text:style-name="Preformatted_20_Text">8. A wone so dopomnichu jeho słowow.</text:p>
      <text:p text:style-name="Preformatted_20_Text"/>
      <text:p text:style-name="Preformatted_20_Text">9. A wróćichu so zaso wot rowa a připowjedachu to wšitko tym jědnaće a druhim wšitkim.)</text:p>
      <text:p text:style-name="Preformatted_20_Text"/>
      <text:p text:style-name="P12">10. Běchu pak Marja Madlena a Johanna a Marja, Jakubowa mać, a druhe někotre z nimi, kotrež to tym japoštołam powědachu. ref((St. 8, 2. 3))</text:p>
      <text:p text:style-name="Preformatted_20_Text"/>
      <text:p text:style-name="Preformatted_20_Text">11. Ale jich słowa so jim zdachu, jako bychu basnički byłe, a njewěrjachu jim.</text:p>
      <text:p text:style-name="Preformatted_20_Text"/>
      <text:p text:style-name="Preformatted_20_Text">12. Pětr pak stanu a běžeše k rowu, a nachili so do njeho a wuhlada te rubjane płachty same ležo, a woteńdźe; a dźiwaše so při sebi temu, štož so stało běše. </text:p>
      <text:p text:style-name="Preformatted_20_Text"><text:soft-page-break/></text:p>
      <text:p text:style-name="Preformatted_20_Text">%-----------------------------------------------------------</text:p>
      <text:p text:style-name="Preformatted_20_Text"/>
      <text:p text:style-name="Preformatted_20_Text"><text:span text:style-name="Absatz-Standardschriftart"><text:span text:style-name="T3">detail((Sćenje na 2. swjedźeń jutrow.))</text:span></text:span></text:p>
      <text:p text:style-name="Preformatted_20_Text"/>
      <text:p text:style-name="Preformatted_20_Text">%-----------------------------------------------------------</text:p>
      <text:p text:style-name="Preformatted_20_Text"/>
      <text:p text:style-name="P12">13. [A hlaj, dwaj wot nich dźěštaj tón samy dźeń do městka, kotrež běše wot Jerusalema šěsćdźesać honow daloko, z mjenom Emmaws. ref((Mark. 16, 12.))</text:p>
      <text:p text:style-name="Preformatted_20_Text"/>
      <text:p text:style-name="Preformatted_20_Text">14. A ryčeštaj bjez sobu wot teho wšeho, štož so stało běše.</text:p>
      <text:p text:style-name="Preformatted_20_Text"/>
      <text:p text:style-name="P12">15. A poda so, jako wonaj tak ryčeštaj a so woprašowaštaj bjez sobu, přibližowa so Jezus k nimaj a dźěše z nimaj. ref((Mat. 18, 20.))</text:p>
      <text:p text:style-name="Preformatted_20_Text"/>
      <text:p text:style-name="Preformatted_20_Text">16. Ale jeju woči běštej dźeržanej, zo jeho njeznaještaj.</text:p>
      <text:p text:style-name="Preformatted_20_Text"/>
      <text:p text:style-name="Preformatted_20_Text">17. Wón pak dźeše k nimaj: Kajke su to ryče, kotrež wój ducy bjez sobu mataj a staj zrudnaj?</text:p>
      <text:p text:style-name="Preformatted_20_Text"/>
      <text:p text:style-name="Preformatted_20_Text">18. Tuž wotmołwi jedyn, z mjenom Kleophas, a dźeše k njemu: Sy ty tón jenički cuznik we Jerusalemje, kiž by njewědźał, što so w tych dnjach tam stało je?</text:p>
      <text:p text:style-name="Preformatted_20_Text"/>
      <text:p text:style-name="P12">19. A wón dźeše k nimaj: Kajke? Wonaj pak dźeštaj k njemu: To ždyn wot Jezusa Nacarenskeho, kotryž běše profeta, mócny w skutkach a słowach, před Bohom a přede wšěm ludom; ref((Mat. 21, 11.))</text:p>
      <text:p text:style-name="Preformatted_20_Text"/>
      <text:p text:style-name="Preformatted_20_Text">20. Kak jeho naši wyši měšnicy a knježa podali su k satamanstwu teje smjerće a jeho křižowali.</text:p>
      <text:p text:style-name="Preformatted_20_Text"/>
      <text:p text:style-name="Preformatted_20_Text">21. My so pak nadźijachmy, zo wón budźe JIzraela wumóž; a přewšo je dźensa třeći dźeń, jako so to stało j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7.tif.large.jpg</text:span></text:span></text:p>
      <text:p text:style-name="Preformatted_20_Text">%-----------------------------------------------------------</text:p>
      <text:p text:style-name="Preformatted_20_Text"/>
      <text:p text:style-name="P12">22. Tež su nas nastróžałe někotre žónske tych našich, kiž su rano pola rowa byłe; ref((Mat. 28, 8. Mark. 16, 10.))</text:p>
      <text:p text:style-name="Preformatted_20_Text"/>
      <text:p text:style-name="Preformatted_20_Text">23. A jako jeho ćěło njenamakachu, přińdźechu prajuzy, zo su tež widźiłe widźenje tych jandźelow, kotřiž praja, zo je žiwy.</text:p>
      <text:p text:style-name="Preformatted_20_Text"/>
      <text:p text:style-name="Preformatted_20_Text">24. A někotři bjez nami dźěchu tam k rowu a namakachu jo tak, kaž žónske prajachu; ale jeho njewidźachu.</text:p>
      <text:p text:style-name="Preformatted_20_Text"/>
      <text:p text:style-name="Preformatted_20_Text">25. A wón dźeše k nimaj: O wy hłupeje a lěnjeje wutroby k wěrjenju temu wšitkemu, štož profetojo <text:s/>ryčeli su!</text:p>
      <text:p text:style-name="Preformatted_20_Text"/>
      <text:p text:style-name="P12">26. Njedyrbješe Chrystus to ćerpić a k swojej krasnosći zańć? ref((Jez. 50, 6.))</text:p>
      <text:p text:style-name="Preformatted_20_Text"/>
      <text:p text:style-name="P12">27. A počinawši wot Mójzasa a wot wšěch profetow wukładowaše jimaj, štož we wšěm pismje wot njeho rěčane bě. ref((1 Mójz. 3, 15. Ps. 8, 6. 16, 9. 10. 22, 1. Hiob. 19, 25. Jez. 53, 1. Hoz: 6, 1. 2.))</text:p>
      <text:p text:style-name="Preformatted_20_Text"/>
      <text:p text:style-name="Preformatted_20_Text">28. A woni přibližachu so k temu městku, hdźež dźěchu, a wón činješe, jako by chcył dale hić.</text:p>
      <text:p text:style-name="Preformatted_20_Text"/>
      <text:p text:style-name="P12">29. A wonaj nuzowaštaj jeho a dźeštaj: Wostań pola nas, dokelž so k wječoru přibližuje a dźeń je so nachilił. A wón dźěše nutř, zo by pola njeju wostał. ref((1 Mójz. 19, 3.))</text:p>
      <text:p text:style-name="Preformatted_20_Text"/>
      <text:p text:style-name="Preformatted_20_Text">30. A sta so, jako z nimaj za blidom sedźeše, wza wón tón chlěb, dźakowaše so, łamaše a poda jón jimaj.</text:p>
      <text:p text:style-name="Preformatted_20_Text"/>
      <text:p text:style-name="Preformatted_20_Text">31. Tuž buštej jeju woči wotewrjenej, a póznaštaj jeho. A wón so zhubi před nimaj.</text:p>
      <text:p text:style-name="Preformatted_20_Text"/>
      <text:p text:style-name="Preformatted_20_Text">32. A wonaj dźeštaj bjez sobu: Njehorješe so naju wutroba w namaj, jako z namaj rěčeše na puću a namaj to pismo wotewri?</text:p>
      <text:p text:style-name="Preformatted_20_Text"/>
      <text:p text:style-name="Preformatted_20_Text">33. A wonaj stanyštaj w tej samej štundźe, wróćištaj so do Jerusalema a namakaštaj tych jědnaće zhromadźenych a tych, kiž při nich běchu,</text:p>
      <text:p text:style-name="Preformatted_20_Text"/>
      <text:p text:style-name="P12">34. Kotřiž dźachu: Tón Knjez je woprawdźe stanył a Šimanej so zjewił. ref((1 Kor. 15, 4. 5.))</text:p>
      <text:p text:style-name="Preformatted_20_Text"/>
      <text:p text:style-name="Preformatted_20_Text">35. A wonaj powědaštaj jim, što so na puću stało bě, a kak wón wot njeju póznaty je na tym, jako chlěb łamaš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2. swjedźeń jutrow. IV.))</text:span></text:span></text:p>
      <text:p text:style-name="Preformatted_20_Text"/>
      <text:p text:style-name="Preformatted_20_Text">%-----------------------------------------------------------</text:p>
      <text:p text:style-name="Preformatted_20_Text"/>
      <text:p text:style-name="P12">36. [Jako woni pak wot teho ryčachu, steješe Jezus sam srjedźa bjez nimi a dźeše k nim: Měr budź z wami! ref((Mark. 16, 14. Jan. 20, 19.))</text:p>
      <text:p text:style-name="Preformatted_20_Text"/>
      <text:p text:style-name="Preformatted_20_Text">37. Woni so pak stróžichu a bojachu so, pomysliwši sebi, zo ducha widźa.</text:p>
      <text:p text:style-name="Preformatted_20_Text"/>
      <text:p text:style-name="P12">38. A wón dźeše k nim: Što sće tak nastróženi? a čoho dla so tajke mysle zběhaju we wašich wutrobach? ref<text:span text:style-name="T7">(</text:span>(Mark. 4, 40.))</text:p>
      <text:p text:style-name="Preformatted_20_Text"/>
      <text:p text:style-name="Preformatted_20_Text"><text:soft-page-break/>39. Wohladajće mojej rucy a mojej nocy, ja sym sam tudy; dótkajće so mje a hladajće; přetož duch nima ćěła ani kosće, jako wy widźiće, zo ja mam. 1</text:p>
      <text:p text:style-name="Preformatted_20_Text"/>
      <text:p text:style-name="Preformatted_20_Text">40. A hdyž wón to prajił běše, pokaza jim rucy a nocy.<text:span text:style-name="Absatz-Standardschriftart"><text:span text:style-name="T4">]</text:span></text:span></text:p>
      <text:p text:style-name="Preformatted_20_Text"/>
      <text:p text:style-name="Preformatted_20_Text">41. Jako woni pak hišće njewěrjachu před wjesołosću a so dźiwachu, dźeše wón k nim: Maće tu što jěsć?</text:p>
      <text:p text:style-name="Preformatted_20_Text"/>
      <text:p text:style-name="P12">42. A woni podachu jemu kruch pječeneje ryby a płast mjeda. ref((Jan. 21;, 10.))</text:p>
      <text:p text:style-name="Preformatted_20_Text"/>
      <text:p text:style-name="Preformatted_20_Text">43. A wón je wza a jědźiše před nimi,</text:p>
      <text:p text:style-name="Preformatted_20_Text"/>
      <text:p text:style-name="Preformatted_20_Text">44. A dźeše k nim: To su te ryče, kotrež ja k wam rěčał sym, jako hišće pola was běch, zo wšitko dyrbi dopjelnjene być, štož wote mnje pisane je w Mójzasowym zakonju a w profetach a w psalmach.</text:p>
      <text:p text:style-name="Preformatted_20_Text"/>
      <text:p text:style-name="Preformatted_20_Text">45. Tehdy wotewri wón jim rozum, zo bychu pismo zrozumili,</text:p>
      <text:p text:style-name="Preformatted_20_Text"/>
      <text:p text:style-name="P12">46. A dźeše k nim: Tak je pisane a tak dyrbješe Chrystus ćerpić a na třeći dźeń horjestanuć wot morwych, ref((Scht. 27. Ps. 22, 7. 16.))</text:p>
      <text:p text:style-name="Preformatted_20_Text"/>
      <text:p text:style-name="Preformatted_20_Text">47. A dać prědować w swojim mjenje pokutu a hrěchow wodaće bje wšěmi ludźimi a započeć we Jerusalemj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8.tif.large.jpg</text:span></text:span></text:p>
      <text:p text:style-name="Preformatted_20_Text">%-----------------------------------------------------------</text:p>
      <text:p text:style-name="Preformatted_20_Text"/>
      <text:p text:style-name="Preformatted_20_Text">48. Wy pak sće teho wšitkeho swědkojo.</text:p>
      <text:p text:style-name="Preformatted_20_Text"/>
      <text:p text:style-name="P12">49. A hlaj, ja chcu pósłać to slubjenje swojeho Wótca na was. Wy pak wostańće w měsće Jerusalemje, hač budźeće woblečeni z mozu z wysokosće. ref<text:span text:style-name="T7">((</text:span>Jan. 15, S6. St. 1s6, 7. Jap. zk. 1, 4.<text:span text:style-name="T7">))</text:span></text:p>
      <text:p text:style-name="Preformatted_20_Text"/>
      <text:p text:style-name="Preformatted_20_Text">%-----------------------------------------------------------</text:p>
      <text:p text:style-name="Preformatted_20_Text"/>
      <text:p text:style-name="Preformatted_20_Text"><text:span text:style-name="Absatz-Standardschriftart"><text:span text:style-name="T3">detail((Tekst na Bože spěće. IV.))</text:span></text:span></text:p>
      <text:p text:style-name="Preformatted_20_Text"/>
      <text:p text:style-name="Preformatted_20_Text">%-----------------------------------------------------------</text:p>
      <text:p text:style-name="Preformatted_20_Text"/>
      <text:p text:style-name="P12">50. [Wón wuwjedźe jich pak won hač do Bethanije a pozběže swojej rucy horje a požohnowa jich. ref((Jap. zk. 1, 12.))</text:p>
      <text:p text:style-name="Preformatted_20_Text"/>
      <text:p text:style-name="P12">51. A sta so, jako wón jich požohnowa, pušći wón so wot nich a bu horje zběhnjeny do njebjes. ref((Mark. 16, 19. Jap. zk. 1, 9))</text:p>
      <text:p text:style-name="Preformatted_20_Text"/>
      <text:p text:style-name="Preformatted_20_Text">52. A woni modlachu so k njemu a wróćichu so zaso do Jerusalema z wulkej wjesołosću;</text:p>
      <text:p text:style-name="Preformatted_20_Text"/>
      <text:p text:style-name="Preformatted_20_Text">53. A běchu stajnje w templu, česćachu a chwalachu Boha. (Hamjeń.)<text:span text:style-name="Absatz-Standardschriftart"><text:span text:style-name="T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sb" fo:country="DE"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sb"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Absatz-Standardschriftart" style:family="text"/>
    <style:style style:name="Platzhaltertext" style:family="text" style:parent-style-name="Absatz-Standardschriftart">
      <style:text-properties fo:color="#808080" loext:opacity="100%"/>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PC</meta:initial-creator>
    <meta:creation-date>2024-11-15T08:00:00Z</meta:creation-date>
    <dc:date>2024-12-01T18:06:06.634115635</dc:date>
    <meta:editing-cycles>24</meta:editing-cycles>
    <meta:editing-duration>PT31M29S</meta:editing-duration>
    <meta:document-statistic meta:table-count="0" meta:image-count="0" meta:object-count="0" meta:page-count="103" meta:paragraph-count="1596" meta:word-count="28032" meta:character-count="170552" meta:non-whitespace-character-count="144004"/>
    <meta:template xlink:type="simple" xlink:actuate="onRequest" xlink:title="" xlink:href="../061_sc_sw_lukasa_21.11.2024.odt/Normal.dotm"/>
  </office:meta>
</office:document-meta>
</file>